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1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52.82mm" svg:height="112.34mm" svg:x="-0.04mm" svg:y="0mm">
            <loext:p draw:notify-on-update-of-ranges="Sheet1.BA2:Sheet1.BA13 Sheet1.BB1:Sheet1.BB1 Sheet1.BB2:Sheet1.BB13 Sheet1.BC1:Sheet1.BC1 Sheet1.BC2:Sheet1.BC13 Sheet1.BD1:Sheet1.BD1 Sheet1.BD2:Sheet1.BD13 Sheet1.BE1:Sheet1.BE1 Sheet1.BE2:Sheet1.BE13 Sheet1.BF1:Sheet1.BF1 Sheet1.BF2:Sheet1.BF13 Sheet1.BG1:Sheet1.BG1 Sheet1.BG2:Sheet1.BG13 Sheet1.BH1:Sheet1.BH1 Sheet1.BH2:Sheet1.BH13 Sheet1.BI1:Sheet1.BI1 Sheet1.BI2:Sheet1.BI13 Sheet1.BJ1:Sheet1.BJ1 Sheet1.BJ2:Sheet1.BJ13 Sheet1.BK1:Sheet1.BK1 Sheet1.BK2:Sheet1.BK13 Sheet1.BL1:Sheet1.BL1 Sheet1.BL2:Sheet1.BL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45.99mm" svg:height="106.11mm" svg:x="-0.46mm" svg:y="125.88mm">
            <loext:p draw:notify-on-update-of-ranges="Sheet1.BN2:Sheet1.BN13 Sheet1.BO1:Sheet1.BO1 Sheet1.BO2:Sheet1.BO13 Sheet1.BP1:Sheet1.BP1 Sheet1.BP2:Sheet1.BP13 Sheet1.BQ1:Sheet1.BQ1 Sheet1.BQ2:Sheet1.BQ13 Sheet1.BR1:Sheet1.BR1 Sheet1.BR2:Sheet1.BR13 Sheet1.BS1:Sheet1.BS1 Sheet1.BS2:Sheet1.BS13 Sheet1.BT1:Sheet1.BT1 Sheet1.BT2:Sheet1.BT13 Sheet1.BU1:Sheet1.BU1 Sheet1.BU2:Sheet1.BU13 Sheet1.BV1:Sheet1.BV1 Sheet1.BV2:Sheet1.BV13 Sheet1.BW1:Sheet1.BW1 Sheet1.BW2:Sheet1.BW13 Sheet1.BX1:Sheet1.BX1 Sheet1.BX2:Sheet1.BX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87.76mm" svg:height="89.99mm" svg:x="-0.91mm" svg:y="233.02mm">
            <loext:p draw:notify-on-update-of-ranges="Sheet1.K2:Sheet1.K13 Sheet1.Z1:Sheet1.Z1 Sheet1.Z2:Sheet1.Z13 Sheet1.K2:Sheet1.K13 Sheet1.AA1:Sheet1.AA1 Sheet1.AA2:Sheet1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60.04mm" svg:height="105.09mm" svg:x="-0.79mm" svg:y="335.06mm">
            <loext:p draw:notify-on-update-of-ranges="Sheet1.AC1:Sheet1.AC1 Sheet1.AC2:Sheet1.AC13 Sheet1.AD1:Sheet1.AD1 Sheet1.AD2:Sheet1.AD13 Sheet1.AE1:Sheet1.AE1 Sheet1.AE2:Sheet1.A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60.04mm" svg:height="98.11mm" svg:x="-0.24mm" svg:y="475.62mm">
            <loext:p draw:notify-on-update-of-ranges="Sheet1.N2:Sheet1.N13 Sheet1.AM1:Sheet1.AM1 Sheet1.AM2:Sheet1.AM13 Sheet1.N2:Sheet1.N13 Sheet1.AO1:Sheet1.AO1 Sheet1.AO2:Sheet1.AO13 Sheet1.N2:Sheet1.N13 Sheet1.AQ1:Sheet1.AQ1 Sheet1.AQ2:Sheet1.AQ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2.67mm" svg:height="121.58mm" svg:x="-0.07mm" svg:y="615.58mm">
            <loext:p draw:notify-on-update-of-ranges="Sheet1.O2:Sheet1.O13 Sheet1.AV1:Sheet1.AV1 Sheet1.AV2:Sheet1.AV13 Sheet1.O2:Sheet1.O13 Sheet1.AW1:Sheet1.AW1 Sheet1.AW2:Sheet1.AW13 Sheet1.O2:Sheet1.O13 Sheet1.AX1:Sheet1.AX1 Sheet1.AX2:Sheet1.AX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ample Description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Run ID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Experiment type</text:p>
          </table:table-cell>
          <table:table-cell office:value-type="string" calcext:value-type="string">
            <text:p>Instrument model</text:p>
          </table:table-cell>
          <table:table-cell office:value-type="string" calcext:value-type="string">
            <text:p>Release version</text:p>
          </table:table-cell>
          <table:table-cell office:value-type="string" calcext:value-type="string">
            <text:p>pca1_L2</text:p>
          </table:table-cell>
          <table:table-cell office:value-type="string" calcext:value-type="string">
            <text:p>pca1_L3</text:p>
          </table:table-cell>
          <table:table-cell office:value-type="string" calcext:value-type="string">
            <text:p>pca1_L4</text:p>
          </table:table-cell>
          <table:table-cell office:value-type="string" calcext:value-type="string">
            <text:p>pca1_L5</text:p>
          </table:table-cell>
          <table:table-cell office:value-type="string" calcext:value-type="string">
            <text:p>pca1_unweighted_unifra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D_whole_tree_2510</text:p>
          </table:table-cell>
          <table:table-cell office:value-type="string" calcext:value-type="string">
            <text:p>PD_whole_tree_n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GAL15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TK10</text:p>
          </table:table-cell>
          <table:table-cell office:value-type="string" calcext:value-type="string">
            <text:p>Ktedonobacteria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k__Bacteria;p__Proteobacteria;c__Alphaproteobacteria;o__</text:p>
          </table:table-cell>
          <table:table-cell office:value-type="string" calcext:value-type="string">
            <text:p>k__Bacteria;p__Actinobacteria;c__Thermoleophilia;o__Gaiellales</text:p>
          </table:table-cell>
          <table:table-cell office:value-type="string" calcext:value-type="string">
            <text:p>k__Bacteria;p__Actinobacteria;c__Thermoleophilia;o__Solirubrobacterales</text:p>
          </table:table-cell>
          <table:table-cell office:value-type="string" calcext:value-type="string">
            <text:p>k__Bacteria;p__Armatimonadetes;c__[Fimbriimonadia];o__[Fimbriimonadales]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[Fimbriimonadaceae]</text:p>
          </table:table-cell>
          <table:table-cell office:value-type="string" calcext:value-type="string">
            <text:p>k__Bacteria;p__Proteobacteria;c__Alphaproteobacteria;o__;f__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k__Bacteria;p__Actinobacteria;c__Actinobacteria;o__;f__</text:p>
          </table:table-cell>
          <table:table-cell office:value-type="string" calcext:value-type="string">
            <text:p>Staphylococcaceae</text:p>
          </table:table-cell>
          <table:table-cell office:value-type="string" calcext:value-type="string">
            <text:p>k__Bacteria;p__Armatimonadetes;c__SJA-176;o__;f__</text:p>
          </table:table-cell>
          <table:table-cell office:value-type="string" calcext:value-type="string">
            <text:p>k__Bacteria;p__Acidobacteria;c__TM1;o__;f__</text:p>
          </table:table-cell>
          <table:table-cell office:value-type="string" calcext:value-type="string">
            <text:p>OTU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k__Bacteria; p__Actinobacteria; c__Acidimicrobiia; o__Acidimicrobiales; f__EB1017; g__; s__</text:p>
          </table:table-cell>
          <table:table-cell office:value-type="string" calcext:value-type="string">
            <text:p>k__Bacteria; p__Acidobacteria; c__Acidobacteria-6; o__iii1-15; f__; g__; s__</text:p>
          </table:table-cell>
          <table:table-cell office:value-type="string" calcext:value-type="string">
            <text:p>k__Bacteria; p__Acidobacteria; c__Acidobacteriia; o__Acidobacteriales; f__Koribacteraceae; g__; s_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BD7-3</text:p>
          </table:table-cell>
          <table:table-cell office:value-type="string" calcext:value-type="string">
            <text:p>Caulobacterales</text:p>
          </table:table-cell>
          <table:table-cell office:value-type="string" calcext:value-type="string">
            <text:p>Ellin329</text:p>
          </table:table-cell>
          <table:table-cell office:value-type="string" calcext:value-type="string">
            <text:p>Kiloniellales</text:p>
          </table:table-cell>
          <table:table-cell office:value-type="string" calcext:value-type="string">
            <text:p>RF32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pca1_L3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At12OctB3</text:p>
          </table:table-cell>
          <table:table-cell office:value-type="string" calcext:value-type="string">
            <text:p>BME43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Cytophagia</text:p>
          </table:table-cell>
          <table:table-cell office:value-type="string" calcext:value-type="string">
            <text:p>Flavobacteriia</text:p>
          </table:table-cell>
          <table:table-cell office:value-type="string" calcext:value-type="string">
            <text:p>Sphingobacteriia</text:p>
          </table:table-cell>
          <table:table-cell office:value-type="string" calcext:value-type="string">
            <text:p>VC2_1_Bac22</text:p>
          </table:table-cell>
          <table:table-cell office:value-type="string" calcext:value-type="string">
            <text:p>[Rhodothermi]</text:p>
          </table:table-cell>
          <table:table-cell office:value-type="string" calcext:value-type="string">
            <text:p>[Saprospirae]</text:p>
          </table:table-cell>
          <table:table-cell/>
          <table:table-cell office:value-type="string" calcext:value-type="string">
            <text:p>pca1_L2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k__Bacteria;p__Bacteroidetes;c__</text:p>
          </table:table-cell>
          <table:table-cell office:value-type="string" calcext:value-type="string">
            <text:p>k__Bacteria;p__Bacteroidetes;c__At12OctB3</text:p>
          </table:table-cell>
          <table:table-cell office:value-type="string" calcext:value-type="string">
            <text:p>k__Bacteria;p__Bacteroidetes;c__BME43</text:p>
          </table:table-cell>
          <table:table-cell office:value-type="string" calcext:value-type="string">
            <text:p>k__Bacteria;p__Bacteroidetes;c__Bacteroidia</text:p>
          </table:table-cell>
          <table:table-cell office:value-type="string" calcext:value-type="string">
            <text:p>k__Bacteria;p__Bacteroidetes;c__Cytophagia</text:p>
          </table:table-cell>
          <table:table-cell office:value-type="string" calcext:value-type="string">
            <text:p>k__Bacteria;p__Bacteroidetes;c__Flavobacteriia</text:p>
          </table:table-cell>
          <table:table-cell office:value-type="string" calcext:value-type="string">
            <text:p>k__Bacteria;p__Bacteroidetes;c__Sphingobacteriia</text:p>
          </table:table-cell>
          <table:table-cell office:value-type="string" calcext:value-type="string">
            <text:p>k__Bacteria;p__Bacteroidetes;c__VC2_1_Bac22</text:p>
          </table:table-cell>
          <table:table-cell office:value-type="string" calcext:value-type="string">
            <text:p>k__Bacteria;p__Bacteroidetes;c__[Rhodothermi]</text:p>
          </table:table-cell>
          <table:table-cell office:value-type="string" calcext:value-type="string">
            <text:p>k__Bacteria;p__Bacteroidetes;c__[Saprospirae]</text:p>
          </table:table-cell>
        </table:table-row>
        <table:table-row table:style-name="ro1">
          <table:table-cell table:number-columns-repeated="2" office:value-type="string" calcext:value-type="string">
            <text:p>2016_1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6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006654406" calcext:value-type="float">
            <text:p>-0.1006654406</text:p>
          </table:table-cell>
          <table:table-cell office:value-type="float" office:value="-0.1184902648" calcext:value-type="float">
            <text:p>-0.1184902648</text:p>
          </table:table-cell>
          <table:table-cell office:value-type="float" office:value="-0.156159445" calcext:value-type="float">
            <text:p>-0.156159445</text:p>
          </table:table-cell>
          <table:table-cell office:value-type="float" office:value="-0.1733717955" calcext:value-type="float">
            <text:p>-0.1733717955</text:p>
          </table:table-cell>
          <table:table-cell office:value-type="float" office:value="-0.1588944987" calcext:value-type="float">
            <text:p>-0.1588944987</text:p>
          </table:table-cell>
          <table:table-cell office:value-type="float" office:value="0.3128650643" calcext:value-type="float">
            <text:p>0.3128650643</text:p>
          </table:table-cell>
          <table:table-cell office:value-type="float" office:value="34" calcext:value-type="float">
            <text:p>34</text:p>
          </table:table-cell>
          <table:table-cell office:value-type="float" office:value="53.420071" calcext:value-type="float">
            <text:p>53.420071</text:p>
          </table:table-cell>
          <table:table-cell office:value-type="float" office:value="282.7590677821" calcext:value-type="float">
            <text:p>282.7590677821</text:p>
          </table:table-cell>
          <table:table-cell office:value-type="float" office:value="51.524735" calcext:value-type="float">
            <text:p>51.524735</text:p>
          </table:table-cell>
          <table:table-cell office:value-type="float" office:value="-0.13108" calcext:value-type="float">
            <text:p>-0.13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0630631893157" calcext:value-type="float">
            <text:p>6.30631893157E-06</text:p>
          </table:table-cell>
          <table:table-cell office:value-type="float" office:value="0.0647988284261" calcext:value-type="float">
            <text:p>0.0647988284</text:p>
          </table:table-cell>
          <table:table-cell/>
          <table:table-cell office:value-type="float" office:value="0.0714786215788" calcext:value-type="float">
            <text:p>0.0714786216</text:p>
          </table:table-cell>
          <table:table-cell office:value-type="float" office:value="0.00149389688468" calcext:value-type="float">
            <text:p>0.0014938969</text:p>
          </table:table-cell>
          <table:table-cell office:value-type="float" office:value="0.00000560561682806" calcext:value-type="float">
            <text:p>5.60561682806E-06</text:p>
          </table:table-cell>
          <table:table-cell/>
          <table:table-cell office:value-type="float" office:value="0.00136917191025" calcext:value-type="float">
            <text:p>0.0013691719</text:p>
          </table:table-cell>
          <table:table-cell office:value-type="float" office:value="0.0137765040571" calcext:value-type="float">
            <text:p>0.0137765041</text:p>
          </table:table-cell>
          <table:table-cell office:value-type="float" office:value="0.011277800356" calcext:value-type="float">
            <text:p>0.0112778004</text:p>
          </table:table-cell>
          <table:table-cell office:value-type="float" office:value="0.000153453760668" calcext:value-type="float">
            <text:p>0.0001534538</text:p>
          </table:table-cell>
          <table:table-cell table:number-columns-repeated="2"/>
          <table:table-cell office:value-type="float" office:value="0.00010580601763" calcext:value-type="float">
            <text:p>0.000105806</text:p>
          </table:table-cell>
          <table:table-cell office:value-type="float" office:value="0.00136917191025" calcext:value-type="float">
            <text:p>0.0013691719</text:p>
          </table:table-cell>
          <table:table-cell office:value-type="float" office:value="0.0000161161483807" calcext:value-type="float">
            <text:p>1.611614838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847849545244" calcext:value-type="float">
            <text:p>0.000084785</text:p>
          </table:table-cell>
          <table:table-cell office:value-type="float" office:value="0" calcext:value-type="float">
            <text:p>0</text:p>
          </table:table-cell>
          <table:table-cell office:value-type="float" office:value="0.0000189189567947" calcext:value-type="float">
            <text:p>0.000018919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2257962679" calcext:value-type="float">
            <text:p>-0.2257962679</text:p>
          </table:table-cell>
          <table:table-cell office:value-type="string" calcext:value-type="string">
            <text:p>2017_6</text:p>
          </table:table-cell>
          <table:table-cell office:value-type="float" office:value="0.00947631216711" calcext:value-type="float">
            <text:p>0.0094763122</text:p>
          </table:table-cell>
          <table:table-cell office:value-type="float" office:value="0.000148359060366" calcext:value-type="float">
            <text:p>0.0001483591</text:p>
          </table:table-cell>
          <table:table-cell office:value-type="float" office:value="0.00189722745409" calcext:value-type="float">
            <text:p>0.0018972275</text:p>
          </table:table-cell>
          <table:table-cell office:value-type="float" office:value="0.00579484594729" calcext:value-type="float">
            <text:p>0.0057948459</text:p>
          </table:table-cell>
          <table:table-cell office:value-type="float" office:value="0.0000019650206671" calcext:value-type="float">
            <text:p>0.000001965</text:p>
          </table:table-cell>
          <table:table-cell office:value-type="float" office:value="0" calcext:value-type="float">
            <text:p>0</text:p>
          </table:table-cell>
          <table:table-cell office:value-type="float" office:value="0.074765106342" calcext:value-type="float">
            <text:p>0.0747651063</text:p>
          </table:table-cell>
          <table:table-cell office:value-type="float" office:value="0.00064157924781" calcext:value-type="float">
            <text:p>0.0006415792</text:p>
          </table:table-cell>
          <table:table-cell office:value-type="float" office:value="0.022253859055" calcext:value-type="float">
            <text:p>0.0222538591</text:p>
          </table:table-cell>
          <table:table-cell office:value-type="float" office:value="0.001505205831" calcext:value-type="float">
            <text:p>0.0015052058</text:p>
          </table:table-cell>
          <table:table-cell office:value-type="float" office:value="0.00367851868882" calcext:value-type="float">
            <text:p>0.0036785187</text:p>
          </table:table-cell>
          <table:table-cell office:value-type="float" office:value="0.0453873483" calcext:value-type="float">
            <text:p>0.0453873483</text:p>
          </table:table-cell>
          <table:table-cell office:value-type="string" calcext:value-type="string">
            <text:p>2017_6</text:p>
          </table:table-cell>
          <table:table-cell office:value-type="float" office:value="0" calcext:value-type="float">
            <text:p>0</text:p>
          </table:table-cell>
          <table:table-cell office:value-type="float" office:value="0.0000019650206671" calcext:value-type="float">
            <text:p>0.000001965</text:p>
          </table:table-cell>
          <table:table-cell office:value-type="float" office:value="0" calcext:value-type="float">
            <text:p>0</text:p>
          </table:table-cell>
          <table:table-cell office:value-type="float" office:value="0.000019650206671" calcext:value-type="float">
            <text:p>1.9650206671E-05</text:p>
          </table:table-cell>
          <table:table-cell office:value-type="float" office:value="0.00842895615155" calcext:value-type="float">
            <text:p>0.0084289562</text:p>
          </table:table-cell>
          <table:table-cell office:value-type="float" office:value="0.00618490254971" calcext:value-type="float">
            <text:p>0.0061849025</text:p>
          </table:table-cell>
          <table:table-cell office:value-type="float" office:value="0.0115160036196" calcext:value-type="float">
            <text:p>0.0115160036</text:p>
          </table:table-cell>
          <table:table-cell office:value-type="float" office:value="0.0000137551446697" calcext:value-type="float">
            <text:p>1.37551446697E-05</text:p>
          </table:table-cell>
          <table:table-cell office:value-type="float" office:value="0" calcext:value-type="float">
            <text:p>0</text:p>
          </table:table-cell>
          <table:table-cell office:value-type="float" office:value="0.0387207322453" calcext:value-type="float">
            <text:p>0.0387207322</text:p>
          </table:table-cell>
          <table:table-cell/>
          <table:table-cell office:value-type="float" office:value="-0.1710999533" calcext:value-type="float">
            <text:p>-0.1710999533</text:p>
          </table:table-cell>
          <table:table-cell office:value-type="string" calcext:value-type="string">
            <text:p>2017_8</text:p>
          </table:table-cell>
          <table:table-cell office:value-type="float" office:value="0" calcext:value-type="float">
            <text:p>0</text:p>
          </table:table-cell>
          <table:table-cell office:value-type="float" office:value="0.0000204353661878" calcext:value-type="float">
            <text:p>2.043536618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603772182822" calcext:value-type="float">
            <text:p>6.03772182822E-05</text:p>
          </table:table-cell>
          <table:table-cell office:value-type="float" office:value="0.00852990762286" calcext:value-type="float">
            <text:p>0.0085299076</text:p>
          </table:table-cell>
          <table:table-cell office:value-type="float" office:value="0.00227297004826" calcext:value-type="float">
            <text:p>0.00227297</text:p>
          </table:table-cell>
          <table:table-cell office:value-type="float" office:value="0.00393380799116" calcext:value-type="float">
            <text:p>0.003933808</text:p>
          </table:table-cell>
          <table:table-cell office:value-type="float" office:value="0.00000835992253138" calcext:value-type="float">
            <text:p>8.35992253138E-06</text:p>
          </table:table-cell>
          <table:table-cell office:value-type="float" office:value="0" calcext:value-type="float">
            <text:p>0</text:p>
          </table:table-cell>
          <table:table-cell office:value-type="float" office:value="0.0191144984279" calcext:value-type="float">
            <text:p>0.0191144984</text:p>
          </table:table-cell>
        </table:table-row>
        <table:table-row table:style-name="ro1">
          <table:table-cell table:number-columns-repeated="2" office:value-type="string" calcext:value-type="string">
            <text:p>2016_3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6_3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0931846155" calcext:value-type="float">
            <text:p>-0.0931846155</text:p>
          </table:table-cell>
          <table:table-cell office:value-type="float" office:value="-0.150447765" calcext:value-type="float">
            <text:p>-0.150447765</text:p>
          </table:table-cell>
          <table:table-cell office:value-type="float" office:value="-0.1662395019" calcext:value-type="float">
            <text:p>-0.1662395019</text:p>
          </table:table-cell>
          <table:table-cell office:value-type="float" office:value="-0.1813026055" calcext:value-type="float">
            <text:p>-0.1813026055</text:p>
          </table:table-cell>
          <table:table-cell office:value-type="float" office:value="-0.1734083502" calcext:value-type="float">
            <text:p>-0.1734083502</text:p>
          </table:table-cell>
          <table:table-cell office:value-type="float" office:value="0.8191532307" calcext:value-type="float">
            <text:p>0.8191532307</text:p>
          </table:table-cell>
          <table:table-cell office:value-type="float" office:value="35" calcext:value-type="float">
            <text:p>35</text:p>
          </table:table-cell>
          <table:table-cell office:value-type="float" office:value="46.111076" calcext:value-type="float">
            <text:p>46.111076</text:p>
          </table:table-cell>
          <table:table-cell office:value-type="float" office:value="250.9450888683" calcext:value-type="float">
            <text:p>250.9450888683</text:p>
          </table:table-cell>
          <table:table-cell office:value-type="float" office:value="51.524392" calcext:value-type="float">
            <text:p>51.524392</text:p>
          </table:table-cell>
          <table:table-cell office:value-type="float" office:value="-0.13112" calcext:value-type="float">
            <text:p>-0.131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84632514153" calcext:value-type="float">
            <text:p>0.0384632514</text:p>
          </table:table-cell>
          <table:table-cell/>
          <table:table-cell office:value-type="float" office:value="0.0924914775655" calcext:value-type="float">
            <text:p>0.0924914776</text:p>
          </table:table-cell>
          <table:table-cell office:value-type="float" office:value="0.00278673108808" calcext:value-type="float">
            <text:p>0.0027867311</text:p>
          </table:table-cell>
          <table:table-cell office:value-type="float" office:value="0.0000788937568316" calcext:value-type="float">
            <text:p>7.88937568316E-05</text:p>
          </table:table-cell>
          <table:table-cell/>
          <table:table-cell office:value-type="float" office:value="0.00134246634609" calcext:value-type="float">
            <text:p>0.0013424663</text:p>
          </table:table-cell>
          <table:table-cell office:value-type="float" office:value="0.00885646044432" calcext:value-type="float">
            <text:p>0.0088564604</text:p>
          </table:table-cell>
          <table:table-cell office:value-type="float" office:value="0.005826685686" calcext:value-type="float">
            <text:p>0.0058266857</text:p>
          </table:table-cell>
          <table:table-cell office:value-type="float" office:value="0.0000852561565761" calcext:value-type="float">
            <text:p>8.52561565761E-05</text:p>
          </table:table-cell>
          <table:table-cell table:number-columns-repeated="2"/>
          <table:table-cell office:value-type="float" office:value="0.0000852561565761" calcext:value-type="float">
            <text:p>8.52561565761E-05</text:p>
          </table:table-cell>
          <table:table-cell office:value-type="float" office:value="0.00134246634609" calcext:value-type="float">
            <text:p>0.0013424663</text:p>
          </table:table-cell>
          <table:table-cell office:value-type="float" office:value="0.00013870031443" calcext:value-type="float">
            <text:p>0.0001387003</text:p>
          </table:table-cell>
          <table:table-cell office:value-type="float" office:value="0.0000012724799489" calcext:value-type="float">
            <text:p>1.2724799489E-06</text:p>
          </table:table-cell>
          <table:table-cell office:value-type="float" office:value="0.0000254495989779" calcext:value-type="float">
            <text:p>2.54495989779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3542380581" calcext:value-type="float">
            <text:p>4.83542380581E-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1880055969" calcext:value-type="float">
            <text:p>-0.1880055969</text:p>
          </table:table-cell>
          <table:table-cell office:value-type="string" calcext:value-type="string">
            <text:p>2017_8</text:p>
          </table:table-cell>
          <table:table-cell office:value-type="float" office:value="0.00292225736486" calcext:value-type="float">
            <text:p>0.0029222574</text:p>
          </table:table-cell>
          <table:table-cell office:value-type="float" office:value="0.000185776056253" calcext:value-type="float">
            <text:p>0.0001857761</text:p>
          </table:table-cell>
          <table:table-cell office:value-type="float" office:value="0.000566616971572" calcext:value-type="float">
            <text:p>0.000566617</text:p>
          </table:table-cell>
          <table:table-cell office:value-type="float" office:value="0.0014722752458" calcext:value-type="float">
            <text:p>0.0014722752</text:p>
          </table:table-cell>
          <table:table-cell office:value-type="float" office:value="0.00000278664084379" calcext:value-type="float">
            <text:p>2.78664084379E-06</text:p>
          </table:table-cell>
          <table:table-cell office:value-type="float" office:value="0" calcext:value-type="float">
            <text:p>0</text:p>
          </table:table-cell>
          <table:table-cell office:value-type="float" office:value="0.104442369945" calcext:value-type="float">
            <text:p>0.1044423699</text:p>
          </table:table-cell>
          <table:table-cell office:value-type="float" office:value="0.0018345385555" calcext:value-type="float">
            <text:p>0.0018345386</text:p>
          </table:table-cell>
          <table:table-cell office:value-type="float" office:value="0.0180630059495" calcext:value-type="float">
            <text:p>0.0180630059</text:p>
          </table:table-cell>
          <table:table-cell office:value-type="float" office:value="0.00194321754841" calcext:value-type="float">
            <text:p>0.0019432175</text:p>
          </table:table-cell>
          <table:table-cell office:value-type="float" office:value="0.00506982857514" calcext:value-type="float">
            <text:p>0.0050698286</text:p>
          </table:table-cell>
          <table:table-cell office:value-type="float" office:value="-0.1184902648" calcext:value-type="float">
            <text:p>-0.1184902648</text:p>
          </table:table-cell>
          <table:table-cell office:value-type="string" calcext:value-type="string">
            <text:p>2017_8</text:p>
          </table:table-cell>
          <table:table-cell office:value-type="float" office:value="0" calcext:value-type="float">
            <text:p>0</text:p>
          </table:table-cell>
          <table:table-cell office:value-type="float" office:value="0.0000204353661878" calcext:value-type="float">
            <text:p>2.043536618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603772182822" calcext:value-type="float">
            <text:p>6.03772182822E-05</text:p>
          </table:table-cell>
          <table:table-cell office:value-type="float" office:value="0.00852990762286" calcext:value-type="float">
            <text:p>0.0085299076</text:p>
          </table:table-cell>
          <table:table-cell office:value-type="float" office:value="0.00227297004826" calcext:value-type="float">
            <text:p>0.00227297</text:p>
          </table:table-cell>
          <table:table-cell office:value-type="float" office:value="0.00393380799116" calcext:value-type="float">
            <text:p>0.003933808</text:p>
          </table:table-cell>
          <table:table-cell office:value-type="float" office:value="0.00000835992253138" calcext:value-type="float">
            <text:p>8.35992253138E-06</text:p>
          </table:table-cell>
          <table:table-cell office:value-type="float" office:value="0" calcext:value-type="float">
            <text:p>0</text:p>
          </table:table-cell>
          <table:table-cell office:value-type="float" office:value="0.0191144984279" calcext:value-type="float">
            <text:p>0.0191144984</text:p>
          </table:table-cell>
          <table:table-cell/>
          <table:table-cell office:value-type="float" office:value="-0.144024201" calcext:value-type="float">
            <text:p>-0.144024201</text:p>
          </table:table-cell>
          <table:table-cell office:value-type="string" calcext:value-type="string">
            <text:p>201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161468284938" calcext:value-type="float">
            <text:p>1.61468284938E-05</text:p>
          </table:table-cell>
          <table:table-cell office:value-type="float" office:value="0.0000188379665761" calcext:value-type="float">
            <text:p>0.000018838</text:p>
          </table:table-cell>
          <table:table-cell office:value-type="float" office:value="0.0112731774267" calcext:value-type="float">
            <text:p>0.0112731774</text:p>
          </table:table-cell>
          <table:table-cell office:value-type="float" office:value="0.00362227185877" calcext:value-type="float">
            <text:p>0.0036222719</text:p>
          </table:table-cell>
          <table:table-cell office:value-type="float" office:value="0.00242740655023" calcext:value-type="float">
            <text:p>0.0024274066</text:p>
          </table:table-cell>
          <table:table-cell office:value-type="float" office:value="0.0000107645523292" calcext:value-type="float">
            <text:p>1.07645523292E-05</text:p>
          </table:table-cell>
          <table:table-cell office:value-type="float" office:value="0" calcext:value-type="float">
            <text:p>0</text:p>
          </table:table-cell>
          <table:table-cell office:value-type="float" office:value="0.0286094889529" calcext:value-type="float">
            <text:p>0.028609489</text:p>
          </table:table-cell>
        </table:table-row>
        <table:table-row table:style-name="ro1">
          <table:table-cell table:number-columns-repeated="2" office:value-type="string" calcext:value-type="string">
            <text:p>2016_2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6_2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079286555" calcext:value-type="float">
            <text:p>-0.1079286555</text:p>
          </table:table-cell>
          <table:table-cell office:value-type="float" office:value="-0.1623632855" calcext:value-type="float">
            <text:p>-0.1623632855</text:p>
          </table:table-cell>
          <table:table-cell office:value-type="float" office:value="-0.1833906478" calcext:value-type="float">
            <text:p>-0.1833906478</text:p>
          </table:table-cell>
          <table:table-cell office:value-type="float" office:value="-0.2021293087" calcext:value-type="float">
            <text:p>-0.2021293087</text:p>
          </table:table-cell>
          <table:table-cell office:value-type="float" office:value="-0.178612254" calcext:value-type="float">
            <text:p>-0.178612254</text:p>
          </table:table-cell>
          <table:table-cell office:value-type="float" office:value="0.1754140184" calcext:value-type="float">
            <text:p>0.1754140184</text:p>
          </table:table-cell>
          <table:table-cell office:value-type="float" office:value="36" calcext:value-type="float">
            <text:p>36</text:p>
          </table:table-cell>
          <table:table-cell office:value-type="float" office:value="54.32961" calcext:value-type="float">
            <text:p>54.32961</text:p>
          </table:table-cell>
          <table:table-cell office:value-type="float" office:value="282.1168816912" calcext:value-type="float">
            <text:p>282.1168816912</text:p>
          </table:table-cell>
          <table:table-cell office:value-type="float" office:value="51.523861" calcext:value-type="float">
            <text:p>51.523861</text:p>
          </table:table-cell>
          <table:table-cell office:value-type="float" office:value="-0.1306" calcext:value-type="float">
            <text:p>-0.13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186261747425" calcext:value-type="float">
            <text:p>1.86261747425E-05</text:p>
          </table:table-cell>
          <table:table-cell office:value-type="float" office:value="0.0528290055071" calcext:value-type="float">
            <text:p>0.0528290055</text:p>
          </table:table-cell>
          <table:table-cell/>
          <table:table-cell office:value-type="float" office:value="0.0863819897308" calcext:value-type="float">
            <text:p>0.0863819897</text:p>
          </table:table-cell>
          <table:table-cell office:value-type="float" office:value="0.00271424757498" calcext:value-type="float">
            <text:p>0.0027142476</text:p>
          </table:table-cell>
          <table:table-cell office:value-type="float" office:value="0.000114861410912" calcext:value-type="float">
            <text:p>0.0001148614</text:p>
          </table:table-cell>
          <table:table-cell/>
          <table:table-cell office:value-type="float" office:value="0.00203853134682" calcext:value-type="float">
            <text:p>0.0020385313</text:p>
          </table:table-cell>
          <table:table-cell office:value-type="float" office:value="0.0131293836185" calcext:value-type="float">
            <text:p>0.0131293836</text:p>
          </table:table-cell>
          <table:table-cell office:value-type="float" office:value="0.00981702887678" calcext:value-type="float">
            <text:p>0.0098170289</text:p>
          </table:table-cell>
          <table:table-cell office:value-type="float" office:value="0.000187296534911" calcext:value-type="float">
            <text:p>0.0001872965</text:p>
          </table:table-cell>
          <table:table-cell table:number-columns-repeated="2"/>
          <table:table-cell office:value-type="float" office:value="0.000166600785197" calcext:value-type="float">
            <text:p>0.0001666008</text:p>
          </table:table-cell>
          <table:table-cell office:value-type="float" office:value="0.00203853134682" calcext:value-type="float">
            <text:p>0.0020385313</text:p>
          </table:table-cell>
          <table:table-cell office:value-type="float" office:value="0.000121070135826" calcext:value-type="float">
            <text:p>0.0001210701</text:p>
          </table:table-cell>
          <table:table-cell office:value-type="float" office:value="0.0000103478748569" calcext:value-type="float">
            <text:p>1.03478748569E-05</text:p>
          </table:table-cell>
          <table:table-cell office:value-type="float" office:value="0.0000517393742847" calcext:value-type="float">
            <text:p>5.173937428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289740495994" calcext:value-type="float">
            <text:p>0.0000289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1846149128" calcext:value-type="float">
            <text:p>-0.1846149128</text:p>
          </table:table-cell>
          <table:table-cell office:value-type="string" calcext:value-type="string">
            <text:p>2017_2</text:p>
          </table:table-cell>
          <table:table-cell office:value-type="float" office:value="0.00396518534362" calcext:value-type="float">
            <text:p>0.0039651853</text:p>
          </table:table-cell>
          <table:table-cell office:value-type="float" office:value="0.000192866322615" calcext:value-type="float">
            <text:p>0.0001928663</text:p>
          </table:table-cell>
          <table:table-cell office:value-type="float" office:value="0.00204749081828" calcext:value-type="float">
            <text:p>0.0020474908</text:p>
          </table:table-cell>
          <table:table-cell office:value-type="float" office:value="0.00352095296073" calcext:value-type="float">
            <text:p>0.003520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6585827342" calcext:value-type="float">
            <text:p>0.0686585827</text:p>
          </table:table-cell>
          <table:table-cell office:value-type="float" office:value="0.00201641283265" calcext:value-type="float">
            <text:p>0.0020164128</text:p>
          </table:table-cell>
          <table:table-cell office:value-type="float" office:value="0.0134741348894" calcext:value-type="float">
            <text:p>0.0134741349</text:p>
          </table:table-cell>
          <table:table-cell office:value-type="float" office:value="0.00147711837605" calcext:value-type="float">
            <text:p>0.0014771184</text:p>
          </table:table-cell>
          <table:table-cell office:value-type="float" office:value="0.0140207418132" calcext:value-type="float">
            <text:p>0.0140207418</text:p>
          </table:table-cell>
          <table:table-cell office:value-type="float" office:value="-0.1367810965" calcext:value-type="float">
            <text:p>-0.1367810965</text:p>
          </table:table-cell>
          <table:table-cell office:value-type="string" calcext:value-type="string">
            <text:p>2017_2</text:p>
          </table:table-cell>
          <table:table-cell office:value-type="float" office:value="0" calcext:value-type="float">
            <text:p>0</text:p>
          </table:table-cell>
          <table:table-cell office:value-type="float" office:value="0.000124311942539" calcext:value-type="float">
            <text:p>0.0001243119</text:p>
          </table:table-cell>
          <table:table-cell office:value-type="float" office:value="0.0000246795768275" calcext:value-type="float">
            <text:p>2.46795768275E-05</text:p>
          </table:table-cell>
          <table:table-cell office:value-type="float" office:value="0.0000191952264214" calcext:value-type="float">
            <text:p>1.91952264214E-05</text:p>
          </table:table-cell>
          <table:table-cell office:value-type="float" office:value="0.0193277648896" calcext:value-type="float">
            <text:p>0.0193277649</text:p>
          </table:table-cell>
          <table:table-cell office:value-type="float" office:value="0.0059167000298" calcext:value-type="float">
            <text:p>0.0059167</text:p>
          </table:table-cell>
          <table:table-cell office:value-type="float" office:value="0.0201686986185" calcext:value-type="float">
            <text:p>0.0201686986</text:p>
          </table:table-cell>
          <table:table-cell office:value-type="float" office:value="0.000121569767336" calcext:value-type="float">
            <text:p>0.0001215698</text:p>
          </table:table-cell>
          <table:table-cell office:value-type="float" office:value="0.00000182811680204" calcext:value-type="float">
            <text:p>1.82811680204E-06</text:p>
          </table:table-cell>
          <table:table-cell office:value-type="float" office:value="0.07141629693" calcext:value-type="float">
            <text:p>0.0714162969</text:p>
          </table:table-cell>
          <table:table-cell/>
          <table:table-cell office:value-type="float" office:value="-0.126209846" calcext:value-type="float">
            <text:p>-0.126209846</text:p>
          </table:table-cell>
          <table:table-cell office:value-type="string" calcext:value-type="string">
            <text:p>2017_5</text:p>
          </table:table-cell>
          <table:table-cell office:value-type="float" office:value="0" calcext:value-type="float">
            <text:p>0</text:p>
          </table:table-cell>
          <table:table-cell office:value-type="float" office:value="0.0000117138539751" calcext:value-type="float">
            <text:p>1.17138539751E-05</text:p>
          </table:table-cell>
          <table:table-cell office:value-type="float" office:value="0.00000502022313218" calcext:value-type="float">
            <text:p>5.02022313218E-06</text:p>
          </table:table-cell>
          <table:table-cell office:value-type="float" office:value="0.0000117138539751" calcext:value-type="float">
            <text:p>1.17138539751E-05</text:p>
          </table:table-cell>
          <table:table-cell office:value-type="float" office:value="0.024609133794" calcext:value-type="float">
            <text:p>0.0246091338</text:p>
          </table:table-cell>
          <table:table-cell office:value-type="float" office:value="0.00436592071729" calcext:value-type="float">
            <text:p>0.0043659207</text:p>
          </table:table-cell>
          <table:table-cell office:value-type="float" office:value="0.00819969778257" calcext:value-type="float">
            <text:p>0.0081996978</text:p>
          </table:table-cell>
          <table:table-cell office:value-type="float" office:value="0.000036814969636" calcext:value-type="float">
            <text:p>0.000036815</text:p>
          </table:table-cell>
          <table:table-cell office:value-type="float" office:value="0.00000167340771073" calcext:value-type="float">
            <text:p>1.67340771073E-06</text:p>
          </table:table-cell>
          <table:table-cell office:value-type="float" office:value="0.0365070626172" calcext:value-type="float">
            <text:p>0.0365070626</text:p>
          </table:table-cell>
        </table:table-row>
        <table:table-row table:style-name="ro1">
          <table:table-cell table:number-columns-repeated="2" office:value-type="string" calcext:value-type="string">
            <text:p>2016_4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6_4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44024201" calcext:value-type="float">
            <text:p>-0.144024201</text:p>
          </table:table-cell>
          <table:table-cell office:value-type="float" office:value="-0.1728538859" calcext:value-type="float">
            <text:p>-0.1728538859</text:p>
          </table:table-cell>
          <table:table-cell office:value-type="float" office:value="-0.192786081" calcext:value-type="float">
            <text:p>-0.192786081</text:p>
          </table:table-cell>
          <table:table-cell office:value-type="float" office:value="-0.2029190491" calcext:value-type="float">
            <text:p>-0.2029190491</text:p>
          </table:table-cell>
          <table:table-cell office:value-type="float" office:value="-0.1682163966" calcext:value-type="float">
            <text:p>-0.1682163966</text:p>
          </table:table-cell>
          <table:table-cell office:value-type="float" office:value="0.8845933887" calcext:value-type="float">
            <text:p>0.8845933887</text:p>
          </table:table-cell>
          <table:table-cell office:value-type="float" office:value="37" calcext:value-type="float">
            <text:p>37</text:p>
          </table:table-cell>
          <table:table-cell office:value-type="float" office:value="51.441517" calcext:value-type="float">
            <text:p>51.441517</text:p>
          </table:table-cell>
          <table:table-cell office:value-type="float" office:value="245.3158544268" calcext:value-type="float">
            <text:p>245.3158544268</text:p>
          </table:table-cell>
          <table:table-cell office:value-type="float" office:value="51.524309" calcext:value-type="float">
            <text:p>51.524309</text:p>
          </table:table-cell>
          <table:table-cell office:value-type="float" office:value="-0.130543" calcext:value-type="float">
            <text:p>-0.1305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296025189052" calcext:value-type="float">
            <text:p>2.96025189052E-05</text:p>
          </table:table-cell>
          <table:table-cell office:value-type="float" office:value="0.0459942409645" calcext:value-type="float">
            <text:p>0.045994241</text:p>
          </table:table-cell>
          <table:table-cell/>
          <table:table-cell office:value-type="float" office:value="0.0875696331979" calcext:value-type="float">
            <text:p>0.0875696332</text:p>
          </table:table-cell>
          <table:table-cell office:value-type="float" office:value="0.00201028014747" calcext:value-type="float">
            <text:p>0.0020102801</text:p>
          </table:table-cell>
          <table:table-cell office:value-type="float" office:value="0.00000807341424689" calcext:value-type="float">
            <text:p>8.07341424689E-06</text:p>
          </table:table-cell>
          <table:table-cell/>
          <table:table-cell office:value-type="float" office:value="0.00158508033047" calcext:value-type="float">
            <text:p>0.0015850803</text:p>
          </table:table-cell>
          <table:table-cell office:value-type="float" office:value="0.0316020345004" calcext:value-type="float">
            <text:p>0.0316020345</text:p>
          </table:table-cell>
          <table:table-cell office:value-type="float" office:value="0.0209047606233" calcext:value-type="float">
            <text:p>0.0209047606</text:p>
          </table:table-cell>
          <table:table-cell office:value-type="float" office:value="0.000156086008773" calcext:value-type="float">
            <text:p>0.000156086</text:p>
          </table:table-cell>
          <table:table-cell table:number-columns-repeated="2"/>
          <table:table-cell office:value-type="float" office:value="0.000156086008773" calcext:value-type="float">
            <text:p>0.000156086</text:p>
          </table:table-cell>
          <table:table-cell office:value-type="float" office:value="0.00158508033047" calcext:value-type="float">
            <text:p>0.0015850803</text:p>
          </table:table-cell>
          <table:table-cell office:value-type="float" office:value="0.0000538227616459" calcext:value-type="float">
            <text:p>5.38227616459E-05</text:p>
          </table:table-cell>
          <table:table-cell office:value-type="float" office:value="0.00000538227616459" calcext:value-type="float">
            <text:p>5.38227616459E-06</text:p>
          </table:table-cell>
          <table:table-cell office:value-type="float" office:value="0.0000188379665761" calcext:value-type="float">
            <text:p>0.000018838</text:p>
          </table:table-cell>
          <table:table-cell office:value-type="float" office:value="0" calcext:value-type="float">
            <text:p>0</text:p>
          </table:table-cell>
          <table:table-cell office:value-type="float" office:value="0.0000538227616459" calcext:value-type="float">
            <text:p>5.38227616459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1728538859" calcext:value-type="float">
            <text:p>-0.1728538859</text:p>
          </table:table-cell>
          <table:table-cell office:value-type="string" calcext:value-type="string">
            <text:p>2016_4</text:p>
          </table:table-cell>
          <table:table-cell office:value-type="float" office:value="0.00158508033047" calcext:value-type="float">
            <text:p>0.0015850803</text:p>
          </table:table-cell>
          <table:table-cell office:value-type="float" office:value="0.000126483489868" calcext:value-type="float">
            <text:p>0.0001264835</text:p>
          </table:table-cell>
          <table:table-cell office:value-type="float" office:value="0.00088000215291" calcext:value-type="float">
            <text:p>0.0008800022</text:p>
          </table:table-cell>
          <table:table-cell office:value-type="float" office:value="0.00135902473156" calcext:value-type="float">
            <text:p>0.001359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142038268" calcext:value-type="float">
            <text:p>0.0581420383</text:p>
          </table:table-cell>
          <table:table-cell office:value-type="float" office:value="0.00126483489868" calcext:value-type="float">
            <text:p>0.0012648349</text:p>
          </table:table-cell>
          <table:table-cell office:value-type="float" office:value="0.0178072606905" calcext:value-type="float">
            <text:p>0.0178072607</text:p>
          </table:table-cell>
          <table:table-cell office:value-type="float" office:value="0.00163352081595" calcext:value-type="float">
            <text:p>0.0016335208</text:p>
          </table:table-cell>
          <table:table-cell office:value-type="float" office:value="0.00477138781991" calcext:value-type="float">
            <text:p>0.0047713878</text:p>
          </table:table-cell>
          <table:table-cell office:value-type="float" office:value="-0.1368112076" calcext:value-type="float">
            <text:p>-0.1368112076</text:p>
          </table:table-cell>
          <table:table-cell office:value-type="string" calcext:value-type="string">
            <text:p>201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161468284938" calcext:value-type="float">
            <text:p>1.61468284938E-05</text:p>
          </table:table-cell>
          <table:table-cell office:value-type="float" office:value="0.0000188379665761" calcext:value-type="float">
            <text:p>0.000018838</text:p>
          </table:table-cell>
          <table:table-cell office:value-type="float" office:value="0.0112731774267" calcext:value-type="float">
            <text:p>0.0112731774</text:p>
          </table:table-cell>
          <table:table-cell office:value-type="float" office:value="0.00362227185877" calcext:value-type="float">
            <text:p>0.0036222719</text:p>
          </table:table-cell>
          <table:table-cell office:value-type="float" office:value="0.00242740655023" calcext:value-type="float">
            <text:p>0.0024274066</text:p>
          </table:table-cell>
          <table:table-cell office:value-type="float" office:value="0.0000107645523292" calcext:value-type="float">
            <text:p>1.07645523292E-05</text:p>
          </table:table-cell>
          <table:table-cell office:value-type="float" office:value="0" calcext:value-type="float">
            <text:p>0</text:p>
          </table:table-cell>
          <table:table-cell office:value-type="float" office:value="0.0286094889529" calcext:value-type="float">
            <text:p>0.028609489</text:p>
          </table:table-cell>
          <table:table-cell/>
          <table:table-cell office:value-type="float" office:value="-0.1141367732" calcext:value-type="float">
            <text:p>-0.1141367732</text:p>
          </table:table-cell>
          <table:table-cell office:value-type="string" calcext:value-type="string">
            <text:p>2017_6</text:p>
          </table:table-cell>
          <table:table-cell office:value-type="float" office:value="0" calcext:value-type="float">
            <text:p>0</text:p>
          </table:table-cell>
          <table:table-cell office:value-type="float" office:value="0.0000019650206671" calcext:value-type="float">
            <text:p>0.000001965</text:p>
          </table:table-cell>
          <table:table-cell office:value-type="float" office:value="0" calcext:value-type="float">
            <text:p>0</text:p>
          </table:table-cell>
          <table:table-cell office:value-type="float" office:value="0.000019650206671" calcext:value-type="float">
            <text:p>1.9650206671E-05</text:p>
          </table:table-cell>
          <table:table-cell office:value-type="float" office:value="0.00842895615155" calcext:value-type="float">
            <text:p>0.0084289562</text:p>
          </table:table-cell>
          <table:table-cell office:value-type="float" office:value="0.00618490254971" calcext:value-type="float">
            <text:p>0.0061849025</text:p>
          </table:table-cell>
          <table:table-cell office:value-type="float" office:value="0.0115160036196" calcext:value-type="float">
            <text:p>0.0115160036</text:p>
          </table:table-cell>
          <table:table-cell office:value-type="float" office:value="0.0000137551446697" calcext:value-type="float">
            <text:p>1.37551446697E-05</text:p>
          </table:table-cell>
          <table:table-cell office:value-type="float" office:value="0" calcext:value-type="float">
            <text:p>0</text:p>
          </table:table-cell>
          <table:table-cell office:value-type="float" office:value="0.0387207322453" calcext:value-type="float">
            <text:p>0.0387207322</text:p>
          </table:table-cell>
        </table:table-row>
        <table:table-row table:style-name="ro1">
          <table:table-cell table:number-columns-repeated="2" office:value-type="string" calcext:value-type="string">
            <text:p>2017_2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2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0724555973" calcext:value-type="float">
            <text:p>-0.0724555973</text:p>
          </table:table-cell>
          <table:table-cell office:value-type="float" office:value="-0.1846149128" calcext:value-type="float">
            <text:p>-0.1846149128</text:p>
          </table:table-cell>
          <table:table-cell office:value-type="float" office:value="-0.2214173338" calcext:value-type="float">
            <text:p>-0.2214173338</text:p>
          </table:table-cell>
          <table:table-cell office:value-type="float" office:value="-0.2386518152" calcext:value-type="float">
            <text:p>-0.2386518152</text:p>
          </table:table-cell>
          <table:table-cell office:value-type="float" office:value="-0.1993571503" calcext:value-type="float">
            <text:p>-0.1993571503</text:p>
          </table:table-cell>
          <table:table-cell office:value-type="float" office:value="0.085465797" calcext:value-type="float">
            <text:p>0.085465797</text:p>
          </table:table-cell>
          <table:table-cell office:value-type="float" office:value="38" calcext:value-type="float">
            <text:p>38</text:p>
          </table:table-cell>
          <table:table-cell office:value-type="float" office:value="62.101873" calcext:value-type="float">
            <text:p>62.101873</text:p>
          </table:table-cell>
          <table:table-cell office:value-type="float" office:value="321.2143744843" calcext:value-type="float">
            <text:p>321.2143744843</text:p>
          </table:table-cell>
          <table:table-cell office:value-type="float" office:value="51.524531" calcext:value-type="float">
            <text:p>51.524531</text:p>
          </table:table-cell>
          <table:table-cell office:value-type="float" office:value="-0.1309062" calcext:value-type="float">
            <text:p>-0.13090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045702920051" calcext:value-type="float">
            <text:p>4.5702920051E-06</text:p>
          </table:table-cell>
          <table:table-cell office:value-type="float" office:value="0.117121045098" calcext:value-type="float">
            <text:p>0.1171210451</text:p>
          </table:table-cell>
          <table:table-cell/>
          <table:table-cell office:value-type="float" office:value="0.109373486091" calcext:value-type="float">
            <text:p>0.1093734861</text:p>
          </table:table-cell>
          <table:table-cell office:value-type="float" office:value="0.0019752802046" calcext:value-type="float">
            <text:p>0.0019752802</text:p>
          </table:table-cell>
          <table:table-cell office:value-type="float" office:value="0.0000429607448479" calcext:value-type="float">
            <text:p>4.29607448479E-05</text:p>
          </table:table-cell>
          <table:table-cell/>
          <table:table-cell office:value-type="float" office:value="0.00396518534362" calcext:value-type="float">
            <text:p>0.0039651853</text:p>
          </table:table-cell>
          <table:table-cell office:value-type="float" office:value="0.0273861037529" calcext:value-type="float">
            <text:p>0.0273861038</text:p>
          </table:table-cell>
          <table:table-cell office:value-type="float" office:value="0.0263724129862" calcext:value-type="float">
            <text:p>0.026372413</text:p>
          </table:table-cell>
          <table:table-cell office:value-type="float" office:value="0.000578598967845" calcext:value-type="float">
            <text:p>0.000578599</text:p>
          </table:table-cell>
          <table:table-cell table:number-columns-repeated="2"/>
          <table:table-cell office:value-type="float" office:value="0.000541122573403" calcext:value-type="float">
            <text:p>0.0005411226</text:p>
          </table:table-cell>
          <table:table-cell office:value-type="float" office:value="0.00396518534362" calcext:value-type="float">
            <text:p>0.0039651853</text:p>
          </table:table-cell>
          <table:table-cell office:value-type="float" office:value="0.000306209564341" calcext:value-type="float">
            <text:p>0.0003062096</text:p>
          </table:table-cell>
          <table:table-cell office:value-type="float" office:value="0.000226686483453" calcext:value-type="float">
            <text:p>0.0002266865</text:p>
          </table:table-cell>
          <table:table-cell office:value-type="float" office:value="0.0000164530512183" calcext:value-type="float">
            <text:p>1.64530512183E-05</text:p>
          </table:table-cell>
          <table:table-cell office:value-type="float" office:value="0.0000045702920051" calcext:value-type="float">
            <text:p>4.5702920051E-06</text:p>
          </table:table-cell>
          <table:table-cell office:value-type="float" office:value="0.0000612419128683" calcext:value-type="float">
            <text:p>6.12419128683E-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-0.1623632855" calcext:value-type="float">
            <text:p>-0.1623632855</text:p>
          </table:table-cell>
          <table:table-cell office:value-type="string" calcext:value-type="string">
            <text:p>2016_2</text:p>
          </table:table-cell>
          <table:table-cell office:value-type="float" office:value="0.00203853134682" calcext:value-type="float">
            <text:p>0.0020385313</text:p>
          </table:table-cell>
          <table:table-cell office:value-type="float" office:value="0.000183157384968" calcext:value-type="float">
            <text:p>0.0001831574</text:p>
          </table:table-cell>
          <table:table-cell office:value-type="float" office:value="0.000915786924839" calcext:value-type="float">
            <text:p>0.0009157869</text:p>
          </table:table-cell>
          <table:table-cell office:value-type="float" office:value="0.00192160036093" calcext:value-type="float">
            <text:p>0.0019216004</text:p>
          </table:table-cell>
          <table:table-cell office:value-type="float" office:value="0.00000620872491416" calcext:value-type="float">
            <text:p>6.20872491416E-06</text:p>
          </table:table-cell>
          <table:table-cell office:value-type="float" office:value="0" calcext:value-type="float">
            <text:p>0</text:p>
          </table:table-cell>
          <table:table-cell office:value-type="float" office:value="0.0564362746823" calcext:value-type="float">
            <text:p>0.0564362747</text:p>
          </table:table-cell>
          <table:table-cell office:value-type="float" office:value="0.000984082898895" calcext:value-type="float">
            <text:p>0.0009840829</text:p>
          </table:table-cell>
          <table:table-cell office:value-type="float" office:value="0.0146163732354" calcext:value-type="float">
            <text:p>0.0146163732</text:p>
          </table:table-cell>
          <table:table-cell office:value-type="float" office:value="0.00342721615262" calcext:value-type="float">
            <text:p>0.0034272162</text:p>
          </table:table-cell>
          <table:table-cell office:value-type="float" office:value="0.00585275801909" calcext:value-type="float">
            <text:p>0.005852758</text:p>
          </table:table-cell>
          <table:table-cell office:value-type="float" office:value="-0.1485541602" calcext:value-type="float">
            <text:p>-0.1485541602</text:p>
          </table:table-cell>
          <table:table-cell office:value-type="string" calcext:value-type="string">
            <text:p>2016_2</text:p>
          </table:table-cell>
          <table:table-cell office:value-type="float" office:value="0.00000103478748569" calcext:value-type="float">
            <text:p>1.03478748569E-06</text:p>
          </table:table-cell>
          <table:table-cell office:value-type="float" office:value="0.00000724351239986" calcext:value-type="float">
            <text:p>7.24351239986E-06</text:p>
          </table:table-cell>
          <table:table-cell office:value-type="float" office:value="0.00000310436245708" calcext:value-type="float">
            <text:p>3.10436245708E-06</text:p>
          </table:table-cell>
          <table:table-cell office:value-type="float" office:value="0.0000289740495994" calcext:value-type="float">
            <text:p>0.000028974</text:p>
          </table:table-cell>
          <table:table-cell office:value-type="float" office:value="0.0188631410767" calcext:value-type="float">
            <text:p>0.0188631411</text:p>
          </table:table-cell>
          <table:table-cell office:value-type="float" office:value="0.00422193294163" calcext:value-type="float">
            <text:p>0.0042219329</text:p>
          </table:table-cell>
          <table:table-cell office:value-type="float" office:value="0.00405947130638" calcext:value-type="float">
            <text:p>0.0040594713</text:p>
          </table:table-cell>
          <table:table-cell office:value-type="float" office:value="0.0000300088370851" calcext:value-type="float">
            <text:p>3.00088370851E-05</text:p>
          </table:table-cell>
          <table:table-cell office:value-type="float" office:value="0" calcext:value-type="float">
            <text:p>0</text:p>
          </table:table-cell>
          <table:table-cell office:value-type="float" office:value="0.0256140946334" calcext:value-type="float">
            <text:p>0.0256140946</text:p>
          </table:table-cell>
          <table:table-cell/>
          <table:table-cell office:value-type="float" office:value="-0.1079286555" calcext:value-type="float">
            <text:p>-0.1079286555</text:p>
          </table:table-cell>
          <table:table-cell office:value-type="string" calcext:value-type="string">
            <text:p>2016_2</text:p>
          </table:table-cell>
          <table:table-cell office:value-type="float" office:value="0.00000103478748569" calcext:value-type="float">
            <text:p>1.03478748569E-06</text:p>
          </table:table-cell>
          <table:table-cell office:value-type="float" office:value="0.00000724351239986" calcext:value-type="float">
            <text:p>7.24351239986E-06</text:p>
          </table:table-cell>
          <table:table-cell office:value-type="float" office:value="0.00000310436245708" calcext:value-type="float">
            <text:p>3.10436245708E-06</text:p>
          </table:table-cell>
          <table:table-cell office:value-type="float" office:value="0.0000289740495994" calcext:value-type="float">
            <text:p>0.000028974</text:p>
          </table:table-cell>
          <table:table-cell office:value-type="float" office:value="0.0188631410767" calcext:value-type="float">
            <text:p>0.0188631411</text:p>
          </table:table-cell>
          <table:table-cell office:value-type="float" office:value="0.00422193294163" calcext:value-type="float">
            <text:p>0.0042219329</text:p>
          </table:table-cell>
          <table:table-cell office:value-type="float" office:value="0.00405947130638" calcext:value-type="float">
            <text:p>0.0040594713</text:p>
          </table:table-cell>
          <table:table-cell office:value-type="float" office:value="0.0000300088370851" calcext:value-type="float">
            <text:p>3.00088370851E-05</text:p>
          </table:table-cell>
          <table:table-cell office:value-type="float" office:value="0" calcext:value-type="float">
            <text:p>0</text:p>
          </table:table-cell>
          <table:table-cell office:value-type="float" office:value="0.0256140946334" calcext:value-type="float">
            <text:p>0.0256140946</text:p>
          </table:table-cell>
        </table:table-row>
        <table:table-row table:style-name="ro1">
          <table:table-cell table:number-columns-repeated="2" office:value-type="string" calcext:value-type="string">
            <text:p>2017_1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0724872695" calcext:value-type="float">
            <text:p>-0.0724872695</text:p>
          </table:table-cell>
          <table:table-cell office:value-type="float" office:value="-0.1368112076" calcext:value-type="float">
            <text:p>-0.1368112076</text:p>
          </table:table-cell>
          <table:table-cell office:value-type="float" office:value="-0.1845633987" calcext:value-type="float">
            <text:p>-0.1845633987</text:p>
          </table:table-cell>
          <table:table-cell office:value-type="float" office:value="-0.2084798732" calcext:value-type="float">
            <text:p>-0.2084798732</text:p>
          </table:table-cell>
          <table:table-cell office:value-type="float" office:value="-0.189409743" calcext:value-type="float">
            <text:p>-0.189409743</text:p>
          </table:table-cell>
          <table:table-cell office:value-type="float" office:value="0.9250623435" calcext:value-type="float">
            <text:p>0.9250623435</text:p>
          </table:table-cell>
          <table:table-cell office:value-type="float" office:value="39" calcext:value-type="float">
            <text:p>39</text:p>
          </table:table-cell>
          <table:table-cell office:value-type="float" office:value="52.738632" calcext:value-type="float">
            <text:p>52.738632</text:p>
          </table:table-cell>
          <table:table-cell office:value-type="float" office:value="285.1937688289" calcext:value-type="float">
            <text:p>285.1937688289</text:p>
          </table:table-cell>
          <table:table-cell office:value-type="float" office:value="51.524102" calcext:value-type="float">
            <text:p>51.524102</text:p>
          </table:table-cell>
          <table:table-cell office:value-type="float" office:value="-0.130661" calcext:value-type="float">
            <text:p>-0.13066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00244312108719" calcext:value-type="float">
            <text:p>2.44312108719E-06</text:p>
          </table:table-cell>
          <table:table-cell office:value-type="float" office:value="0.107822262941" calcext:value-type="float">
            <text:p>0.1078222629</text:p>
          </table:table-cell>
          <table:table-cell/>
          <table:table-cell office:value-type="float" office:value="0.078418079096" calcext:value-type="float">
            <text:p>0.0784180791</text:p>
          </table:table-cell>
          <table:table-cell office:value-type="float" office:value="0.00200702397313" calcext:value-type="float">
            <text:p>0.002007024</text:p>
          </table:table-cell>
          <table:table-cell office:value-type="float" office:value="0.00000855092380516" calcext:value-type="float">
            <text:p>8.55092380516E-06</text:p>
          </table:table-cell>
          <table:table-cell/>
          <table:table-cell office:value-type="float" office:value="0.00184699954191" calcext:value-type="float">
            <text:p>0.0018469995</text:p>
          </table:table-cell>
          <table:table-cell office:value-type="float" office:value="0.0242797373645" calcext:value-type="float">
            <text:p>0.0242797374</text:p>
          </table:table-cell>
          <table:table-cell office:value-type="float" office:value="0.0162040006108" calcext:value-type="float">
            <text:p>0.0162040006</text:p>
          </table:table-cell>
          <table:table-cell office:value-type="float" office:value="0.000338372270576" calcext:value-type="float">
            <text:p>0.0003383723</text:p>
          </table:table-cell>
          <table:table-cell table:number-columns-repeated="2"/>
          <table:table-cell office:value-type="float" office:value="0.00032615666514" calcext:value-type="float">
            <text:p>0.0003261567</text:p>
          </table:table-cell>
          <table:table-cell office:value-type="float" office:value="0.00184699954191" calcext:value-type="float">
            <text:p>0.0018469995</text:p>
          </table:table-cell>
          <table:table-cell office:value-type="float" office:value="0.00016979691556" calcext:value-type="float">
            <text:p>0.0001697969</text:p>
          </table:table-cell>
          <table:table-cell office:value-type="float" office:value="0.000317605741335" calcext:value-type="float">
            <text:p>0.0003176057</text:p>
          </table:table-cell>
          <table:table-cell office:value-type="float" office:value="0.00000732936326157" calcext:value-type="float">
            <text:p>7.32936326157E-06</text:p>
          </table:table-cell>
          <table:table-cell office:value-type="float" office:value="0.00000244312108719" calcext:value-type="float">
            <text:p>2.44312108719E-06</text:p>
          </table:table-cell>
          <table:table-cell office:value-type="float" office:value="0.000153916628493" calcext:value-type="float">
            <text:p>0.000153916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0.150447765" calcext:value-type="float">
            <text:p>-0.150447765</text:p>
          </table:table-cell>
          <table:table-cell office:value-type="string" calcext:value-type="string">
            <text:p>2016_3</text:p>
          </table:table-cell>
          <table:table-cell office:value-type="float" office:value="0.00134246634609" calcext:value-type="float">
            <text:p>0.0013424663</text:p>
          </table:table-cell>
          <table:table-cell office:value-type="float" office:value="0.000165422393357" calcext:value-type="float">
            <text:p>0.0001654224</text:p>
          </table:table-cell>
          <table:table-cell office:value-type="float" office:value="0.00102689131876" calcext:value-type="float">
            <text:p>0.0010268913</text:p>
          </table:table-cell>
          <table:table-cell office:value-type="float" office:value="0.00118213387253" calcext:value-type="float">
            <text:p>0.0011821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3805274938" calcext:value-type="float">
            <text:p>0.0683805275</text:p>
          </table:table-cell>
          <table:table-cell office:value-type="float" office:value="0.000843654206119" calcext:value-type="float">
            <text:p>0.0008436542</text:p>
          </table:table-cell>
          <table:table-cell office:value-type="float" office:value="0.0149376421201" calcext:value-type="float">
            <text:p>0.0149376421</text:p>
          </table:table-cell>
          <table:table-cell office:value-type="float" office:value="0.000598065575982" calcext:value-type="float">
            <text:p>0.0005980656</text:p>
          </table:table-cell>
          <table:table-cell office:value-type="float" office:value="0.00401467423877" calcext:value-type="float">
            <text:p>0.0040146742</text:p>
          </table:table-cell>
          <table:table-cell office:value-type="float" office:value="-0.1492770975" calcext:value-type="float">
            <text:p>-0.1492770975</text:p>
          </table:table-cell>
          <table:table-cell office:value-type="string" calcext:value-type="string">
            <text:p>2016_3</text:p>
          </table:table-cell>
          <table:table-cell office:value-type="float" office:value="0" calcext:value-type="float">
            <text:p>0</text:p>
          </table:table-cell>
          <table:table-cell office:value-type="float" office:value="0.0000203596791824" calcext:value-type="float">
            <text:p>2.03596791824E-05</text:p>
          </table:table-cell>
          <table:table-cell office:value-type="float" office:value="0.00000763487969338" calcext:value-type="float">
            <text:p>7.63487969338E-06</text:p>
          </table:table-cell>
          <table:table-cell office:value-type="float" office:value="0.0000458092781603" calcext:value-type="float">
            <text:p>4.58092781603E-05</text:p>
          </table:table-cell>
          <table:table-cell office:value-type="float" office:value="0.0067505061289" calcext:value-type="float">
            <text:p>0.0067505061</text:p>
          </table:table-cell>
          <table:table-cell office:value-type="float" office:value="0.00341406370289" calcext:value-type="float">
            <text:p>0.0034140637</text:p>
          </table:table-cell>
          <table:table-cell office:value-type="float" office:value="0.0047883420477" calcext:value-type="float">
            <text:p>0.004788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365356988" calcext:value-type="float">
            <text:p>0.0234365357</text:p>
          </table:table-cell>
          <table:table-cell/>
          <table:table-cell office:value-type="float" office:value="-0.1006654406" calcext:value-type="float">
            <text:p>-0.1006654406</text:p>
          </table:table-cell>
          <table:table-cell office:value-type="string" calcext:value-type="string">
            <text:p>2016_1</text:p>
          </table:table-cell>
          <table:table-cell office:value-type="float" office:value="0.00000280280841403" calcext:value-type="float">
            <text:p>2.80280841403E-06</text:p>
          </table:table-cell>
          <table:table-cell office:value-type="float" office:value="0.0000147147441737" calcext:value-type="float">
            <text:p>1.47147441737E-05</text:p>
          </table:table-cell>
          <table:table-cell office:value-type="float" office:value="0.00000210210631052" calcext:value-type="float">
            <text:p>2.10210631052E-06</text:p>
          </table:table-cell>
          <table:table-cell office:value-type="float" office:value="0.0000252252757263" calcext:value-type="float">
            <text:p>2.52252757263E-05</text:p>
          </table:table-cell>
          <table:table-cell office:value-type="float" office:value="0.0256050562664" calcext:value-type="float">
            <text:p>0.0256050563</text:p>
          </table:table-cell>
          <table:table-cell office:value-type="float" office:value="0.00627548803902" calcext:value-type="float">
            <text:p>0.006275488</text:p>
          </table:table-cell>
          <table:table-cell office:value-type="float" office:value="0.00937679554914" calcext:value-type="float">
            <text:p>0.0093767955</text:p>
          </table:table-cell>
          <table:table-cell office:value-type="float" office:value="0.000041341424107" calcext:value-type="float">
            <text:p>4.1341424107E-05</text:p>
          </table:table-cell>
          <table:table-cell office:value-type="float" office:value="0" calcext:value-type="float">
            <text:p>0</text:p>
          </table:table-cell>
          <table:table-cell office:value-type="float" office:value="0.0234553022128" calcext:value-type="float">
            <text:p>0.0234553022</text:p>
          </table:table-cell>
        </table:table-row>
        <table:table-row table:style-name="ro1">
          <table:table-cell table:number-columns-repeated="2" office:value-type="string" calcext:value-type="string">
            <text:p>2017_3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3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0.1458410599" calcext:value-type="float">
            <text:p>0.1458410599</text:p>
          </table:table-cell>
          <table:table-cell office:value-type="float" office:value="0.0453873483" calcext:value-type="float">
            <text:p>0.0453873483</text:p>
          </table:table-cell>
          <table:table-cell office:value-type="float" office:value="-0.0608952341" calcext:value-type="float">
            <text:p>-0.0608952341</text:p>
          </table:table-cell>
          <table:table-cell office:value-type="float" office:value="-0.0347194901" calcext:value-type="float">
            <text:p>-0.0347194901</text:p>
          </table:table-cell>
          <table:table-cell office:value-type="float" office:value="-0.1062547935" calcext:value-type="float">
            <text:p>-0.1062547935</text:p>
          </table:table-cell>
          <table:table-cell office:value-type="float" office:value="0.8309121461" calcext:value-type="float">
            <text:p>0.8309121461</text:p>
          </table:table-cell>
          <table:table-cell office:value-type="float" office:value="40" calcext:value-type="float">
            <text:p>40</text:p>
          </table:table-cell>
          <table:table-cell office:value-type="float" office:value="43.751128" calcext:value-type="float">
            <text:p>43.751128</text:p>
          </table:table-cell>
          <table:table-cell office:value-type="float" office:value="242.1665682518" calcext:value-type="float">
            <text:p>242.1665682518</text:p>
          </table:table-cell>
          <table:table-cell office:value-type="float" office:value="51.524341" calcext:value-type="float">
            <text:p>51.524341</text:p>
          </table:table-cell>
          <table:table-cell office:value-type="float" office:value="-0.130825" calcext:value-type="float">
            <text:p>-0.1308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7489085866" calcext:value-type="float">
            <text:p>0.3574890859</text:p>
          </table:table-cell>
          <table:table-cell/>
          <table:table-cell office:value-type="float" office:value="0.0314621191587" calcext:value-type="float">
            <text:p>0.0314621192</text:p>
          </table:table-cell>
          <table:table-cell office:value-type="float" office:value="0.000278259966897" calcext:value-type="float">
            <text:p>0.00027826</text:p>
          </table:table-cell>
          <table:table-cell office:value-type="float" office:value="0.00000576704594606" calcext:value-type="float">
            <text:p>0.000005767</text:p>
          </table:table-cell>
          <table:table-cell/>
          <table:table-cell office:value-type="float" office:value="0.000759808303393" calcext:value-type="float">
            <text:p>0.0007598083</text:p>
          </table:table-cell>
          <table:table-cell office:value-type="float" office:value="0.002726370971" calcext:value-type="float">
            <text:p>0.002726371</text:p>
          </table:table-cell>
          <table:table-cell office:value-type="float" office:value="0.00695505741094" calcext:value-type="float">
            <text:p>0.0069550574</text:p>
          </table:table-cell>
          <table:table-cell office:value-type="float" office:value="0.000050461652028" calcext:value-type="float">
            <text:p>5.0461652028E-05</text:p>
          </table:table-cell>
          <table:table-cell table:number-columns-repeated="2"/>
          <table:table-cell office:value-type="float" office:value="0.000050461652028" calcext:value-type="float">
            <text:p>5.0461652028E-05</text:p>
          </table:table-cell>
          <table:table-cell office:value-type="float" office:value="0.000759808303393" calcext:value-type="float">
            <text:p>0.0007598083</text:p>
          </table:table-cell>
          <table:table-cell office:value-type="float" office:value="0.0000490198905415" calcext:value-type="float">
            <text:p>4.90198905415E-05</text:p>
          </table:table-cell>
          <table:table-cell office:value-type="float" office:value="0.0000158593763517" calcext:value-type="float">
            <text:p>1.58593763517E-05</text:p>
          </table:table-cell>
          <table:table-cell office:value-type="float" office:value="0.0000360440371628" calcext:value-type="float">
            <text:p>0.000036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1492770975" calcext:value-type="float">
            <text:p>-0.1492770975</text:p>
          </table:table-cell>
          <table:table-cell office:value-type="string" calcext:value-type="string">
            <text:p>2017_7</text:p>
          </table:table-cell>
          <table:table-cell office:value-type="float" office:value="0.0027011164891" calcext:value-type="float">
            <text:p>0.0027011165</text:p>
          </table:table-cell>
          <table:table-cell office:value-type="float" office:value="0.000215426468456" calcext:value-type="float">
            <text:p>0.0002154265</text:p>
          </table:table-cell>
          <table:table-cell office:value-type="float" office:value="0.00061727968846" calcext:value-type="float">
            <text:p>0.0006172797</text:p>
          </table:table-cell>
          <table:table-cell office:value-type="float" office:value="0.00227993012449" calcext:value-type="float">
            <text:p>0.0022799301</text:p>
          </table:table-cell>
          <table:table-cell office:value-type="float" office:value="0.00000828563340215" calcext:value-type="float">
            <text:p>8.28563340215E-06</text:p>
          </table:table-cell>
          <table:table-cell office:value-type="float" office:value="0" calcext:value-type="float">
            <text:p>0</text:p>
          </table:table-cell>
          <table:table-cell office:value-type="float" office:value="0.0675417216165" calcext:value-type="float">
            <text:p>0.0675417216</text:p>
          </table:table-cell>
          <table:table-cell office:value-type="float" office:value="0.00201202797782" calcext:value-type="float">
            <text:p>0.002012028</text:p>
          </table:table-cell>
          <table:table-cell office:value-type="float" office:value="0.0150025202135" calcext:value-type="float">
            <text:p>0.0150025202</text:p>
          </table:table-cell>
          <table:table-cell office:value-type="float" office:value="0.00233931049721" calcext:value-type="float">
            <text:p>0.0023393105</text:p>
          </table:table-cell>
          <table:table-cell office:value-type="float" office:value="0.00490647591297" calcext:value-type="float">
            <text:p>0.0049064759</text:p>
          </table:table-cell>
          <table:table-cell office:value-type="float" office:value="-0.150447765" calcext:value-type="float">
            <text:p>-0.150447765</text:p>
          </table:table-cell>
          <table:table-cell office:value-type="string" calcext:value-type="string">
            <text:p>2017_7</text:p>
          </table:table-cell>
          <table:table-cell office:value-type="float" office:value="0" calcext:value-type="float">
            <text:p>0</text:p>
          </table:table-cell>
          <table:table-cell office:value-type="float" office:value="0.0000207140835054" calcext:value-type="float">
            <text:p>2.07140835054E-05</text:p>
          </table:table-cell>
          <table:table-cell office:value-type="float" office:value="0.00000276187780072" calcext:value-type="float">
            <text:p>2.76187780072E-06</text:p>
          </table:table-cell>
          <table:table-cell office:value-type="float" office:value="0.000229235857459" calcext:value-type="float">
            <text:p>0.0002292359</text:p>
          </table:table-cell>
          <table:table-cell office:value-type="float" office:value="0.031113934364" calcext:value-type="float">
            <text:p>0.0311139344</text:p>
          </table:table-cell>
          <table:table-cell office:value-type="float" office:value="0.00860048747143" calcext:value-type="float">
            <text:p>0.0086004875</text:p>
          </table:table-cell>
          <table:table-cell office:value-type="float" office:value="0.0109439407853" calcext:value-type="float">
            <text:p>0.0109439408</text:p>
          </table:table-cell>
          <table:table-cell office:value-type="float" office:value="0.0000248569002065" calcext:value-type="float">
            <text:p>2.48569002065E-05</text:p>
          </table:table-cell>
          <table:table-cell office:value-type="float" office:value="0" calcext:value-type="float">
            <text:p>0</text:p>
          </table:table-cell>
          <table:table-cell office:value-type="float" office:value="0.0702207430832" calcext:value-type="float">
            <text:p>0.0702207431</text:p>
          </table:table-cell>
          <table:table-cell/>
          <table:table-cell office:value-type="float" office:value="-0.0931846155" calcext:value-type="float">
            <text:p>-0.0931846155</text:p>
          </table:table-cell>
          <table:table-cell office:value-type="string" calcext:value-type="string">
            <text:p>2016_3</text:p>
          </table:table-cell>
          <table:table-cell office:value-type="float" office:value="0" calcext:value-type="float">
            <text:p>0</text:p>
          </table:table-cell>
          <table:table-cell office:value-type="float" office:value="0.0000203596791824" calcext:value-type="float">
            <text:p>2.03596791824E-05</text:p>
          </table:table-cell>
          <table:table-cell office:value-type="float" office:value="0.00000763487969338" calcext:value-type="float">
            <text:p>7.63487969338E-06</text:p>
          </table:table-cell>
          <table:table-cell office:value-type="float" office:value="0.0000458092781603" calcext:value-type="float">
            <text:p>4.58092781603E-05</text:p>
          </table:table-cell>
          <table:table-cell office:value-type="float" office:value="0.0067505061289" calcext:value-type="float">
            <text:p>0.0067505061</text:p>
          </table:table-cell>
          <table:table-cell office:value-type="float" office:value="0.00341406370289" calcext:value-type="float">
            <text:p>0.0034140637</text:p>
          </table:table-cell>
          <table:table-cell office:value-type="float" office:value="0.0047883420477" calcext:value-type="float">
            <text:p>0.004788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365356988" calcext:value-type="float">
            <text:p>0.0234365357</text:p>
          </table:table-cell>
        </table:table-row>
        <table:table-row table:style-name="ro1">
          <table:table-cell table:number-columns-repeated="2" office:value-type="string" calcext:value-type="string">
            <text:p>2017_4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4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0766003781" calcext:value-type="float">
            <text:p>-0.0766003781</text:p>
          </table:table-cell>
          <table:table-cell office:value-type="float" office:value="-0.1485541602" calcext:value-type="float">
            <text:p>-0.1485541602</text:p>
          </table:table-cell>
          <table:table-cell office:value-type="float" office:value="-0.1909927179" calcext:value-type="float">
            <text:p>-0.1909927179</text:p>
          </table:table-cell>
          <table:table-cell office:value-type="float" office:value="-0.2029320255" calcext:value-type="float">
            <text:p>-0.2029320255</text:p>
          </table:table-cell>
          <table:table-cell office:value-type="float" office:value="-0.1827526326" calcext:value-type="float">
            <text:p>-0.1827526326</text:p>
          </table:table-cell>
          <table:table-cell office:value-type="float" office:value="0.1062224216" calcext:value-type="float">
            <text:p>0.1062224216</text:p>
          </table:table-cell>
          <table:table-cell office:value-type="float" office:value="41" calcext:value-type="float">
            <text:p>41</text:p>
          </table:table-cell>
          <table:table-cell office:value-type="float" office:value="56.027202" calcext:value-type="float">
            <text:p>56.027202</text:p>
          </table:table-cell>
          <table:table-cell office:value-type="float" office:value="305.471534824" calcext:value-type="float">
            <text:p>305.471534824</text:p>
          </table:table-cell>
          <table:table-cell office:value-type="float" office:value="51.524586" calcext:value-type="float">
            <text:p>51.524586</text:p>
          </table:table-cell>
          <table:table-cell office:value-type="float" office:value="-0.131266" calcext:value-type="float">
            <text:p>-0.1312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1911130799" calcext:value-type="float">
            <text:p>0.1119111308</text:p>
          </table:table-cell>
          <table:table-cell/>
          <table:table-cell office:value-type="float" office:value="0.0962295333345" calcext:value-type="float">
            <text:p>0.0962295333</text:p>
          </table:table-cell>
          <table:table-cell office:value-type="float" office:value="0.00132554137631" calcext:value-type="float">
            <text:p>0.0013255414</text:p>
          </table:table-cell>
          <table:table-cell office:value-type="float" office:value="0.0000159019531006" calcext:value-type="float">
            <text:p>0.000015902</text:p>
          </table:table-cell>
          <table:table-cell/>
          <table:table-cell office:value-type="float" office:value="0.00275330959399" calcext:value-type="float">
            <text:p>0.0027533096</text:p>
          </table:table-cell>
          <table:table-cell office:value-type="float" office:value="0.02101670273" calcext:value-type="float">
            <text:p>0.0210167027</text:p>
          </table:table-cell>
          <table:table-cell office:value-type="float" office:value="0.0179203652906" calcext:value-type="float">
            <text:p>0.0179203653</text:p>
          </table:table-cell>
          <table:table-cell office:value-type="float" office:value="0.000187415875828" calcext:value-type="float">
            <text:p>0.0001874159</text:p>
          </table:table-cell>
          <table:table-cell table:number-columns-repeated="2"/>
          <table:table-cell office:value-type="float" office:value="0.000179464899278" calcext:value-type="float">
            <text:p>0.0001794649</text:p>
          </table:table-cell>
          <table:table-cell office:value-type="float" office:value="0.00275330959399" calcext:value-type="float">
            <text:p>0.0027533096</text:p>
          </table:table-cell>
          <table:table-cell office:value-type="float" office:value="0.000203317828929" calcext:value-type="float">
            <text:p>0.0002033178</text:p>
          </table:table-cell>
          <table:table-cell office:value-type="float" office:value="0.000180600753071" calcext:value-type="float">
            <text:p>0.0001806008</text:p>
          </table:table-cell>
          <table:table-cell table:number-columns-repeated="2" office:value-type="float" office:value="0.0000022717075858" calcext:value-type="float">
            <text:p>2.2717075858E-06</text:p>
          </table:table-cell>
          <table:table-cell office:value-type="float" office:value="0.0000533851282663" calcext:value-type="float">
            <text:p>5.33851282663E-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1485541602" calcext:value-type="float">
            <text:p>-0.1485541602</text:p>
          </table:table-cell>
          <table:table-cell office:value-type="string" calcext:value-type="string">
            <text:p>2017_4</text:p>
          </table:table-cell>
          <table:table-cell office:value-type="float" office:value="0.00275330959399" calcext:value-type="float">
            <text:p>0.0027533096</text:p>
          </table:table-cell>
          <table:table-cell office:value-type="float" office:value="0.0000976834261894" calcext:value-type="float">
            <text:p>9.76834261894E-05</text:p>
          </table:table-cell>
          <table:table-cell office:value-type="float" office:value="0.00118015209082" calcext:value-type="float">
            <text:p>0.0011801521</text:p>
          </table:table-cell>
          <table:table-cell office:value-type="float" office:value="0.00253863322713" calcext:value-type="float">
            <text:p>0.0025386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985603053" calcext:value-type="float">
            <text:p>0.0664985603</text:p>
          </table:table-cell>
          <table:table-cell office:value-type="float" office:value="0.000853026198468" calcext:value-type="float">
            <text:p>0.0008530262</text:p>
          </table:table-cell>
          <table:table-cell office:value-type="float" office:value="0.0133542330431" calcext:value-type="float">
            <text:p>0.013354233</text:p>
          </table:table-cell>
          <table:table-cell office:value-type="float" office:value="0.0012005974591" calcext:value-type="float">
            <text:p>0.0012005975</text:p>
          </table:table-cell>
          <table:table-cell office:value-type="float" office:value="0.00775333799033" calcext:value-type="float">
            <text:p>0.007753338</text:p>
          </table:table-cell>
          <table:table-cell office:value-type="float" office:value="-0.1623632855" calcext:value-type="float">
            <text:p>-0.1623632855</text:p>
          </table:table-cell>
          <table:table-cell office:value-type="string" calcext:value-type="string">
            <text:p>2017_4</text:p>
          </table:table-cell>
          <table:table-cell office:value-type="float" office:value="0" calcext:value-type="float">
            <text:p>0</text:p>
          </table:table-cell>
          <table:table-cell office:value-type="float" office:value="0.0000034075613787" calcext:value-type="float">
            <text:p>3.40756137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408907365444" calcext:value-type="float">
            <text:p>4.08907365444E-05</text:p>
          </table:table-cell>
          <table:table-cell office:value-type="float" office:value="0.0271616717496" calcext:value-type="float">
            <text:p>0.0271616717</text:p>
          </table:table-cell>
          <table:table-cell office:value-type="float" office:value="0.00618813146372" calcext:value-type="float">
            <text:p>0.0061881315</text:p>
          </table:table-cell>
          <table:table-cell office:value-type="float" office:value="0.0167424849073" calcext:value-type="float">
            <text:p>0.0167424849</text:p>
          </table:table-cell>
          <table:table-cell office:value-type="float" office:value="0.0000261246372367" calcext:value-type="float">
            <text:p>2.61246372367E-05</text:p>
          </table:table-cell>
          <table:table-cell office:value-type="float" office:value="0.0000011358537929" calcext:value-type="float">
            <text:p>1.1358537929E-06</text:p>
          </table:table-cell>
          <table:table-cell office:value-type="float" office:value="0.0617472838896" calcext:value-type="float">
            <text:p>0.0617472839</text:p>
          </table:table-cell>
          <table:table-cell/>
          <table:table-cell office:value-type="float" office:value="-0.0831055779" calcext:value-type="float">
            <text:p>-0.0831055779</text:p>
          </table:table-cell>
          <table:table-cell office:value-type="string" calcext:value-type="string">
            <text:p>2017_7</text:p>
          </table:table-cell>
          <table:table-cell office:value-type="float" office:value="0" calcext:value-type="float">
            <text:p>0</text:p>
          </table:table-cell>
          <table:table-cell office:value-type="float" office:value="0.0000207140835054" calcext:value-type="float">
            <text:p>2.07140835054E-05</text:p>
          </table:table-cell>
          <table:table-cell office:value-type="float" office:value="0.00000276187780072" calcext:value-type="float">
            <text:p>2.76187780072E-06</text:p>
          </table:table-cell>
          <table:table-cell office:value-type="float" office:value="0.000229235857459" calcext:value-type="float">
            <text:p>0.0002292359</text:p>
          </table:table-cell>
          <table:table-cell office:value-type="float" office:value="0.031113934364" calcext:value-type="float">
            <text:p>0.0311139344</text:p>
          </table:table-cell>
          <table:table-cell office:value-type="float" office:value="0.00860048747143" calcext:value-type="float">
            <text:p>0.0086004875</text:p>
          </table:table-cell>
          <table:table-cell office:value-type="float" office:value="0.0109439407853" calcext:value-type="float">
            <text:p>0.0109439408</text:p>
          </table:table-cell>
          <table:table-cell office:value-type="float" office:value="0.0000248569002065" calcext:value-type="float">
            <text:p>2.48569002065E-05</text:p>
          </table:table-cell>
          <table:table-cell office:value-type="float" office:value="0" calcext:value-type="float">
            <text:p>0</text:p>
          </table:table-cell>
          <table:table-cell office:value-type="float" office:value="0.0702207430832" calcext:value-type="float">
            <text:p>0.0702207431</text:p>
          </table:table-cell>
        </table:table-row>
        <table:table-row table:style-name="ro1">
          <table:table-cell table:number-columns-repeated="2" office:value-type="string" calcext:value-type="string">
            <text:p>2017_5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26209846" calcext:value-type="float">
            <text:p>-0.126209846</text:p>
          </table:table-cell>
          <table:table-cell office:value-type="float" office:value="-0.1367810965" calcext:value-type="float">
            <text:p>-0.1367810965</text:p>
          </table:table-cell>
          <table:table-cell office:value-type="float" office:value="-0.1761350381" calcext:value-type="float">
            <text:p>-0.1761350381</text:p>
          </table:table-cell>
          <table:table-cell office:value-type="float" office:value="-0.1886873238" calcext:value-type="float">
            <text:p>-0.1886873238</text:p>
          </table:table-cell>
          <table:table-cell office:value-type="float" office:value="-0.1629941146" calcext:value-type="float">
            <text:p>-0.1629941146</text:p>
          </table:table-cell>
          <table:table-cell office:value-type="float" office:value="0.2234919565" calcext:value-type="float">
            <text:p>0.2234919565</text:p>
          </table:table-cell>
          <table:table-cell office:value-type="float" office:value="42" calcext:value-type="float">
            <text:p>42</text:p>
          </table:table-cell>
          <table:table-cell office:value-type="float" office:value="54.398441" calcext:value-type="float">
            <text:p>54.398441</text:p>
          </table:table-cell>
          <table:table-cell office:value-type="float" office:value="270.8291735615" calcext:value-type="float">
            <text:p>270.8291735615</text:p>
          </table:table-cell>
          <table:table-cell office:value-type="float" office:value="51.524074" calcext:value-type="float">
            <text:p>51.524074</text:p>
          </table:table-cell>
          <table:table-cell office:value-type="float" office:value="-0.130824" calcext:value-type="float">
            <text:p>-0.130824</text:p>
          </table:table-cell>
          <table:table-cell office:value-type="float" office:value="85" calcext:value-type="float">
            <text:p>85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000133872616858" calcext:value-type="float">
            <text:p>1.33872616858E-05</text:p>
          </table:table-cell>
          <table:table-cell office:value-type="float" office:value="0.0737487512195" calcext:value-type="float">
            <text:p>0.0737487512</text:p>
          </table:table-cell>
          <table:table-cell/>
          <table:table-cell office:value-type="float" office:value="0.0830813460222" calcext:value-type="float">
            <text:p>0.083081346</text:p>
          </table:table-cell>
          <table:table-cell office:value-type="float" office:value="0.00167340771073" calcext:value-type="float">
            <text:p>0.0016734077</text:p>
          </table:table-cell>
          <table:table-cell office:value-type="float" office:value="0.00000167340771073" calcext:value-type="float">
            <text:p>1.67340771073E-06</text:p>
          </table:table-cell>
          <table:table-cell/>
          <table:table-cell office:value-type="float" office:value="0.0018089537353" calcext:value-type="float">
            <text:p>0.0018089537</text:p>
          </table:table-cell>
          <table:table-cell office:value-type="float" office:value="0.0294252011854" calcext:value-type="float">
            <text:p>0.0294252012</text:p>
          </table:table-cell>
          <table:table-cell office:value-type="float" office:value="0.0153635561922" calcext:value-type="float">
            <text:p>0.0153635562</text:p>
          </table:table-cell>
          <table:table-cell office:value-type="float" office:value="0.000232603671791" calcext:value-type="float">
            <text:p>0.0002326037</text:p>
          </table:table-cell>
          <table:table-cell table:number-columns-repeated="2"/>
          <table:table-cell office:value-type="float" office:value="0.000204155740709" calcext:value-type="float">
            <text:p>0.0002041557</text:p>
          </table:table-cell>
          <table:table-cell office:value-type="float" office:value="0.0018089537353" calcext:value-type="float">
            <text:p>0.0018089537</text:p>
          </table:table-cell>
          <table:table-cell office:value-type="float" office:value="0.000055222454454" calcext:value-type="float">
            <text:p>5.5222454454E-05</text:p>
          </table:table-cell>
          <table:table-cell office:value-type="float" office:value="0.0000485288236111" calcext:value-type="float">
            <text:p>4.85288236111E-05</text:p>
          </table:table-cell>
          <table:table-cell office:value-type="float" office:value="0.0000702831238506" calcext:value-type="float">
            <text:p>7.028312385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251011156609" calcext:value-type="float">
            <text:p>2.51011156609E-0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1368112076" calcext:value-type="float">
            <text:p>-0.1368112076</text:p>
          </table:table-cell>
          <table:table-cell office:value-type="string" calcext:value-type="string">
            <text:p>2017_1</text:p>
          </table:table-cell>
          <table:table-cell office:value-type="float" office:value="0.00184699954191" calcext:value-type="float">
            <text:p>0.0018469995</text:p>
          </table:table-cell>
          <table:table-cell office:value-type="float" office:value="0.00024797679035" calcext:value-type="float">
            <text:p>0.0002479768</text:p>
          </table:table-cell>
          <table:table-cell office:value-type="float" office:value="0.00155382501145" calcext:value-type="float">
            <text:p>0.001553825</text:p>
          </table:table-cell>
          <table:table-cell office:value-type="float" office:value="0.0020119102153" calcext:value-type="float">
            <text:p>0.0020119102</text:p>
          </table:table-cell>
          <table:table-cell office:value-type="float" office:value="0.00000122156054359" calcext:value-type="float">
            <text:p>1.22156054359E-06</text:p>
          </table:table-cell>
          <table:table-cell office:value-type="float" office:value="0" calcext:value-type="float">
            <text:p>0</text:p>
          </table:table-cell>
          <table:table-cell office:value-type="float" office:value="0.0493388303558" calcext:value-type="float">
            <text:p>0.0493388304</text:p>
          </table:table-cell>
          <table:table-cell office:value-type="float" office:value="0.000790349671706" calcext:value-type="float">
            <text:p>0.0007903497</text:p>
          </table:table-cell>
          <table:table-cell office:value-type="float" office:value="0.0118760116048" calcext:value-type="float">
            <text:p>0.0118760116</text:p>
          </table:table-cell>
          <table:table-cell office:value-type="float" office:value="0.00113727286609" calcext:value-type="float">
            <text:p>0.0011372729</text:p>
          </table:table-cell>
          <table:table-cell office:value-type="float" office:value="0.00961368147809" calcext:value-type="float">
            <text:p>0.0096136815</text:p>
          </table:table-cell>
          <table:table-cell office:value-type="float" office:value="-0.1728538859" calcext:value-type="float">
            <text:p>-0.1728538859</text:p>
          </table:table-cell>
          <table:table-cell office:value-type="string" calcext:value-type="string">
            <text:p>2017_1</text:p>
          </table:table-cell>
          <table:table-cell office:value-type="float" office:value="0" calcext:value-type="float">
            <text:p>0</text:p>
          </table:table-cell>
          <table:table-cell office:value-type="float" office:value="0.0000549702244617" calcext:value-type="float">
            <text:p>5.49702244617E-05</text:p>
          </table:table-cell>
          <table:table-cell office:value-type="float" office:value="0.00000122156054359" calcext:value-type="float">
            <text:p>1.22156054359E-06</text:p>
          </table:table-cell>
          <table:table-cell office:value-type="float" office:value="0.0000232096503283" calcext:value-type="float">
            <text:p>2.32096503283E-05</text:p>
          </table:table-cell>
          <table:table-cell office:value-type="float" office:value="0.0287323255459" calcext:value-type="float">
            <text:p>0.0287323255</text:p>
          </table:table-cell>
          <table:table-cell office:value-type="float" office:value="0.00666605588639" calcext:value-type="float">
            <text:p>0.0066660559</text:p>
          </table:table-cell>
          <table:table-cell office:value-type="float" office:value="0.0106116964422" calcext:value-type="float">
            <text:p>0.0106116964</text:p>
          </table:table-cell>
          <table:table-cell office:value-type="float" office:value="0.0000940601618568" calcext:value-type="float">
            <text:p>9.40601618568E-05</text:p>
          </table:table-cell>
          <table:table-cell office:value-type="float" office:value="0" calcext:value-type="float">
            <text:p>0</text:p>
          </table:table-cell>
          <table:table-cell office:value-type="float" office:value="0.0616387234692" calcext:value-type="float">
            <text:p>0.0616387235</text:p>
          </table:table-cell>
          <table:table-cell/>
          <table:table-cell office:value-type="float" office:value="-0.0766003781" calcext:value-type="float">
            <text:p>-0.0766003781</text:p>
          </table:table-cell>
          <table:table-cell office:value-type="string" calcext:value-type="string">
            <text:p>2017_4</text:p>
          </table:table-cell>
          <table:table-cell office:value-type="float" office:value="0" calcext:value-type="float">
            <text:p>0</text:p>
          </table:table-cell>
          <table:table-cell office:value-type="float" office:value="0.0000034075613787" calcext:value-type="float">
            <text:p>3.40756137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408907365444" calcext:value-type="float">
            <text:p>4.08907365444E-05</text:p>
          </table:table-cell>
          <table:table-cell office:value-type="float" office:value="0.0271616717496" calcext:value-type="float">
            <text:p>0.0271616717</text:p>
          </table:table-cell>
          <table:table-cell office:value-type="float" office:value="0.00618813146372" calcext:value-type="float">
            <text:p>0.0061881315</text:p>
          </table:table-cell>
          <table:table-cell office:value-type="float" office:value="0.0167424849073" calcext:value-type="float">
            <text:p>0.0167424849</text:p>
          </table:table-cell>
          <table:table-cell office:value-type="float" office:value="0.0000261246372367" calcext:value-type="float">
            <text:p>2.61246372367E-05</text:p>
          </table:table-cell>
          <table:table-cell office:value-type="float" office:value="0.0000011358537929" calcext:value-type="float">
            <text:p>1.1358537929E-06</text:p>
          </table:table-cell>
          <table:table-cell office:value-type="float" office:value="0.0617472838896" calcext:value-type="float">
            <text:p>0.0617472839</text:p>
          </table:table-cell>
        </table:table-row>
        <table:table-row table:style-name="ro1">
          <table:table-cell table:number-columns-repeated="2" office:value-type="string" calcext:value-type="string">
            <text:p>2017_6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6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141367732" calcext:value-type="float">
            <text:p>-0.1141367732</text:p>
          </table:table-cell>
          <table:table-cell office:value-type="float" office:value="-0.2257962679" calcext:value-type="float">
            <text:p>-0.2257962679</text:p>
          </table:table-cell>
          <table:table-cell office:value-type="float" office:value="-0.2412356467" calcext:value-type="float">
            <text:p>-0.2412356467</text:p>
          </table:table-cell>
          <table:table-cell office:value-type="float" office:value="-0.2617090825" calcext:value-type="float">
            <text:p>-0.2617090825</text:p>
          </table:table-cell>
          <table:table-cell office:value-type="float" office:value="-0.2009299066" calcext:value-type="float">
            <text:p>-0.2009299066</text:p>
          </table:table-cell>
          <table:table-cell office:value-type="float" office:value="0.6372919472" calcext:value-type="float">
            <text:p>0.6372919472</text:p>
          </table:table-cell>
          <table:table-cell office:value-type="float" office:value="43" calcext:value-type="float">
            <text:p>43</text:p>
          </table:table-cell>
          <table:table-cell office:value-type="float" office:value="47.634752" calcext:value-type="float">
            <text:p>47.634752</text:p>
          </table:table-cell>
          <table:table-cell office:value-type="float" office:value="226.1467300592" calcext:value-type="float">
            <text:p>226.1467300592</text:p>
          </table:table-cell>
          <table:table-cell office:value-type="float" office:value="51.524073" calcext:value-type="float">
            <text:p>51.524073</text:p>
          </table:table-cell>
          <table:table-cell office:value-type="float" office:value="-0.130863" calcext:value-type="float">
            <text:p>-0.1308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0786008266842" calcext:value-type="float">
            <text:p>7.86008266842E-06</text:p>
          </table:table-cell>
          <table:table-cell office:value-type="float" office:value="0.0648859649381" calcext:value-type="float">
            <text:p>0.0648859649</text:p>
          </table:table-cell>
          <table:table-cell/>
          <table:table-cell office:value-type="float" office:value="0.120162978814" calcext:value-type="float">
            <text:p>0.1201629788</text:p>
          </table:table-cell>
          <table:table-cell office:value-type="float" office:value="0.00416093126259" calcext:value-type="float">
            <text:p>0.0041609313</text:p>
          </table:table-cell>
          <table:table-cell office:value-type="float" office:value="0.000486342615108" calcext:value-type="float">
            <text:p>0.0004863426</text:p>
          </table:table-cell>
          <table:table-cell/>
          <table:table-cell office:value-type="float" office:value="0.00947631216711" calcext:value-type="float">
            <text:p>0.0094763122</text:p>
          </table:table-cell>
          <table:table-cell office:value-type="float" office:value="0.0424031809755" calcext:value-type="float">
            <text:p>0.042403181</text:p>
          </table:table-cell>
          <table:table-cell office:value-type="float" office:value="0.0155747538075" calcext:value-type="float">
            <text:p>0.0155747538</text:p>
          </table:table-cell>
          <table:table-cell office:value-type="float" office:value="0.00056690846246" calcext:value-type="float">
            <text:p>0.0005669085</text:p>
          </table:table-cell>
          <table:table-cell table:number-columns-repeated="2"/>
          <table:table-cell office:value-type="float" office:value="0.000565925952126" calcext:value-type="float">
            <text:p>0.000565926</text:p>
          </table:table-cell>
          <table:table-cell office:value-type="float" office:value="0.00947631216711" calcext:value-type="float">
            <text:p>0.0094763122</text:p>
          </table:table-cell>
          <table:table-cell office:value-type="float" office:value="0.000156219143035" calcext:value-type="float">
            <text:p>0.0001562191</text:p>
          </table:table-cell>
          <table:table-cell office:value-type="float" office:value="0.000383179030085" calcext:value-type="float">
            <text:p>0.000383179</text:p>
          </table:table-cell>
          <table:table-cell office:value-type="float" office:value="0.00000589506200131" calcext:value-type="float">
            <text:p>5.89506200131E-06</text:p>
          </table:table-cell>
          <table:table-cell office:value-type="float" office:value="0.00000687757233487" calcext:value-type="float">
            <text:p>6.87757233487E-06</text:p>
          </table:table-cell>
          <table:table-cell office:value-type="float" office:value="0.000348791168411" calcext:value-type="float">
            <text:p>0.00034879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0.1367810965" calcext:value-type="float">
            <text:p>-0.1367810965</text:p>
          </table:table-cell>
          <table:table-cell office:value-type="string" calcext:value-type="string">
            <text:p>2017_5</text:p>
          </table:table-cell>
          <table:table-cell office:value-type="float" office:value="0.0018089537353" calcext:value-type="float">
            <text:p>0.0018089537</text:p>
          </table:table-cell>
          <table:table-cell office:value-type="float" office:value="0.000143913063123" calcext:value-type="float">
            <text:p>0.0001439131</text:p>
          </table:table-cell>
          <table:table-cell office:value-type="float" office:value="0.000714545092481" calcext:value-type="float">
            <text:p>0.0007145451</text:p>
          </table:table-cell>
          <table:table-cell office:value-type="float" office:value="0.00208171919215" calcext:value-type="float">
            <text:p>0.0020817192</text:p>
          </table:table-cell>
          <table:table-cell office:value-type="float" office:value="0.00000836703855364" calcext:value-type="float">
            <text:p>0.000008367</text:p>
          </table:table-cell>
          <table:table-cell office:value-type="float" office:value="0" calcext:value-type="float">
            <text:p>0</text:p>
          </table:table-cell>
          <table:table-cell office:value-type="float" office:value="0.0564591027523" calcext:value-type="float">
            <text:p>0.0564591028</text:p>
          </table:table-cell>
          <table:table-cell office:value-type="float" office:value="0.00149267967797" calcext:value-type="float">
            <text:p>0.0014926797</text:p>
          </table:table-cell>
          <table:table-cell office:value-type="float" office:value="0.0108102138113" calcext:value-type="float">
            <text:p>0.0108102138</text:p>
          </table:table-cell>
          <table:table-cell office:value-type="float" office:value="0.00173532379602" calcext:value-type="float">
            <text:p>0.0017353238</text:p>
          </table:table-cell>
          <table:table-cell office:value-type="float" office:value="0.00782652786308" calcext:value-type="float">
            <text:p>0.0078265279</text:p>
          </table:table-cell>
          <table:table-cell office:value-type="float" office:value="-0.1846149128" calcext:value-type="float">
            <text:p>-0.1846149128</text:p>
          </table:table-cell>
          <table:table-cell office:value-type="string" calcext:value-type="string">
            <text:p>2017_5</text:p>
          </table:table-cell>
          <table:table-cell office:value-type="float" office:value="0" calcext:value-type="float">
            <text:p>0</text:p>
          </table:table-cell>
          <table:table-cell office:value-type="float" office:value="0.0000117138539751" calcext:value-type="float">
            <text:p>1.17138539751E-05</text:p>
          </table:table-cell>
          <table:table-cell office:value-type="float" office:value="0.00000502022313218" calcext:value-type="float">
            <text:p>5.02022313218E-06</text:p>
          </table:table-cell>
          <table:table-cell office:value-type="float" office:value="0.0000117138539751" calcext:value-type="float">
            <text:p>1.17138539751E-05</text:p>
          </table:table-cell>
          <table:table-cell office:value-type="float" office:value="0.024609133794" calcext:value-type="float">
            <text:p>0.0246091338</text:p>
          </table:table-cell>
          <table:table-cell office:value-type="float" office:value="0.00436592071729" calcext:value-type="float">
            <text:p>0.0043659207</text:p>
          </table:table-cell>
          <table:table-cell office:value-type="float" office:value="0.00819969778257" calcext:value-type="float">
            <text:p>0.0081996978</text:p>
          </table:table-cell>
          <table:table-cell office:value-type="float" office:value="0.000036814969636" calcext:value-type="float">
            <text:p>0.000036815</text:p>
          </table:table-cell>
          <table:table-cell office:value-type="float" office:value="0.00000167340771073" calcext:value-type="float">
            <text:p>1.67340771073E-06</text:p>
          </table:table-cell>
          <table:table-cell office:value-type="float" office:value="0.0365070626172" calcext:value-type="float">
            <text:p>0.0365070626</text:p>
          </table:table-cell>
          <table:table-cell/>
          <table:table-cell office:value-type="float" office:value="-0.0724872695" calcext:value-type="float">
            <text:p>-0.0724872695</text:p>
          </table:table-cell>
          <table:table-cell office:value-type="string" calcext:value-type="string">
            <text:p>2017_1</text:p>
          </table:table-cell>
          <table:table-cell office:value-type="float" office:value="0" calcext:value-type="float">
            <text:p>0</text:p>
          </table:table-cell>
          <table:table-cell office:value-type="float" office:value="0.0000549702244617" calcext:value-type="float">
            <text:p>5.49702244617E-05</text:p>
          </table:table-cell>
          <table:table-cell office:value-type="float" office:value="0.00000122156054359" calcext:value-type="float">
            <text:p>1.22156054359E-06</text:p>
          </table:table-cell>
          <table:table-cell office:value-type="float" office:value="0.0000232096503283" calcext:value-type="float">
            <text:p>2.32096503283E-05</text:p>
          </table:table-cell>
          <table:table-cell office:value-type="float" office:value="0.0287323255459" calcext:value-type="float">
            <text:p>0.0287323255</text:p>
          </table:table-cell>
          <table:table-cell office:value-type="float" office:value="0.00666605588639" calcext:value-type="float">
            <text:p>0.0066660559</text:p>
          </table:table-cell>
          <table:table-cell office:value-type="float" office:value="0.0106116964422" calcext:value-type="float">
            <text:p>0.0106116964</text:p>
          </table:table-cell>
          <table:table-cell office:value-type="float" office:value="0.0000940601618568" calcext:value-type="float">
            <text:p>9.40601618568E-05</text:p>
          </table:table-cell>
          <table:table-cell office:value-type="float" office:value="0" calcext:value-type="float">
            <text:p>0</text:p>
          </table:table-cell>
          <table:table-cell office:value-type="float" office:value="0.0616387234692" calcext:value-type="float">
            <text:p>0.0616387235</text:p>
          </table:table-cell>
        </table:table-row>
        <table:table-row table:style-name="ro1">
          <table:table-cell table:number-columns-repeated="2" office:value-type="string" calcext:value-type="string">
            <text:p>2017_7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7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0831055779" calcext:value-type="float">
            <text:p>-0.0831055779</text:p>
          </table:table-cell>
          <table:table-cell office:value-type="float" office:value="-0.1492770975" calcext:value-type="float">
            <text:p>-0.1492770975</text:p>
          </table:table-cell>
          <table:table-cell office:value-type="float" office:value="-0.1793073036" calcext:value-type="float">
            <text:p>-0.1793073036</text:p>
          </table:table-cell>
          <table:table-cell office:value-type="float" office:value="-0.1880414056" calcext:value-type="float">
            <text:p>-0.1880414056</text:p>
          </table:table-cell>
          <table:table-cell office:value-type="float" office:value="-0.152856657" calcext:value-type="float">
            <text:p>-0.152856657</text:p>
          </table:table-cell>
          <table:table-cell office:value-type="float" office:value="0.1952452326" calcext:value-type="float">
            <text:p>0.1952452326</text:p>
          </table:table-cell>
          <table:table-cell office:value-type="float" office:value="44" calcext:value-type="float">
            <text:p>44</text:p>
          </table:table-cell>
          <table:table-cell office:value-type="float" office:value="55.668784" calcext:value-type="float">
            <text:p>55.668784</text:p>
          </table:table-cell>
          <table:table-cell office:value-type="float" office:value="265.9234894079" calcext:value-type="float">
            <text:p>265.9234894079</text:p>
          </table:table-cell>
          <table:table-cell office:value-type="float" office:value="51.524371" calcext:value-type="float">
            <text:p>51.524371</text:p>
          </table:table-cell>
          <table:table-cell office:value-type="float" office:value="-0.130757" calcext:value-type="float">
            <text:p>-0.1307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0828563340215" calcext:value-type="float">
            <text:p>8.28563340215E-06</text:p>
          </table:table-cell>
          <table:table-cell office:value-type="float" office:value="0.121156674423" calcext:value-type="float">
            <text:p>0.1211566744</text:p>
          </table:table-cell>
          <table:table-cell/>
          <table:table-cell office:value-type="float" office:value="0.0976240946219" calcext:value-type="float">
            <text:p>0.0976240946</text:p>
          </table:table-cell>
          <table:table-cell office:value-type="float" office:value="0.00187945784339" calcext:value-type="float">
            <text:p>0.0018794578</text:p>
          </table:table-cell>
          <table:table-cell office:value-type="float" office:value="0.000053856617114" calcext:value-type="float">
            <text:p>5.3856617114E-05</text:p>
          </table:table-cell>
          <table:table-cell/>
          <table:table-cell office:value-type="float" office:value="0.0027011164891" calcext:value-type="float">
            <text:p>0.0027011165</text:p>
          </table:table-cell>
          <table:table-cell office:value-type="float" office:value="0.0302743235126" calcext:value-type="float">
            <text:p>0.0302743235</text:p>
          </table:table-cell>
          <table:table-cell office:value-type="float" office:value="0.0161445566841" calcext:value-type="float">
            <text:p>0.0161445567</text:p>
          </table:table-cell>
          <table:table-cell office:value-type="float" office:value="0.000182283934847" calcext:value-type="float">
            <text:p>0.0001822839</text:p>
          </table:table-cell>
          <table:table-cell table:number-columns-repeated="2"/>
          <table:table-cell office:value-type="float" office:value="0.000160188912442" calcext:value-type="float">
            <text:p>0.0001601889</text:p>
          </table:table-cell>
          <table:table-cell office:value-type="float" office:value="0.0027011164891" calcext:value-type="float">
            <text:p>0.0027011165</text:p>
          </table:table-cell>
          <table:table-cell office:value-type="float" office:value="0.0000276187780072" calcext:value-type="float">
            <text:p>2.76187780072E-05</text:p>
          </table:table-cell>
          <table:table-cell office:value-type="float" office:value="0.0000662850672172" calcext:value-type="float">
            <text:p>6.62850672172E-05</text:p>
          </table:table-cell>
          <table:table-cell office:value-type="float" office:value="0.000053856617114" calcext:value-type="float">
            <text:p>5.3856617114E-05</text:p>
          </table:table-cell>
          <table:table-cell office:value-type="float" office:value="0" calcext:value-type="float">
            <text:p>0</text:p>
          </table:table-cell>
          <table:table-cell office:value-type="float" office:value="0.0000952847841247" calcext:value-type="float">
            <text:p>9.52847841247E-0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1184902648" calcext:value-type="float">
            <text:p>-0.1184902648</text:p>
          </table:table-cell>
          <table:table-cell office:value-type="string" calcext:value-type="string">
            <text:p>2016_1</text:p>
          </table:table-cell>
          <table:table-cell office:value-type="float" office:value="0.00136917191025" calcext:value-type="float">
            <text:p>0.0013691719</text:p>
          </table:table-cell>
          <table:table-cell office:value-type="float" office:value="0.0000574575724876" calcext:value-type="float">
            <text:p>5.74575724876E-05</text:p>
          </table:table-cell>
          <table:table-cell office:value-type="float" office:value="0.00114354583292" calcext:value-type="float">
            <text:p>0.0011435458</text:p>
          </table:table-cell>
          <table:table-cell office:value-type="float" office:value="0.00222823268915" calcext:value-type="float">
            <text:p>0.0022282327</text:p>
          </table:table-cell>
          <table:table-cell office:value-type="float" office:value="0.0000175175525877" calcext:value-type="float">
            <text:p>1.75175525877E-05</text:p>
          </table:table-cell>
          <table:table-cell office:value-type="float" office:value="0" calcext:value-type="float">
            <text:p>0</text:p>
          </table:table-cell>
          <table:table-cell office:value-type="float" office:value="0.0436670543885" calcext:value-type="float">
            <text:p>0.0436670544</text:p>
          </table:table-cell>
          <table:table-cell office:value-type="float" office:value="0.00162282607172" calcext:value-type="float">
            <text:p>0.0016228261</text:p>
          </table:table-cell>
          <table:table-cell office:value-type="float" office:value="0.0130281542105" calcext:value-type="float">
            <text:p>0.0130281542</text:p>
          </table:table-cell>
          <table:table-cell office:value-type="float" office:value="0.000959261179702" calcext:value-type="float">
            <text:p>0.0009592612</text:p>
          </table:table-cell>
          <table:table-cell office:value-type="float" office:value="0.00738540017097" calcext:value-type="float">
            <text:p>0.0073854002</text:p>
          </table:table-cell>
          <table:table-cell office:value-type="float" office:value="-0.1880055969" calcext:value-type="float">
            <text:p>-0.1880055969</text:p>
          </table:table-cell>
          <table:table-cell office:value-type="string" calcext:value-type="string">
            <text:p>2016_1</text:p>
          </table:table-cell>
          <table:table-cell office:value-type="float" office:value="0.00000280280841403" calcext:value-type="float">
            <text:p>2.80280841403E-06</text:p>
          </table:table-cell>
          <table:table-cell office:value-type="float" office:value="0.0000147147441737" calcext:value-type="float">
            <text:p>1.47147441737E-05</text:p>
          </table:table-cell>
          <table:table-cell office:value-type="float" office:value="0.00000210210631052" calcext:value-type="float">
            <text:p>2.10210631052E-06</text:p>
          </table:table-cell>
          <table:table-cell office:value-type="float" office:value="0.0000252252757263" calcext:value-type="float">
            <text:p>2.52252757263E-05</text:p>
          </table:table-cell>
          <table:table-cell office:value-type="float" office:value="0.0256050562664" calcext:value-type="float">
            <text:p>0.0256050563</text:p>
          </table:table-cell>
          <table:table-cell office:value-type="float" office:value="0.00627548803902" calcext:value-type="float">
            <text:p>0.006275488</text:p>
          </table:table-cell>
          <table:table-cell office:value-type="float" office:value="0.00937679554914" calcext:value-type="float">
            <text:p>0.0093767955</text:p>
          </table:table-cell>
          <table:table-cell office:value-type="float" office:value="0.000041341424107" calcext:value-type="float">
            <text:p>4.1341424107E-05</text:p>
          </table:table-cell>
          <table:table-cell office:value-type="float" office:value="0" calcext:value-type="float">
            <text:p>0</text:p>
          </table:table-cell>
          <table:table-cell office:value-type="float" office:value="0.0234553022128" calcext:value-type="float">
            <text:p>0.0234553022</text:p>
          </table:table-cell>
          <table:table-cell/>
          <table:table-cell office:value-type="float" office:value="-0.0724555973" calcext:value-type="float">
            <text:p>-0.0724555973</text:p>
          </table:table-cell>
          <table:table-cell office:value-type="string" calcext:value-type="string">
            <text:p>2017_2</text:p>
          </table:table-cell>
          <table:table-cell office:value-type="float" office:value="0" calcext:value-type="float">
            <text:p>0</text:p>
          </table:table-cell>
          <table:table-cell office:value-type="float" office:value="0.000124311942539" calcext:value-type="float">
            <text:p>0.0001243119</text:p>
          </table:table-cell>
          <table:table-cell office:value-type="float" office:value="0.0000246795768275" calcext:value-type="float">
            <text:p>2.46795768275E-05</text:p>
          </table:table-cell>
          <table:table-cell office:value-type="float" office:value="0.0000191952264214" calcext:value-type="float">
            <text:p>1.91952264214E-05</text:p>
          </table:table-cell>
          <table:table-cell office:value-type="float" office:value="0.0193277648896" calcext:value-type="float">
            <text:p>0.0193277649</text:p>
          </table:table-cell>
          <table:table-cell office:value-type="float" office:value="0.0059167000298" calcext:value-type="float">
            <text:p>0.0059167</text:p>
          </table:table-cell>
          <table:table-cell office:value-type="float" office:value="0.0201686986185" calcext:value-type="float">
            <text:p>0.0201686986</text:p>
          </table:table-cell>
          <table:table-cell office:value-type="float" office:value="0.000121569767336" calcext:value-type="float">
            <text:p>0.0001215698</text:p>
          </table:table-cell>
          <table:table-cell office:value-type="float" office:value="0.00000182811680204" calcext:value-type="float">
            <text:p>1.82811680204E-06</text:p>
          </table:table-cell>
          <table:table-cell office:value-type="float" office:value="0.07141629693" calcext:value-type="float">
            <text:p>0.0714162969</text:p>
          </table:table-cell>
        </table:table-row>
        <table:table-row table:style-name="ro1">
          <table:table-cell table:number-columns-repeated="2" office:value-type="string" calcext:value-type="string">
            <text:p>2017_8</text:p>
          </table:table-cell>
          <table:table-cell office:value-type="string" calcext:value-type="string">
            <text:p>16S_Gordon_Square</text:p>
          </table:table-cell>
          <table:table-cell/>
          <table:table-cell table:number-columns-repeated="2" office:value-type="string" calcext:value-type="string">
            <text:p>2017_8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con</text:p>
          </table:table-cell>
          <table:table-cell office:value-type="string" calcext:value-type="string">
            <text:p>Illumina MiSeq</text:p>
          </table:table-cell>
          <table:table-cell/>
          <table:table-cell office:value-type="float" office:value="-0.1710999533" calcext:value-type="float">
            <text:p>-0.1710999533</text:p>
          </table:table-cell>
          <table:table-cell office:value-type="float" office:value="-0.1880055969" calcext:value-type="float">
            <text:p>-0.1880055969</text:p>
          </table:table-cell>
          <table:table-cell office:value-type="float" office:value="-0.2349993638" calcext:value-type="float">
            <text:p>-0.2349993638</text:p>
          </table:table-cell>
          <table:table-cell office:value-type="float" office:value="-0.224903403" calcext:value-type="float">
            <text:p>-0.224903403</text:p>
          </table:table-cell>
          <table:table-cell office:value-type="float" office:value="-0.1606037523" calcext:value-type="float">
            <text:p>-0.1606037523</text:p>
          </table:table-cell>
          <table:table-cell office:value-type="float" office:value="0.6812281372" calcext:value-type="float">
            <text:p>0.6812281372</text:p>
          </table:table-cell>
          <table:table-cell office:value-type="float" office:value="45" calcext:value-type="float">
            <text:p>45</text:p>
          </table:table-cell>
          <table:table-cell office:value-type="float" office:value="53.597421" calcext:value-type="float">
            <text:p>53.597421</text:p>
          </table:table-cell>
          <table:table-cell office:value-type="float" office:value="273.821423441" calcext:value-type="float">
            <text:p>273.821423441</text:p>
          </table:table-cell>
          <table:table-cell office:value-type="float" office:value="51.524185" calcext:value-type="float">
            <text:p>51.524185</text:p>
          </table:table-cell>
          <table:table-cell office:value-type="float" office:value="-0.130664" calcext:value-type="float">
            <text:p>-0.1306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195064859066" calcext:value-type="float">
            <text:p>1.95064859066E-05</text:p>
          </table:table-cell>
          <table:table-cell office:value-type="float" office:value="0.0339403565971" calcext:value-type="float">
            <text:p>0.0339403566</text:p>
          </table:table-cell>
          <table:table-cell/>
          <table:table-cell office:value-type="float" office:value="0.136502672853" calcext:value-type="float">
            <text:p>0.1365026729</text:p>
          </table:table-cell>
          <table:table-cell office:value-type="float" office:value="0.00225996572432" calcext:value-type="float">
            <text:p>0.0022599657</text:p>
          </table:table-cell>
          <table:table-cell office:value-type="float" office:value="0.000121683316846" calcext:value-type="float">
            <text:p>0.0001216833</text:p>
          </table:table-cell>
          <table:table-cell/>
          <table:table-cell office:value-type="float" office:value="0.00292225736486" calcext:value-type="float">
            <text:p>0.0029222574</text:p>
          </table:table-cell>
          <table:table-cell office:value-type="float" office:value="0.0385215941443" calcext:value-type="float">
            <text:p>0.0385215941</text:p>
          </table:table-cell>
          <table:table-cell office:value-type="float" office:value="0.0321810573444" calcext:value-type="float">
            <text:p>0.0321810573</text:p>
          </table:table-cell>
          <table:table-cell office:value-type="float" office:value="0.000261944239317" calcext:value-type="float">
            <text:p>0.0002619442</text:p>
          </table:table-cell>
          <table:table-cell table:number-columns-repeated="2"/>
          <table:table-cell office:value-type="float" office:value="0.000237793352004" calcext:value-type="float">
            <text:p>0.0002377934</text:p>
          </table:table-cell>
          <table:table-cell office:value-type="float" office:value="0.00292225736486" calcext:value-type="float">
            <text:p>0.0029222574</text:p>
          </table:table-cell>
          <table:table-cell office:value-type="float" office:value="0.00013933204219" calcext:value-type="float">
            <text:p>0.000139332</text:p>
          </table:table-cell>
          <table:table-cell office:value-type="float" office:value="0.000155123006971" calcext:value-type="float">
            <text:p>0.000155123</text:p>
          </table:table-cell>
          <table:table-cell office:value-type="float" office:value="0.0000130043239377" calcext:value-type="float">
            <text:p>1.30043239377E-05</text:p>
          </table:table-cell>
          <table:table-cell office:value-type="float" office:value="0" calcext:value-type="float">
            <text:p>0</text:p>
          </table:table-cell>
          <table:table-cell office:value-type="float" office:value="0.0000687371408136" calcext:value-type="float">
            <text:p>6.87371408136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53873483" calcext:value-type="float">
            <text:p>0.0453873483</text:p>
          </table:table-cell>
          <table:table-cell office:value-type="string" calcext:value-type="string">
            <text:p>2017_3</text:p>
          </table:table-cell>
          <table:table-cell office:value-type="float" office:value="0.000759808303393" calcext:value-type="float">
            <text:p>0.0007598083</text:p>
          </table:table-cell>
          <table:table-cell office:value-type="float" office:value="0.000162919047976" calcext:value-type="float">
            <text:p>0.000162919</text:p>
          </table:table-cell>
          <table:table-cell office:value-type="float" office:value="0.00206460244869" calcext:value-type="float">
            <text:p>0.0020646024</text:p>
          </table:table-cell>
          <table:table-cell office:value-type="float" office:value="0.0015282671757" calcext:value-type="float">
            <text:p>0.0015282672</text:p>
          </table:table-cell>
          <table:table-cell table:number-columns-repeated="2" office:value-type="float" office:value="0.00000144176148651" calcext:value-type="float">
            <text:p>1.44176148651E-06</text:p>
          </table:table-cell>
          <table:table-cell office:value-type="float" office:value="0.00838816832854" calcext:value-type="float">
            <text:p>0.0083881683</text:p>
          </table:table-cell>
          <table:table-cell office:value-type="float" office:value="0.00166523451692" calcext:value-type="float">
            <text:p>0.0016652345</text:p>
          </table:table-cell>
          <table:table-cell office:value-type="float" office:value="0.00162198167233" calcext:value-type="float">
            <text:p>0.0016219817</text:p>
          </table:table-cell>
          <table:table-cell office:value-type="float" office:value="0.000945795535153" calcext:value-type="float">
            <text:p>0.0009457955</text:p>
          </table:table-cell>
          <table:table-cell office:value-type="float" office:value="0.014322458607" calcext:value-type="float">
            <text:p>0.0143224586</text:p>
          </table:table-cell>
          <table:table-cell office:value-type="float" office:value="-0.2257962679" calcext:value-type="float">
            <text:p>-0.2257962679</text:p>
          </table:table-cell>
          <table:table-cell office:value-type="string" calcext:value-type="string">
            <text:p>2017_3</text:p>
          </table:table-cell>
          <table:table-cell office:value-type="float" office:value="0" calcext:value-type="float">
            <text:p>0</text:p>
          </table:table-cell>
          <table:table-cell office:value-type="float" office:value="0.00112889924394" calcext:value-type="float">
            <text:p>0.0011288992</text:p>
          </table:table-cell>
          <table:table-cell office:value-type="float" office:value="0" calcext:value-type="float">
            <text:p>0</text:p>
          </table:table-cell>
          <table:table-cell office:value-type="float" office:value="0.00218859393653" calcext:value-type="float">
            <text:p>0.0021885939</text:p>
          </table:table-cell>
          <table:table-cell office:value-type="float" office:value="0.00922294822923" calcext:value-type="float">
            <text:p>0.0092229482</text:p>
          </table:table-cell>
          <table:table-cell office:value-type="float" office:value="0.0271555775985" calcext:value-type="float">
            <text:p>0.0271555776</text:p>
          </table:table-cell>
          <table:table-cell office:value-type="float" office:value="0.0297622823661" calcext:value-type="float">
            <text:p>0.0297622824</text:p>
          </table:table-cell>
          <table:table-cell office:value-type="float" office:value="0.00000576704594606" calcext:value-type="float">
            <text:p>0.000005767</text:p>
          </table:table-cell>
          <table:table-cell office:value-type="float" office:value="0.0000591122209471" calcext:value-type="float">
            <text:p>5.91122209471E-05</text:p>
          </table:table-cell>
          <table:table-cell office:value-type="float" office:value="0.287965905224" calcext:value-type="float">
            <text:p>0.2879659052</text:p>
          </table:table-cell>
          <table:table-cell/>
          <table:table-cell office:value-type="float" office:value="0.1458410599" calcext:value-type="float">
            <text:p>0.1458410599</text:p>
          </table:table-cell>
          <table:table-cell office:value-type="string" calcext:value-type="string">
            <text:p>2017_3</text:p>
          </table:table-cell>
          <table:table-cell office:value-type="float" office:value="0" calcext:value-type="float">
            <text:p>0</text:p>
          </table:table-cell>
          <table:table-cell office:value-type="float" office:value="0.00112889924394" calcext:value-type="float">
            <text:p>0.0011288992</text:p>
          </table:table-cell>
          <table:table-cell office:value-type="float" office:value="0" calcext:value-type="float">
            <text:p>0</text:p>
          </table:table-cell>
          <table:table-cell office:value-type="float" office:value="0.00218859393653" calcext:value-type="float">
            <text:p>0.0021885939</text:p>
          </table:table-cell>
          <table:table-cell office:value-type="float" office:value="0.00922294822923" calcext:value-type="float">
            <text:p>0.0092229482</text:p>
          </table:table-cell>
          <table:table-cell office:value-type="float" office:value="0.0271555775985" calcext:value-type="float">
            <text:p>0.0271555776</text:p>
          </table:table-cell>
          <table:table-cell office:value-type="float" office:value="0.0297622823661" calcext:value-type="float">
            <text:p>0.0297622824</text:p>
          </table:table-cell>
          <table:table-cell office:value-type="float" office:value="0.00000576704594606" calcext:value-type="float">
            <text:p>0.000005767</text:p>
          </table:table-cell>
          <table:table-cell office:value-type="float" office:value="0.0000591122209471" calcext:value-type="float">
            <text:p>5.91122209471E-05</text:p>
          </table:table-cell>
          <table:table-cell office:value-type="float" office:value="0.287965905224" calcext:value-type="float">
            <text:p>0.287965905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est stat.</text:p>
          </table:table-cell>
          <table:table-cell office:value-type="float" office:value="-0.8169216656" calcext:value-type="float">
            <text:p>-0.8169216656</text:p>
          </table:table-cell>
          <table:table-cell office:value-type="float" office:value="0.7832167832" calcext:value-type="float">
            <text:p>0.7832167832</text:p>
          </table:table-cell>
          <table:table-cell office:value-type="string" calcext:value-type="string">
            <text:p>Test stat.</text:p>
          </table:table-cell>
          <table:table-cell office:value-type="float" office:value="-0.8601398601" calcext:value-type="float">
            <text:p>-0.8601398601</text:p>
          </table:table-cell>
          <table:table-cell office:value-type="float" office:value="-0.7832167832" calcext:value-type="float">
            <text:p>-0.7832167832</text:p>
          </table:table-cell>
          <table:table-cell office:value-type="float" office:value="-0.8041958042" calcext:value-type="float">
            <text:p>-0.8041958042</text:p>
          </table:table-cell>
          <table:table-cell office:value-type="string" calcext:value-type="string">
            <text:p>Test stat.</text:p>
          </table:table-cell>
          <table:table-cell office:value-type="float" office:value="-0.8531468531" calcext:value-type="float">
            <text:p>-0.8531468531</text:p>
          </table:table-cell>
          <table:table-cell office:value-type="float" office:value="-0.7692307692" calcext:value-type="float">
            <text:p>-0.7692307692</text:p>
          </table:table-cell>
          <table:table-cell office:value-type="float" office:value="-0.7762237762" calcext:value-type="float">
            <text:p>-0.7762237762</text:p>
          </table:table-cell>
          <table:table-cell office:value-type="float" office:value="-0.7832167832" calcext:value-type="float">
            <text:p>-0.7832167832</text:p>
          </table:table-cell>
          <table:table-cell/>
          <table:table-cell office:value-type="string" calcext:value-type="string">
            <text:p>Test stat.</text:p>
          </table:table-cell>
          <table:table-cell office:value-type="float" office:value="-0.9160839161" calcext:value-type="float">
            <text:p>-0.9160839161</text:p>
          </table:table-cell>
          <table:table-cell office:value-type="float" office:value="-0.8671328671" calcext:value-type="float">
            <text:p>-0.8671328671</text:p>
          </table:table-cell>
          <table:table-cell table:number-columns-repeated="2" office:value-type="float" office:value="-0.7972027972" calcext:value-type="float">
            <text:p>-0.7972027972</text:p>
          </table:table-cell>
          <table:table-cell office:value-type="float" office:value="0.7622377622" calcext:value-type="float">
            <text:p>0.7622377622</text:p>
          </table:table-cell>
          <table:table-cell office:value-type="float" office:value="-0.757203629" calcext:value-type="float">
            <text:p>-0.757203629</text:p>
          </table:table-cell>
          <table:table-cell office:value-type="float" office:value="-0.7692307692" calcext:value-type="float">
            <text:p>-0.7692307692</text:p>
          </table:table-cell>
          <table:table-cell table:number-columns-repeated="2"/>
          <table:table-cell office:value-type="float" office:value="-0.929320377285" calcext:value-type="float">
            <text:p>-0.9293203773</text:p>
          </table:table-cell>
          <table:table-cell office:value-type="float" office:value="-0.907351201492" calcext:value-type="float">
            <text:p>-0.9073512015</text:p>
          </table:table-cell>
          <table:table-cell office:value-type="float" office:value="-0.906745793221" calcext:value-type="float">
            <text:p>-0.9067457932</text:p>
          </table:table-cell>
          <table:table-cell table:number-columns-repeated="39"/>
        </table:table-row>
        <table:table-row table:style-name="ro1" table:number-rows-repeated="4">
          <table:table-cell table:number-columns-repeated="89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k__Bacteria;p__GAL15</text:p>
          </table:table-cell>
          <table:table-cell office:value-type="float" office:value="0.00000630631893157" calcext:value-type="float">
            <text:p>6.30631893157E-06</text:p>
          </table:table-cell>
          <table:table-cell office:value-type="float" office:value="0" calcext:value-type="float">
            <text:p>0</text:p>
          </table:table-cell>
          <table:table-cell office:value-type="float" office:value="0.0000186261747425" calcext:value-type="float">
            <text:p>1.86261747425E-05</text:p>
          </table:table-cell>
          <table:table-cell office:value-type="float" office:value="0.0000296025189052" calcext:value-type="float">
            <text:p>2.96025189052E-05</text:p>
          </table:table-cell>
          <table:table-cell office:value-type="float" office:value="0.0000045702920051" calcext:value-type="float">
            <text:p>4.5702920051E-06</text:p>
          </table:table-cell>
          <table:table-cell office:value-type="float" office:value="0.00000244312108719" calcext:value-type="float">
            <text:p>2.4431210871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33872616858" calcext:value-type="float">
            <text:p>1.33872616858E-05</text:p>
          </table:table-cell>
          <table:table-cell office:value-type="float" office:value="0.00000786008266842" calcext:value-type="float">
            <text:p>7.86008266842E-06</text:p>
          </table:table-cell>
          <table:table-cell office:value-type="float" office:value="0.00000828563340215" calcext:value-type="float">
            <text:p>8.28563340215E-06</text:p>
          </table:table-cell>
          <table:table-cell office:value-type="float" office:value="0.0000195064859066" calcext:value-type="float">
            <text:p>1.95064859066E-05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Bacteroidetes</text:p>
          </table:table-cell>
          <table:table-cell office:value-type="float" office:value="0.0647988284261" calcext:value-type="float">
            <text:p>0.0647988284</text:p>
          </table:table-cell>
          <table:table-cell office:value-type="float" office:value="0.0384632514153" calcext:value-type="float">
            <text:p>0.0384632514</text:p>
          </table:table-cell>
          <table:table-cell office:value-type="float" office:value="0.0528290055071" calcext:value-type="float">
            <text:p>0.0528290055</text:p>
          </table:table-cell>
          <table:table-cell office:value-type="float" office:value="0.0459942409645" calcext:value-type="float">
            <text:p>0.045994241</text:p>
          </table:table-cell>
          <table:table-cell office:value-type="float" office:value="0.117121045098" calcext:value-type="float">
            <text:p>0.1171210451</text:p>
          </table:table-cell>
          <table:table-cell office:value-type="float" office:value="0.107822262941" calcext:value-type="float">
            <text:p>0.1078222629</text:p>
          </table:table-cell>
          <table:table-cell office:value-type="float" office:value="0.357489085866" calcext:value-type="float">
            <text:p>0.3574890859</text:p>
          </table:table-cell>
          <table:table-cell office:value-type="float" office:value="0.111911130799" calcext:value-type="float">
            <text:p>0.1119111308</text:p>
          </table:table-cell>
          <table:table-cell office:value-type="float" office:value="0.0737487512195" calcext:value-type="float">
            <text:p>0.0737487512</text:p>
          </table:table-cell>
          <table:table-cell office:value-type="float" office:value="0.0648859649381" calcext:value-type="float">
            <text:p>0.0648859649</text:p>
          </table:table-cell>
          <table:table-cell office:value-type="float" office:value="0.121156674423" calcext:value-type="float">
            <text:p>0.1211566744</text:p>
          </table:table-cell>
          <table:table-cell office:value-type="float" office:value="0.0339403565971" calcext:value-type="float">
            <text:p>0.0339403566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k__Bacteria;p__Proteobacteria;c__Alphaproteobacteria</text:p>
          </table:table-cell>
          <table:table-cell office:value-type="float" office:value="0.0714786215788" calcext:value-type="float">
            <text:p>0.0714786216</text:p>
          </table:table-cell>
          <table:table-cell office:value-type="float" office:value="0.0924914775655" calcext:value-type="float">
            <text:p>0.0924914776</text:p>
          </table:table-cell>
          <table:table-cell office:value-type="float" office:value="0.0863819897308" calcext:value-type="float">
            <text:p>0.0863819897</text:p>
          </table:table-cell>
          <table:table-cell office:value-type="float" office:value="0.0875696331979" calcext:value-type="float">
            <text:p>0.0875696332</text:p>
          </table:table-cell>
          <table:table-cell office:value-type="float" office:value="0.109373486091" calcext:value-type="float">
            <text:p>0.1093734861</text:p>
          </table:table-cell>
          <table:table-cell office:value-type="float" office:value="0.078418079096" calcext:value-type="float">
            <text:p>0.0784180791</text:p>
          </table:table-cell>
          <table:table-cell office:value-type="float" office:value="0.0314621191587" calcext:value-type="float">
            <text:p>0.0314621192</text:p>
          </table:table-cell>
          <table:table-cell office:value-type="float" office:value="0.0962295333345" calcext:value-type="float">
            <text:p>0.0962295333</text:p>
          </table:table-cell>
          <table:table-cell office:value-type="float" office:value="0.0830813460222" calcext:value-type="float">
            <text:p>0.083081346</text:p>
          </table:table-cell>
          <table:table-cell office:value-type="float" office:value="0.120162978814" calcext:value-type="float">
            <text:p>0.1201629788</text:p>
          </table:table-cell>
          <table:table-cell office:value-type="float" office:value="0.0976240946219" calcext:value-type="float">
            <text:p>0.0976240946</text:p>
          </table:table-cell>
          <table:table-cell office:value-type="float" office:value="0.136502672853" calcext:value-type="float">
            <text:p>0.1365026729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Chloroflexi;c__TK10</text:p>
          </table:table-cell>
          <table:table-cell office:value-type="float" office:value="0.00149389688468" calcext:value-type="float">
            <text:p>0.0014938969</text:p>
          </table:table-cell>
          <table:table-cell office:value-type="float" office:value="0.00278673108808" calcext:value-type="float">
            <text:p>0.0027867311</text:p>
          </table:table-cell>
          <table:table-cell office:value-type="float" office:value="0.00271424757498" calcext:value-type="float">
            <text:p>0.0027142476</text:p>
          </table:table-cell>
          <table:table-cell office:value-type="float" office:value="0.00201028014747" calcext:value-type="float">
            <text:p>0.0020102801</text:p>
          </table:table-cell>
          <table:table-cell office:value-type="float" office:value="0.0019752802046" calcext:value-type="float">
            <text:p>0.0019752802</text:p>
          </table:table-cell>
          <table:table-cell office:value-type="float" office:value="0.00200702397313" calcext:value-type="float">
            <text:p>0.002007024</text:p>
          </table:table-cell>
          <table:table-cell office:value-type="float" office:value="0.000278259966897" calcext:value-type="float">
            <text:p>0.00027826</text:p>
          </table:table-cell>
          <table:table-cell office:value-type="float" office:value="0.00132554137631" calcext:value-type="float">
            <text:p>0.0013255414</text:p>
          </table:table-cell>
          <table:table-cell office:value-type="float" office:value="0.00167340771073" calcext:value-type="float">
            <text:p>0.0016734077</text:p>
          </table:table-cell>
          <table:table-cell office:value-type="float" office:value="0.00416093126259" calcext:value-type="float">
            <text:p>0.0041609313</text:p>
          </table:table-cell>
          <table:table-cell office:value-type="float" office:value="0.00187945784339" calcext:value-type="float">
            <text:p>0.0018794578</text:p>
          </table:table-cell>
          <table:table-cell office:value-type="float" office:value="0.00225996572432" calcext:value-type="float">
            <text:p>0.0022599657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Chloroflexi;c__Ktedonobacteria</text:p>
          </table:table-cell>
          <table:table-cell office:value-type="float" office:value="0.00000560561682806" calcext:value-type="float">
            <text:p>5.60561682806E-06</text:p>
          </table:table-cell>
          <table:table-cell office:value-type="float" office:value="0.0000788937568316" calcext:value-type="float">
            <text:p>7.88937568316E-05</text:p>
          </table:table-cell>
          <table:table-cell office:value-type="float" office:value="0.000114861410912" calcext:value-type="float">
            <text:p>0.0001148614</text:p>
          </table:table-cell>
          <table:table-cell office:value-type="float" office:value="0.00000807341424689" calcext:value-type="float">
            <text:p>8.07341424689E-06</text:p>
          </table:table-cell>
          <table:table-cell office:value-type="float" office:value="0.0000429607448479" calcext:value-type="float">
            <text:p>4.29607448479E-05</text:p>
          </table:table-cell>
          <table:table-cell office:value-type="float" office:value="0.00000855092380516" calcext:value-type="float">
            <text:p>8.55092380516E-06</text:p>
          </table:table-cell>
          <table:table-cell office:value-type="float" office:value="0.00000576704594606" calcext:value-type="float">
            <text:p>0.000005767</text:p>
          </table:table-cell>
          <table:table-cell office:value-type="float" office:value="0.0000159019531006" calcext:value-type="float">
            <text:p>0.000015902</text:p>
          </table:table-cell>
          <table:table-cell office:value-type="float" office:value="0.00000167340771073" calcext:value-type="float">
            <text:p>1.67340771073E-06</text:p>
          </table:table-cell>
          <table:table-cell office:value-type="float" office:value="0.000486342615108" calcext:value-type="float">
            <text:p>0.0004863426</text:p>
          </table:table-cell>
          <table:table-cell office:value-type="float" office:value="0.000053856617114" calcext:value-type="float">
            <text:p>5.3856617114E-05</text:p>
          </table:table-cell>
          <table:table-cell office:value-type="float" office:value="0.000121683316846" calcext:value-type="float">
            <text:p>0.0001216833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L4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k__Bacteria;p__Proteobacteria;c__Alphaproteobacteria;o__</text:p>
          </table:table-cell>
          <table:table-cell office:value-type="float" office:value="0.00136917191025" calcext:value-type="float">
            <text:p>0.0013691719</text:p>
          </table:table-cell>
          <table:table-cell office:value-type="float" office:value="0.00134246634609" calcext:value-type="float">
            <text:p>0.0013424663</text:p>
          </table:table-cell>
          <table:table-cell office:value-type="float" office:value="0.00203853134682" calcext:value-type="float">
            <text:p>0.0020385313</text:p>
          </table:table-cell>
          <table:table-cell office:value-type="float" office:value="0.00158508033047" calcext:value-type="float">
            <text:p>0.0015850803</text:p>
          </table:table-cell>
          <table:table-cell office:value-type="float" office:value="0.00396518534362" calcext:value-type="float">
            <text:p>0.0039651853</text:p>
          </table:table-cell>
          <table:table-cell office:value-type="float" office:value="0.00184699954191" calcext:value-type="float">
            <text:p>0.0018469995</text:p>
          </table:table-cell>
          <table:table-cell office:value-type="float" office:value="0.000759808303393" calcext:value-type="float">
            <text:p>0.0007598083</text:p>
          </table:table-cell>
          <table:table-cell office:value-type="float" office:value="0.00275330959399" calcext:value-type="float">
            <text:p>0.0027533096</text:p>
          </table:table-cell>
          <table:table-cell office:value-type="float" office:value="0.0018089537353" calcext:value-type="float">
            <text:p>0.0018089537</text:p>
          </table:table-cell>
          <table:table-cell office:value-type="float" office:value="0.00947631216711" calcext:value-type="float">
            <text:p>0.0094763122</text:p>
          </table:table-cell>
          <table:table-cell office:value-type="float" office:value="0.0027011164891" calcext:value-type="float">
            <text:p>0.0027011165</text:p>
          </table:table-cell>
          <table:table-cell office:value-type="float" office:value="0.00292225736486" calcext:value-type="float">
            <text:p>0.0029222574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ctinobacteria;c__Thermoleophilia;o__Gaiellales</text:p>
          </table:table-cell>
          <table:table-cell office:value-type="float" office:value="0.0137765040571" calcext:value-type="float">
            <text:p>0.0137765041</text:p>
          </table:table-cell>
          <table:table-cell office:value-type="float" office:value="0.00885646044432" calcext:value-type="float">
            <text:p>0.0088564604</text:p>
          </table:table-cell>
          <table:table-cell office:value-type="float" office:value="0.0131293836185" calcext:value-type="float">
            <text:p>0.0131293836</text:p>
          </table:table-cell>
          <table:table-cell office:value-type="float" office:value="0.0316020345004" calcext:value-type="float">
            <text:p>0.0316020345</text:p>
          </table:table-cell>
          <table:table-cell office:value-type="float" office:value="0.0273861037529" calcext:value-type="float">
            <text:p>0.0273861038</text:p>
          </table:table-cell>
          <table:table-cell office:value-type="float" office:value="0.0242797373645" calcext:value-type="float">
            <text:p>0.0242797374</text:p>
          </table:table-cell>
          <table:table-cell office:value-type="float" office:value="0.002726370971" calcext:value-type="float">
            <text:p>0.002726371</text:p>
          </table:table-cell>
          <table:table-cell office:value-type="float" office:value="0.02101670273" calcext:value-type="float">
            <text:p>0.0210167027</text:p>
          </table:table-cell>
          <table:table-cell office:value-type="float" office:value="0.0294252011854" calcext:value-type="float">
            <text:p>0.0294252012</text:p>
          </table:table-cell>
          <table:table-cell office:value-type="float" office:value="0.0424031809755" calcext:value-type="float">
            <text:p>0.042403181</text:p>
          </table:table-cell>
          <table:table-cell office:value-type="float" office:value="0.0302743235126" calcext:value-type="float">
            <text:p>0.0302743235</text:p>
          </table:table-cell>
          <table:table-cell office:value-type="float" office:value="0.0385215941443" calcext:value-type="float">
            <text:p>0.0385215941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ctinobacteria;c__Thermoleophilia;o__Solirubrobacterales</text:p>
          </table:table-cell>
          <table:table-cell office:value-type="float" office:value="0.011277800356" calcext:value-type="float">
            <text:p>0.0112778004</text:p>
          </table:table-cell>
          <table:table-cell office:value-type="float" office:value="0.005826685686" calcext:value-type="float">
            <text:p>0.0058266857</text:p>
          </table:table-cell>
          <table:table-cell office:value-type="float" office:value="0.00981702887678" calcext:value-type="float">
            <text:p>0.0098170289</text:p>
          </table:table-cell>
          <table:table-cell office:value-type="float" office:value="0.0209047606233" calcext:value-type="float">
            <text:p>0.0209047606</text:p>
          </table:table-cell>
          <table:table-cell office:value-type="float" office:value="0.0263724129862" calcext:value-type="float">
            <text:p>0.026372413</text:p>
          </table:table-cell>
          <table:table-cell office:value-type="float" office:value="0.0162040006108" calcext:value-type="float">
            <text:p>0.0162040006</text:p>
          </table:table-cell>
          <table:table-cell office:value-type="float" office:value="0.00695505741094" calcext:value-type="float">
            <text:p>0.0069550574</text:p>
          </table:table-cell>
          <table:table-cell office:value-type="float" office:value="0.0179203652906" calcext:value-type="float">
            <text:p>0.0179203653</text:p>
          </table:table-cell>
          <table:table-cell office:value-type="float" office:value="0.0153635561922" calcext:value-type="float">
            <text:p>0.0153635562</text:p>
          </table:table-cell>
          <table:table-cell office:value-type="float" office:value="0.0155747538075" calcext:value-type="float">
            <text:p>0.0155747538</text:p>
          </table:table-cell>
          <table:table-cell office:value-type="float" office:value="0.0161445566841" calcext:value-type="float">
            <text:p>0.0161445567</text:p>
          </table:table-cell>
          <table:table-cell office:value-type="float" office:value="0.0321810573444" calcext:value-type="float">
            <text:p>0.0321810573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rmatimonadetes;c__[Fimbriimonadia];o__[Fimbriimonadales]</text:p>
          </table:table-cell>
          <table:table-cell office:value-type="float" office:value="0.000153453760668" calcext:value-type="float">
            <text:p>0.0001534538</text:p>
          </table:table-cell>
          <table:table-cell office:value-type="float" office:value="0.0000852561565761" calcext:value-type="float">
            <text:p>8.52561565761E-05</text:p>
          </table:table-cell>
          <table:table-cell office:value-type="float" office:value="0.000187296534911" calcext:value-type="float">
            <text:p>0.0001872965</text:p>
          </table:table-cell>
          <table:table-cell office:value-type="float" office:value="0.000156086008773" calcext:value-type="float">
            <text:p>0.000156086</text:p>
          </table:table-cell>
          <table:table-cell office:value-type="float" office:value="0.000578598967845" calcext:value-type="float">
            <text:p>0.000578599</text:p>
          </table:table-cell>
          <table:table-cell office:value-type="float" office:value="0.000338372270576" calcext:value-type="float">
            <text:p>0.0003383723</text:p>
          </table:table-cell>
          <table:table-cell office:value-type="float" office:value="0.000050461652028" calcext:value-type="float">
            <text:p>5.0461652028E-05</text:p>
          </table:table-cell>
          <table:table-cell office:value-type="float" office:value="0.000187415875828" calcext:value-type="float">
            <text:p>0.0001874159</text:p>
          </table:table-cell>
          <table:table-cell office:value-type="float" office:value="0.000232603671791" calcext:value-type="float">
            <text:p>0.0002326037</text:p>
          </table:table-cell>
          <table:table-cell office:value-type="float" office:value="0.00056690846246" calcext:value-type="float">
            <text:p>0.0005669085</text:p>
          </table:table-cell>
          <table:table-cell office:value-type="float" office:value="0.000182283934847" calcext:value-type="float">
            <text:p>0.0001822839</text:p>
          </table:table-cell>
          <table:table-cell office:value-type="float" office:value="0.000261944239317" calcext:value-type="float">
            <text:p>0.0002619442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L5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k__Bacteria;p__Armatimonadetes;c__[Fimbriimonadia];o__[Fimbriimonadales];f__[Fimbriimonadaceae]</text:p>
          </table:table-cell>
          <table:table-cell office:value-type="float" office:value="0.00010580601763" calcext:value-type="float">
            <text:p>0.000105806</text:p>
          </table:table-cell>
          <table:table-cell office:value-type="float" office:value="0.0000852561565761" calcext:value-type="float">
            <text:p>8.52561565761E-05</text:p>
          </table:table-cell>
          <table:table-cell office:value-type="float" office:value="0.000166600785197" calcext:value-type="float">
            <text:p>0.0001666008</text:p>
          </table:table-cell>
          <table:table-cell office:value-type="float" office:value="0.000156086008773" calcext:value-type="float">
            <text:p>0.000156086</text:p>
          </table:table-cell>
          <table:table-cell office:value-type="float" office:value="0.000541122573403" calcext:value-type="float">
            <text:p>0.0005411226</text:p>
          </table:table-cell>
          <table:table-cell office:value-type="float" office:value="0.00032615666514" calcext:value-type="float">
            <text:p>0.0003261567</text:p>
          </table:table-cell>
          <table:table-cell office:value-type="float" office:value="0.000050461652028" calcext:value-type="float">
            <text:p>5.0461652028E-05</text:p>
          </table:table-cell>
          <table:table-cell office:value-type="float" office:value="0.000179464899278" calcext:value-type="float">
            <text:p>0.0001794649</text:p>
          </table:table-cell>
          <table:table-cell office:value-type="float" office:value="0.000204155740709" calcext:value-type="float">
            <text:p>0.0002041557</text:p>
          </table:table-cell>
          <table:table-cell office:value-type="float" office:value="0.000565925952126" calcext:value-type="float">
            <text:p>0.000565926</text:p>
          </table:table-cell>
          <table:table-cell office:value-type="float" office:value="0.000160188912442" calcext:value-type="float">
            <text:p>0.0001601889</text:p>
          </table:table-cell>
          <table:table-cell office:value-type="float" office:value="0.000237793352004" calcext:value-type="float">
            <text:p>0.0002377934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Proteobacteria;c__Alphaproteobacteria;o__;f__</text:p>
          </table:table-cell>
          <table:table-cell office:value-type="float" office:value="0.00136917191025" calcext:value-type="float">
            <text:p>0.0013691719</text:p>
          </table:table-cell>
          <table:table-cell office:value-type="float" office:value="0.00134246634609" calcext:value-type="float">
            <text:p>0.0013424663</text:p>
          </table:table-cell>
          <table:table-cell office:value-type="float" office:value="0.00203853134682" calcext:value-type="float">
            <text:p>0.0020385313</text:p>
          </table:table-cell>
          <table:table-cell office:value-type="float" office:value="0.00158508033047" calcext:value-type="float">
            <text:p>0.0015850803</text:p>
          </table:table-cell>
          <table:table-cell office:value-type="float" office:value="0.00396518534362" calcext:value-type="float">
            <text:p>0.0039651853</text:p>
          </table:table-cell>
          <table:table-cell office:value-type="float" office:value="0.00184699954191" calcext:value-type="float">
            <text:p>0.0018469995</text:p>
          </table:table-cell>
          <table:table-cell office:value-type="float" office:value="0.000759808303393" calcext:value-type="float">
            <text:p>0.0007598083</text:p>
          </table:table-cell>
          <table:table-cell office:value-type="float" office:value="0.00275330959399" calcext:value-type="float">
            <text:p>0.0027533096</text:p>
          </table:table-cell>
          <table:table-cell office:value-type="float" office:value="0.0018089537353" calcext:value-type="float">
            <text:p>0.0018089537</text:p>
          </table:table-cell>
          <table:table-cell office:value-type="float" office:value="0.00947631216711" calcext:value-type="float">
            <text:p>0.0094763122</text:p>
          </table:table-cell>
          <table:table-cell office:value-type="float" office:value="0.0027011164891" calcext:value-type="float">
            <text:p>0.0027011165</text:p>
          </table:table-cell>
          <table:table-cell office:value-type="float" office:value="0.00292225736486" calcext:value-type="float">
            <text:p>0.0029222574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Proteobacteria;c__Alphaproteobacteria;o__Rhizobiales;f__Xanthobacteraceae</text:p>
          </table:table-cell>
          <table:table-cell office:value-type="float" office:value="0.0000161161483807" calcext:value-type="float">
            <text:p>1.61161483807E-05</text:p>
          </table:table-cell>
          <table:table-cell office:value-type="float" office:value="0.00013870031443" calcext:value-type="float">
            <text:p>0.0001387003</text:p>
          </table:table-cell>
          <table:table-cell office:value-type="float" office:value="0.000121070135826" calcext:value-type="float">
            <text:p>0.0001210701</text:p>
          </table:table-cell>
          <table:table-cell office:value-type="float" office:value="0.0000538227616459" calcext:value-type="float">
            <text:p>5.38227616459E-05</text:p>
          </table:table-cell>
          <table:table-cell office:value-type="float" office:value="0.000306209564341" calcext:value-type="float">
            <text:p>0.0003062096</text:p>
          </table:table-cell>
          <table:table-cell office:value-type="float" office:value="0.00016979691556" calcext:value-type="float">
            <text:p>0.0001697969</text:p>
          </table:table-cell>
          <table:table-cell office:value-type="float" office:value="0.0000490198905415" calcext:value-type="float">
            <text:p>4.90198905415E-05</text:p>
          </table:table-cell>
          <table:table-cell office:value-type="float" office:value="0.000203317828929" calcext:value-type="float">
            <text:p>0.0002033178</text:p>
          </table:table-cell>
          <table:table-cell office:value-type="float" office:value="0.000055222454454" calcext:value-type="float">
            <text:p>5.5222454454E-05</text:p>
          </table:table-cell>
          <table:table-cell office:value-type="float" office:value="0.000156219143035" calcext:value-type="float">
            <text:p>0.0001562191</text:p>
          </table:table-cell>
          <table:table-cell office:value-type="float" office:value="0.0000276187780072" calcext:value-type="float">
            <text:p>2.76187780072E-05</text:p>
          </table:table-cell>
          <table:table-cell office:value-type="float" office:value="0.00013933204219" calcext:value-type="float">
            <text:p>0.000139332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ctinobacteria;c__Actinobacteria;o__;f__</text:p>
          </table:table-cell>
          <table:table-cell office:value-type="float" office:value="0" calcext:value-type="float">
            <text:p>0</text:p>
          </table:table-cell>
          <table:table-cell office:value-type="float" office:value="0.0000012724799489" calcext:value-type="float">
            <text:p>1.2724799489E-06</text:p>
          </table:table-cell>
          <table:table-cell office:value-type="float" office:value="0.0000103478748569" calcext:value-type="float">
            <text:p>1.03478748569E-05</text:p>
          </table:table-cell>
          <table:table-cell office:value-type="float" office:value="0.00000538227616459" calcext:value-type="float">
            <text:p>5.38227616459E-06</text:p>
          </table:table-cell>
          <table:table-cell office:value-type="float" office:value="0.000226686483453" calcext:value-type="float">
            <text:p>0.0002266865</text:p>
          </table:table-cell>
          <table:table-cell office:value-type="float" office:value="0.000317605741335" calcext:value-type="float">
            <text:p>0.0003176057</text:p>
          </table:table-cell>
          <table:table-cell office:value-type="float" office:value="0.0000158593763517" calcext:value-type="float">
            <text:p>1.58593763517E-05</text:p>
          </table:table-cell>
          <table:table-cell office:value-type="float" office:value="0.000180600753071" calcext:value-type="float">
            <text:p>0.0001806008</text:p>
          </table:table-cell>
          <table:table-cell office:value-type="float" office:value="0.0000485288236111" calcext:value-type="float">
            <text:p>4.85288236111E-05</text:p>
          </table:table-cell>
          <table:table-cell office:value-type="float" office:value="0.000383179030085" calcext:value-type="float">
            <text:p>0.000383179</text:p>
          </table:table-cell>
          <table:table-cell office:value-type="float" office:value="0.0000662850672172" calcext:value-type="float">
            <text:p>6.62850672172E-05</text:p>
          </table:table-cell>
          <table:table-cell office:value-type="float" office:value="0.000155123006971" calcext:value-type="float">
            <text:p>0.000155123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Firmicutes;c__Bacilli;o__Bacillales;f__Staphylococcaceae</text:p>
          </table:table-cell>
          <table:table-cell office:value-type="float" office:value="0.0000847849545244" calcext:value-type="float">
            <text:p>0.000084785</text:p>
          </table:table-cell>
          <table:table-cell office:value-type="float" office:value="0.0000254495989779" calcext:value-type="float">
            <text:p>2.54495989779E-05</text:p>
          </table:table-cell>
          <table:table-cell office:value-type="float" office:value="0.0000517393742847" calcext:value-type="float">
            <text:p>5.17393742847E-05</text:p>
          </table:table-cell>
          <table:table-cell office:value-type="float" office:value="0.0000188379665761" calcext:value-type="float">
            <text:p>0.000018838</text:p>
          </table:table-cell>
          <table:table-cell office:value-type="float" office:value="0.0000164530512183" calcext:value-type="float">
            <text:p>1.64530512183E-05</text:p>
          </table:table-cell>
          <table:table-cell office:value-type="float" office:value="0.00000732936326157" calcext:value-type="float">
            <text:p>7.32936326157E-06</text:p>
          </table:table-cell>
          <table:table-cell office:value-type="float" office:value="0.0000360440371628" calcext:value-type="float">
            <text:p>0.000036044</text:p>
          </table:table-cell>
          <table:table-cell office:value-type="float" office:value="0.0000022717075858" calcext:value-type="float">
            <text:p>2.2717075858E-06</text:p>
          </table:table-cell>
          <table:table-cell office:value-type="float" office:value="0.0000702831238506" calcext:value-type="float">
            <text:p>7.02831238506E-05</text:p>
          </table:table-cell>
          <table:table-cell office:value-type="float" office:value="0.00000589506200131" calcext:value-type="float">
            <text:p>5.89506200131E-06</text:p>
          </table:table-cell>
          <table:table-cell office:value-type="float" office:value="0.000053856617114" calcext:value-type="float">
            <text:p>5.3856617114E-05</text:p>
          </table:table-cell>
          <table:table-cell office:value-type="float" office:value="0.0000130043239377" calcext:value-type="float">
            <text:p>1.30043239377E-05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rmatimonadetes;c__SJA-176;o__;f_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45702920051" calcext:value-type="float">
            <text:p>4.5702920051E-06</text:p>
          </table:table-cell>
          <table:table-cell office:value-type="float" office:value="0.00000244312108719" calcext:value-type="float">
            <text:p>2.44312108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2717075858" calcext:value-type="float">
            <text:p>2.271707585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687757233487" calcext:value-type="float">
            <text:p>6.87757233487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p__Acidobacteria;c__TM1;o__;f__</text:p>
          </table:table-cell>
          <table:table-cell office:value-type="float" office:value="0.0000189189567947" calcext:value-type="float">
            <text:p>0.000018919</text:p>
          </table:table-cell>
          <table:table-cell office:value-type="float" office:value="0.0000483542380581" calcext:value-type="float">
            <text:p>4.83542380581E-05</text:p>
          </table:table-cell>
          <table:table-cell office:value-type="float" office:value="0.0000289740495994" calcext:value-type="float">
            <text:p>0.000028974</text:p>
          </table:table-cell>
          <table:table-cell office:value-type="float" office:value="0.0000538227616459" calcext:value-type="float">
            <text:p>5.38227616459E-05</text:p>
          </table:table-cell>
          <table:table-cell office:value-type="float" office:value="0.0000612419128683" calcext:value-type="float">
            <text:p>6.12419128683E-05</text:p>
          </table:table-cell>
          <table:table-cell office:value-type="float" office:value="0.000153916628493" calcext:value-type="float">
            <text:p>0.0001539166</text:p>
          </table:table-cell>
          <table:table-cell office:value-type="float" office:value="0" calcext:value-type="float">
            <text:p>0</text:p>
          </table:table-cell>
          <table:table-cell office:value-type="float" office:value="0.0000533851282663" calcext:value-type="float">
            <text:p>5.33851282663E-05</text:p>
          </table:table-cell>
          <table:table-cell office:value-type="float" office:value="0.0000251011156609" calcext:value-type="float">
            <text:p>2.51011156609E-05</text:p>
          </table:table-cell>
          <table:table-cell office:value-type="float" office:value="0.000348791168411" calcext:value-type="float">
            <text:p>0.0003487912</text:p>
          </table:table-cell>
          <table:table-cell office:value-type="float" office:value="0.0000952847841247" calcext:value-type="float">
            <text:p>9.52847841247E-05</text:p>
          </table:table-cell>
          <table:table-cell office:value-type="float" office:value="0.0000687371408136" calcext:value-type="float">
            <text:p>6.87371408136E-05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OTU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k__Bacteria; p__Actinobacteria; c__Acidimicrobiia; o__Acidimicrobiales; f__EB1017; g__; s__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 p__Acidobacteria; c__Acidobacteria-6; o__iii1-15; f__; g__; s__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k__Bacteria; p__Acidobacteria; c__Acidobacteriia; o__Acidobacteriales; f__Koribacteraceae; g__; s__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"/>
        </table:table-row>
        <table:table-row table:style-name="ro1" table:number-rows-repeated="9">
          <table:table-cell table:number-columns-repeated="89"/>
        </table:table-row>
        <table:table-row table:style-name="ro1">
          <table:table-cell office:value-type="string" calcext:value-type="string">
            <text:p>pca1_unweighted_unifrac</text:p>
          </table:table-cell>
          <table:table-cell office:value-type="string" calcext:value-type="string">
            <text:p>PD_whole_tree_2510</text:p>
          </table:table-cell>
          <table:table-cell office:value-type="string" calcext:value-type="string">
            <text:p>PD_whole_tree_norm</text:p>
          </table:table-cell>
          <table:table-cell table:number-columns-repeated="4"/>
          <table:table-cell office:value-type="string" calcext:value-type="string">
            <text:p>PD_whole_tree_norm</text:p>
          </table:table-cell>
          <table:table-cell office:value-type="string" calcext:value-type="string">
            <text:p>Alphaproteobacteria</text:p>
          </table:table-cell>
          <table:table-cell table:number-columns-repeated="80"/>
        </table:table-row>
        <table:table-row table:style-name="ro1">
          <table:table-cell office:value-type="float" office:value="-0.1588944987" calcext:value-type="float">
            <text:p>-0.1588944987</text:p>
          </table:table-cell>
          <table:table-cell office:value-type="float" office:value="53.420071" calcext:value-type="float">
            <text:p>53.420071</text:p>
          </table:table-cell>
          <table:table-cell office:value-type="float" office:value="-37.7530931259" calcext:value-type="float">
            <text:p>-37.7530931259</text:p>
          </table:table-cell>
          <table:table-cell/>
          <table:table-cell office:value-type="float" office:value="-37.7530931259" calcext:value-type="float">
            <text:p>-37.7530931259</text:p>
          </table:table-cell>
          <table:table-cell table:number-columns-repeated="2"/>
          <table:table-cell office:value-type="float" office:value="-37.7530931259" calcext:value-type="float">
            <text:p>-37.7530931259</text:p>
          </table:table-cell>
          <table:table-cell office:value-type="float" office:value="0.0714786215788" calcext:value-type="float">
            <text:p>0.0714786216</text:p>
          </table:table-cell>
          <table:table-cell table:number-columns-repeated="80"/>
        </table:table-row>
        <table:table-row table:style-name="ro1">
          <table:table-cell office:value-type="float" office:value="-0.1734083502" calcext:value-type="float">
            <text:p>-0.1734083502</text:p>
          </table:table-cell>
          <table:table-cell office:value-type="float" office:value="46.111076" calcext:value-type="float">
            <text:p>46.111076</text:p>
          </table:table-cell>
          <table:table-cell office:value-type="float" office:value="-34.2476699544" calcext:value-type="float">
            <text:p>-34.2476699544</text:p>
          </table:table-cell>
          <table:table-cell/>
          <table:table-cell office:value-type="float" office:value="-34.2476699544" calcext:value-type="float">
            <text:p>-34.2476699544</text:p>
          </table:table-cell>
          <table:table-cell table:number-columns-repeated="2"/>
          <table:table-cell office:value-type="float" office:value="-34.2476699544" calcext:value-type="float">
            <text:p>-34.2476699544</text:p>
          </table:table-cell>
          <table:table-cell office:value-type="float" office:value="0.0924914775655" calcext:value-type="float">
            <text:p>0.0924914776</text:p>
          </table:table-cell>
          <table:table-cell table:number-columns-repeated="80"/>
        </table:table-row>
        <table:table-row table:style-name="ro1">
          <table:table-cell office:value-type="float" office:value="-0.178612254" calcext:value-type="float">
            <text:p>-0.178612254</text:p>
          </table:table-cell>
          <table:table-cell office:value-type="float" office:value="54.32961" calcext:value-type="float">
            <text:p>54.32961</text:p>
          </table:table-cell>
          <table:table-cell office:value-type="float" office:value="-37.7084701021" calcext:value-type="float">
            <text:p>-37.7084701021</text:p>
          </table:table-cell>
          <table:table-cell/>
          <table:table-cell office:value-type="float" office:value="-37.7084701021" calcext:value-type="float">
            <text:p>-37.7084701021</text:p>
          </table:table-cell>
          <table:table-cell table:number-columns-repeated="2"/>
          <table:table-cell office:value-type="float" office:value="-37.7084701021" calcext:value-type="float">
            <text:p>-37.7084701021</text:p>
          </table:table-cell>
          <table:table-cell office:value-type="float" office:value="0.0863819897308" calcext:value-type="float">
            <text:p>0.0863819897</text:p>
          </table:table-cell>
          <table:table-cell table:number-columns-repeated="80"/>
        </table:table-row>
        <table:table-row table:style-name="ro1">
          <table:table-cell office:value-type="float" office:value="-0.1682163966" calcext:value-type="float">
            <text:p>-0.1682163966</text:p>
          </table:table-cell>
          <table:table-cell office:value-type="float" office:value="51.441517" calcext:value-type="float">
            <text:p>51.441517</text:p>
          </table:table-cell>
          <table:table-cell office:value-type="float" office:value="-33.5140845481" calcext:value-type="float">
            <text:p>-33.5140845481</text:p>
          </table:table-cell>
          <table:table-cell/>
          <table:table-cell office:value-type="float" office:value="-33.5140845481" calcext:value-type="float">
            <text:p>-33.5140845481</text:p>
          </table:table-cell>
          <table:table-cell table:number-columns-repeated="2"/>
          <table:table-cell office:value-type="float" office:value="-33.5140845481" calcext:value-type="float">
            <text:p>-33.5140845481</text:p>
          </table:table-cell>
          <table:table-cell office:value-type="float" office:value="0.0875696331979" calcext:value-type="float">
            <text:p>0.0875696332</text:p>
          </table:table-cell>
          <table:table-cell table:number-columns-repeated="80"/>
        </table:table-row>
        <table:table-row table:style-name="ro1">
          <table:table-cell office:value-type="float" office:value="-0.1993571503" calcext:value-type="float">
            <text:p>-0.1993571503</text:p>
          </table:table-cell>
          <table:table-cell office:value-type="float" office:value="62.101873" calcext:value-type="float">
            <text:p>62.101873</text:p>
          </table:table-cell>
          <table:table-cell office:value-type="float" office:value="-42.2899438482" calcext:value-type="float">
            <text:p>-42.2899438482</text:p>
          </table:table-cell>
          <table:table-cell/>
          <table:table-cell office:value-type="float" office:value="-42.2899438482" calcext:value-type="float">
            <text:p>-42.2899438482</text:p>
          </table:table-cell>
          <table:table-cell table:number-columns-repeated="2"/>
          <table:table-cell office:value-type="float" office:value="-42.2899438482" calcext:value-type="float">
            <text:p>-42.2899438482</text:p>
          </table:table-cell>
          <table:table-cell office:value-type="float" office:value="0.109373486091" calcext:value-type="float">
            <text:p>0.1093734861</text:p>
          </table:table-cell>
          <table:table-cell table:number-columns-repeated="80"/>
        </table:table-row>
        <table:table-row table:style-name="ro1">
          <table:table-cell office:value-type="float" office:value="-0.189409743" calcext:value-type="float">
            <text:p>-0.189409743</text:p>
          </table:table-cell>
          <table:table-cell office:value-type="float" office:value="52.738632" calcext:value-type="float">
            <text:p>52.738632</text:p>
          </table:table-cell>
          <table:table-cell office:value-type="float" office:value="-38.2475473979" calcext:value-type="float">
            <text:p>-38.2475473979</text:p>
          </table:table-cell>
          <table:table-cell/>
          <table:table-cell office:value-type="float" office:value="-38.2475473979" calcext:value-type="float">
            <text:p>-38.2475473979</text:p>
          </table:table-cell>
          <table:table-cell table:number-columns-repeated="2"/>
          <table:table-cell office:value-type="float" office:value="-38.2475473979" calcext:value-type="float">
            <text:p>-38.2475473979</text:p>
          </table:table-cell>
          <table:table-cell office:value-type="float" office:value="0.078418079096" calcext:value-type="float">
            <text:p>0.0784180791</text:p>
          </table:table-cell>
          <table:table-cell table:number-columns-repeated="80"/>
        </table:table-row>
        <table:table-row table:style-name="ro1">
          <table:table-cell office:value-type="float" office:value="-0.1062547935" calcext:value-type="float">
            <text:p>-0.1062547935</text:p>
          </table:table-cell>
          <table:table-cell office:value-type="float" office:value="43.751128" calcext:value-type="float">
            <text:p>43.751128</text:p>
          </table:table-cell>
          <table:table-cell office:value-type="float" office:value="-33.5696251332" calcext:value-type="float">
            <text:p>-33.5696251332</text:p>
          </table:table-cell>
          <table:table-cell/>
          <table:table-cell office:value-type="float" office:value="-33.5696251332" calcext:value-type="float">
            <text:p>-33.5696251332</text:p>
          </table:table-cell>
          <table:table-cell table:number-columns-repeated="2"/>
          <table:table-cell office:value-type="float" office:value="-33.5696251332" calcext:value-type="float">
            <text:p>-33.5696251332</text:p>
          </table:table-cell>
          <table:table-cell office:value-type="float" office:value="0.0314621191587" calcext:value-type="float">
            <text:p>0.0314621192</text:p>
          </table:table-cell>
          <table:table-cell table:number-columns-repeated="80"/>
        </table:table-row>
        <table:table-row table:style-name="ro1">
          <table:table-cell office:value-type="float" office:value="-0.1827526326" calcext:value-type="float">
            <text:p>-0.1827526326</text:p>
          </table:table-cell>
          <table:table-cell office:value-type="float" office:value="56.027202" calcext:value-type="float">
            <text:p>56.027202</text:p>
          </table:table-cell>
          <table:table-cell office:value-type="float" office:value="-40.4132662878" calcext:value-type="float">
            <text:p>-40.4132662878</text:p>
          </table:table-cell>
          <table:table-cell/>
          <table:table-cell office:value-type="float" office:value="-40.4132662878" calcext:value-type="float">
            <text:p>-40.4132662878</text:p>
          </table:table-cell>
          <table:table-cell table:number-columns-repeated="2"/>
          <table:table-cell office:value-type="float" office:value="-40.4132662878" calcext:value-type="float">
            <text:p>-40.4132662878</text:p>
          </table:table-cell>
          <table:table-cell office:value-type="float" office:value="0.0962295333345" calcext:value-type="float">
            <text:p>0.0962295333</text:p>
          </table:table-cell>
          <table:table-cell table:number-columns-repeated="80"/>
        </table:table-row>
        <table:table-row table:style-name="ro1">
          <table:table-cell office:value-type="float" office:value="-0.1629941146" calcext:value-type="float">
            <text:p>-0.1629941146</text:p>
          </table:table-cell>
          <table:table-cell office:value-type="float" office:value="54.398441" calcext:value-type="float">
            <text:p>54.398441</text:p>
          </table:table-cell>
          <table:table-cell office:value-type="float" office:value="-36.653973248" calcext:value-type="float">
            <text:p>-36.653973248</text:p>
          </table:table-cell>
          <table:table-cell/>
          <table:table-cell office:value-type="float" office:value="-36.653973248" calcext:value-type="float">
            <text:p>-36.653973248</text:p>
          </table:table-cell>
          <table:table-cell table:number-columns-repeated="2"/>
          <table:table-cell office:value-type="float" office:value="-36.653973248" calcext:value-type="float">
            <text:p>-36.653973248</text:p>
          </table:table-cell>
          <table:table-cell office:value-type="float" office:value="0.0830813460222" calcext:value-type="float">
            <text:p>0.083081346</text:p>
          </table:table-cell>
          <table:table-cell table:number-columns-repeated="80"/>
        </table:table-row>
        <table:table-row table:style-name="ro1">
          <table:table-cell office:value-type="float" office:value="-0.2009299066" calcext:value-type="float">
            <text:p>-0.2009299066</text:p>
          </table:table-cell>
          <table:table-cell office:value-type="float" office:value="47.634752" calcext:value-type="float">
            <text:p>47.634752</text:p>
          </table:table-cell>
          <table:table-cell office:value-type="float" office:value="-31.3145985094" calcext:value-type="float">
            <text:p>-31.3145985094</text:p>
          </table:table-cell>
          <table:table-cell/>
          <table:table-cell office:value-type="float" office:value="-31.3145985094" calcext:value-type="float">
            <text:p>-31.3145985094</text:p>
          </table:table-cell>
          <table:table-cell table:number-columns-repeated="2"/>
          <table:table-cell office:value-type="float" office:value="-31.3145985094" calcext:value-type="float">
            <text:p>-31.3145985094</text:p>
          </table:table-cell>
          <table:table-cell office:value-type="float" office:value="0.120162978814" calcext:value-type="float">
            <text:p>0.1201629788</text:p>
          </table:table-cell>
          <table:table-cell table:number-columns-repeated="80"/>
        </table:table-row>
        <table:table-row table:style-name="ro1">
          <table:table-cell office:value-type="float" office:value="-0.152856657" calcext:value-type="float">
            <text:p>-0.152856657</text:p>
          </table:table-cell>
          <table:table-cell office:value-type="float" office:value="55.668784" calcext:value-type="float">
            <text:p>55.668784</text:p>
          </table:table-cell>
          <table:table-cell office:value-type="float" office:value="-35.8745998452" calcext:value-type="float">
            <text:p>-35.8745998452</text:p>
          </table:table-cell>
          <table:table-cell/>
          <table:table-cell office:value-type="float" office:value="-35.8745998452" calcext:value-type="float">
            <text:p>-35.8745998452</text:p>
          </table:table-cell>
          <table:table-cell table:number-columns-repeated="2"/>
          <table:table-cell office:value-type="float" office:value="-35.8745998452" calcext:value-type="float">
            <text:p>-35.8745998452</text:p>
          </table:table-cell>
          <table:table-cell office:value-type="float" office:value="0.0976240946219" calcext:value-type="float">
            <text:p>0.0976240946</text:p>
          </table:table-cell>
          <table:table-cell table:number-columns-repeated="80"/>
        </table:table-row>
        <table:table-row table:style-name="ro1">
          <table:table-cell office:value-type="float" office:value="-0.1606037523" calcext:value-type="float">
            <text:p>-0.1606037523</text:p>
          </table:table-cell>
          <table:table-cell office:value-type="float" office:value="53.597421" calcext:value-type="float">
            <text:p>53.597421</text:p>
          </table:table-cell>
          <table:table-cell office:value-type="float" office:value="-36.8905833571" calcext:value-type="float">
            <text:p>-36.8905833571</text:p>
          </table:table-cell>
          <table:table-cell/>
          <table:table-cell office:value-type="float" office:value="-36.8905833571" calcext:value-type="float">
            <text:p>-36.8905833571</text:p>
          </table:table-cell>
          <table:table-cell table:number-columns-repeated="2"/>
          <table:table-cell office:value-type="float" office:value="-36.8905833571" calcext:value-type="float">
            <text:p>-36.8905833571</text:p>
          </table:table-cell>
          <table:table-cell office:value-type="float" office:value="0.136502672853" calcext:value-type="float">
            <text:p>0.1365026729</text:p>
          </table:table-cell>
          <table:table-cell table:number-columns-repeated="80"/>
        </table:table-row>
        <table:table-row table:style-name="ro1" table:number-rows-repeated="2">
          <table:table-cell table:number-columns-repeated="89"/>
        </table:table-row>
        <table:table-row table:style-name="ro1">
          <table:table-cell table:number-columns-repeated="7"/>
          <table:table-cell office:value-type="string" calcext:value-type="string">
            <text:p>PD_whole_tree_norm</text:p>
          </table:table-cell>
          <table:table-cell office:value-type="string" calcext:value-type="string">
            <text:p>Bacteroidete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pca1_L3</text:p>
          </table:table-cell>
          <table:table-cell office:value-type="string" calcext:value-type="string">
            <text:p>PD_whole_tree_2510</text:p>
          </table:table-cell>
          <table:table-cell office:value-type="string" calcext:value-type="string">
            <text:p>PD_whole_tree_norm</text:p>
          </table:table-cell>
          <table:table-cell table:number-columns-repeated="4"/>
          <table:table-cell office:value-type="float" office:value="-37.7530931259" calcext:value-type="float">
            <text:p>-37.7530931259</text:p>
          </table:table-cell>
          <table:table-cell office:value-type="float" office:value="0.0647988284261" calcext:value-type="float">
            <text:p>0.0647988284</text:p>
          </table:table-cell>
          <table:table-cell table:number-columns-repeated="80"/>
        </table:table-row>
        <table:table-row table:style-name="ro1">
          <table:table-cell office:value-type="float" office:value="-0.1184902648" calcext:value-type="float">
            <text:p>-0.1184902648</text:p>
          </table:table-cell>
          <table:table-cell office:value-type="float" office:value="53.420071" calcext:value-type="float">
            <text:p>53.420071</text:p>
          </table:table-cell>
          <table:table-cell office:value-type="float" office:value="-37.7530931259" calcext:value-type="float">
            <text:p>-37.7530931259</text:p>
          </table:table-cell>
          <table:table-cell table:number-columns-repeated="4"/>
          <table:table-cell office:value-type="float" office:value="-34.2476699544" calcext:value-type="float">
            <text:p>-34.2476699544</text:p>
          </table:table-cell>
          <table:table-cell office:value-type="float" office:value="0.0384632514153" calcext:value-type="float">
            <text:p>0.0384632514</text:p>
          </table:table-cell>
          <table:table-cell table:number-columns-repeated="80"/>
        </table:table-row>
        <table:table-row table:style-name="ro1">
          <table:table-cell office:value-type="float" office:value="-0.150447765" calcext:value-type="float">
            <text:p>-0.150447765</text:p>
          </table:table-cell>
          <table:table-cell office:value-type="float" office:value="46.111076" calcext:value-type="float">
            <text:p>46.111076</text:p>
          </table:table-cell>
          <table:table-cell office:value-type="float" office:value="-34.2476699544" calcext:value-type="float">
            <text:p>-34.2476699544</text:p>
          </table:table-cell>
          <table:table-cell table:number-columns-repeated="4"/>
          <table:table-cell office:value-type="float" office:value="-37.7084701021" calcext:value-type="float">
            <text:p>-37.7084701021</text:p>
          </table:table-cell>
          <table:table-cell office:value-type="float" office:value="0.0528290055071" calcext:value-type="float">
            <text:p>0.0528290055</text:p>
          </table:table-cell>
          <table:table-cell table:number-columns-repeated="80"/>
        </table:table-row>
        <table:table-row table:style-name="ro1">
          <table:table-cell office:value-type="float" office:value="-0.1623632855" calcext:value-type="float">
            <text:p>-0.1623632855</text:p>
          </table:table-cell>
          <table:table-cell office:value-type="float" office:value="54.32961" calcext:value-type="float">
            <text:p>54.32961</text:p>
          </table:table-cell>
          <table:table-cell office:value-type="float" office:value="-37.7084701021" calcext:value-type="float">
            <text:p>-37.7084701021</text:p>
          </table:table-cell>
          <table:table-cell table:number-columns-repeated="4"/>
          <table:table-cell office:value-type="float" office:value="-33.5140845481" calcext:value-type="float">
            <text:p>-33.5140845481</text:p>
          </table:table-cell>
          <table:table-cell office:value-type="float" office:value="0.0459942409645" calcext:value-type="float">
            <text:p>0.045994241</text:p>
          </table:table-cell>
          <table:table-cell table:number-columns-repeated="80"/>
        </table:table-row>
        <table:table-row table:style-name="ro1">
          <table:table-cell office:value-type="float" office:value="-0.1728538859" calcext:value-type="float">
            <text:p>-0.1728538859</text:p>
          </table:table-cell>
          <table:table-cell office:value-type="float" office:value="51.441517" calcext:value-type="float">
            <text:p>51.441517</text:p>
          </table:table-cell>
          <table:table-cell office:value-type="float" office:value="-33.5140845481" calcext:value-type="float">
            <text:p>-33.5140845481</text:p>
          </table:table-cell>
          <table:table-cell table:number-columns-repeated="4"/>
          <table:table-cell office:value-type="float" office:value="-42.2899438482" calcext:value-type="float">
            <text:p>-42.2899438482</text:p>
          </table:table-cell>
          <table:table-cell office:value-type="float" office:value="0.117121045098" calcext:value-type="float">
            <text:p>0.1171210451</text:p>
          </table:table-cell>
          <table:table-cell table:number-columns-repeated="80"/>
        </table:table-row>
        <table:table-row table:style-name="ro1">
          <table:table-cell office:value-type="float" office:value="-0.1846149128" calcext:value-type="float">
            <text:p>-0.1846149128</text:p>
          </table:table-cell>
          <table:table-cell office:value-type="float" office:value="62.101873" calcext:value-type="float">
            <text:p>62.101873</text:p>
          </table:table-cell>
          <table:table-cell office:value-type="float" office:value="-42.2899438482" calcext:value-type="float">
            <text:p>-42.2899438482</text:p>
          </table:table-cell>
          <table:table-cell table:number-columns-repeated="4"/>
          <table:table-cell office:value-type="float" office:value="-38.2475473979" calcext:value-type="float">
            <text:p>-38.2475473979</text:p>
          </table:table-cell>
          <table:table-cell office:value-type="float" office:value="0.107822262941" calcext:value-type="float">
            <text:p>0.1078222629</text:p>
          </table:table-cell>
          <table:table-cell table:number-columns-repeated="80"/>
        </table:table-row>
        <table:table-row table:style-name="ro1">
          <table:table-cell office:value-type="float" office:value="-0.1368112076" calcext:value-type="float">
            <text:p>-0.1368112076</text:p>
          </table:table-cell>
          <table:table-cell office:value-type="float" office:value="52.738632" calcext:value-type="float">
            <text:p>52.738632</text:p>
          </table:table-cell>
          <table:table-cell office:value-type="float" office:value="-38.2475473979" calcext:value-type="float">
            <text:p>-38.2475473979</text:p>
          </table:table-cell>
          <table:table-cell table:number-columns-repeated="4"/>
          <table:table-cell office:value-type="float" office:value="-33.5696251332" calcext:value-type="float">
            <text:p>-33.5696251332</text:p>
          </table:table-cell>
          <table:table-cell office:value-type="float" office:value="0.357489085866" calcext:value-type="float">
            <text:p>0.3574890859</text:p>
          </table:table-cell>
          <table:table-cell table:number-columns-repeated="80"/>
        </table:table-row>
        <table:table-row table:style-name="ro1">
          <table:table-cell office:value-type="float" office:value="0.0453873483" calcext:value-type="float">
            <text:p>0.0453873483</text:p>
          </table:table-cell>
          <table:table-cell office:value-type="float" office:value="43.751128" calcext:value-type="float">
            <text:p>43.751128</text:p>
          </table:table-cell>
          <table:table-cell office:value-type="float" office:value="-33.5696251332" calcext:value-type="float">
            <text:p>-33.5696251332</text:p>
          </table:table-cell>
          <table:table-cell table:number-columns-repeated="4"/>
          <table:table-cell office:value-type="float" office:value="-40.4132662878" calcext:value-type="float">
            <text:p>-40.4132662878</text:p>
          </table:table-cell>
          <table:table-cell office:value-type="float" office:value="0.111911130799" calcext:value-type="float">
            <text:p>0.1119111308</text:p>
          </table:table-cell>
          <table:table-cell table:number-columns-repeated="80"/>
        </table:table-row>
        <table:table-row table:style-name="ro1">
          <table:table-cell office:value-type="float" office:value="-0.1485541602" calcext:value-type="float">
            <text:p>-0.1485541602</text:p>
          </table:table-cell>
          <table:table-cell office:value-type="float" office:value="56.027202" calcext:value-type="float">
            <text:p>56.027202</text:p>
          </table:table-cell>
          <table:table-cell office:value-type="float" office:value="-40.4132662878" calcext:value-type="float">
            <text:p>-40.4132662878</text:p>
          </table:table-cell>
          <table:table-cell table:number-columns-repeated="4"/>
          <table:table-cell office:value-type="float" office:value="-36.653973248" calcext:value-type="float">
            <text:p>-36.653973248</text:p>
          </table:table-cell>
          <table:table-cell office:value-type="float" office:value="0.0737487512195" calcext:value-type="float">
            <text:p>0.0737487512</text:p>
          </table:table-cell>
          <table:table-cell table:number-columns-repeated="80"/>
        </table:table-row>
        <table:table-row table:style-name="ro1">
          <table:table-cell office:value-type="float" office:value="-0.1367810965" calcext:value-type="float">
            <text:p>-0.1367810965</text:p>
          </table:table-cell>
          <table:table-cell office:value-type="float" office:value="54.398441" calcext:value-type="float">
            <text:p>54.398441</text:p>
          </table:table-cell>
          <table:table-cell office:value-type="float" office:value="-36.653973248" calcext:value-type="float">
            <text:p>-36.653973248</text:p>
          </table:table-cell>
          <table:table-cell table:number-columns-repeated="4"/>
          <table:table-cell office:value-type="float" office:value="-31.3145985094" calcext:value-type="float">
            <text:p>-31.3145985094</text:p>
          </table:table-cell>
          <table:table-cell office:value-type="float" office:value="0.0648859649381" calcext:value-type="float">
            <text:p>0.0648859649</text:p>
          </table:table-cell>
          <table:table-cell table:number-columns-repeated="80"/>
        </table:table-row>
        <table:table-row table:style-name="ro1">
          <table:table-cell office:value-type="float" office:value="-0.2257962679" calcext:value-type="float">
            <text:p>-0.2257962679</text:p>
          </table:table-cell>
          <table:table-cell office:value-type="float" office:value="47.634752" calcext:value-type="float">
            <text:p>47.634752</text:p>
          </table:table-cell>
          <table:table-cell office:value-type="float" office:value="-31.3145985094" calcext:value-type="float">
            <text:p>-31.3145985094</text:p>
          </table:table-cell>
          <table:table-cell table:number-columns-repeated="4"/>
          <table:table-cell office:value-type="float" office:value="-35.8745998452" calcext:value-type="float">
            <text:p>-35.8745998452</text:p>
          </table:table-cell>
          <table:table-cell office:value-type="float" office:value="0.121156674423" calcext:value-type="float">
            <text:p>0.1211566744</text:p>
          </table:table-cell>
          <table:table-cell table:number-columns-repeated="80"/>
        </table:table-row>
        <table:table-row table:style-name="ro1">
          <table:table-cell office:value-type="float" office:value="-0.1492770975" calcext:value-type="float">
            <text:p>-0.1492770975</text:p>
          </table:table-cell>
          <table:table-cell office:value-type="float" office:value="55.668784" calcext:value-type="float">
            <text:p>55.668784</text:p>
          </table:table-cell>
          <table:table-cell office:value-type="float" office:value="-35.8745998452" calcext:value-type="float">
            <text:p>-35.8745998452</text:p>
          </table:table-cell>
          <table:table-cell table:number-columns-repeated="4"/>
          <table:table-cell office:value-type="float" office:value="-36.8905833571" calcext:value-type="float">
            <text:p>-36.8905833571</text:p>
          </table:table-cell>
          <table:table-cell office:value-type="float" office:value="0.0339403565971" calcext:value-type="float">
            <text:p>0.0339403566</text:p>
          </table:table-cell>
          <table:table-cell table:number-columns-repeated="80"/>
        </table:table-row>
        <table:table-row table:style-name="ro1">
          <table:table-cell office:value-type="float" office:value="-0.1880055969" calcext:value-type="float">
            <text:p>-0.1880055969</text:p>
          </table:table-cell>
          <table:table-cell office:value-type="float" office:value="53.597421" calcext:value-type="float">
            <text:p>53.597421</text:p>
          </table:table-cell>
          <table:table-cell office:value-type="float" office:value="-36.8905833571" calcext:value-type="float">
            <text:p>-36.8905833571</text:p>
          </table:table-cell>
          <table:table-cell table:number-columns-repeated="86"/>
        </table:table-row>
      </table:table>
      <table:named-expressions/>
      <table:database-ranges>
        <table:database-range table:name="__Anonymous_Sheet_DB__1" table:target-range-address="Sheet1.AZ2:Sheet1.BM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1:03:54.952498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26:25.611327863</meta:creation-date>
    <meta:generator>LibreOffice/5.1.6.2$Linux_X86_64 LibreOffice_project/10m0$Build-2</meta:generator>
    <dc:date>2017-05-02T21:05:58.781990945</dc:date>
    <meta:editing-duration>PT5H9M59S</meta:editing-duration>
    <meta:editing-cycles>12</meta:editing-cycles>
    <meta:document-statistic meta:table-count="2" meta:cell-count="14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00001" chart:maximum="10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777cm" svg:height="9cm" xlink:href=".." xlink:type="simple" chart:class="chart:scatter" chart:style-name="ch1">
        <chart:legend chart:legend-position="bottom" svg:x="2.255cm" svg:y="8.217cm" style:legend-expansion="wide" chart:style-name="ch2"/>
        <chart:plot-area chart:style-name="ch3" table:cell-range-address="Sheet1.K2:Sheet1.K13 Sheet1.Z1:Sheet1.AA13" chart:data-source-has-labels="row" svg:x="1.186cm" svg:y="0.18cm" svg:width="7.416cm" svg:height="6.876cm">
          <chartooo:coordinate-region svg:x="1.477cm" svg:y="0.379cm" svg:width="6.885cm" svg:height="6.03cm"/>
          <chart:axis chart:dimension="x" chart:name="primary-x" chart:style-name="ch4">
            <chart:title svg:x="3.567cm" svg:y="7.236cm" chart:style-name="ch5">
              <text:p>PCA_Phyla_level</text:p>
            </chart:title>
          </chart:axis>
          <chart:axis chart:dimension="y" chart:name="primary-y" chart:style-name="ch6">
            <chart:title svg:x="0.451cm" svg:y="5.885cm" chart:style-name="ch7">
              <text:p>Relative Abundance of Phylum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Z2:Sheet1.Z13" chart:label-cell-address="Sheet1.Z1:Sheet1.Z1" chart:class="chart:scatter">
            <chart:domain table:cell-range-address="Sheet1.K2:Sheet1.K13"/>
            <chart:data-point chart:repeated="12"/>
          </chart:series>
          <chart:series chart:attached-axis="primary-y" chart:style-name="ch11" chart:values-cell-range-address="Sheet1.AA2:Sheet1.AA13" chart:label-cell-address="Sheet1.AA1:Sheet1.AA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AL15</text:p>
                <draw:g>
                  <svg:desc>Sheet1.Z1:Sheet1.Z1</svg:desc>
                </draw:g>
              </table:table-cell>
              <table:table-cell office:value-type="string">
                <text:p>Bacteroidetes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006654406">
                <text:p>-0.1006654406</text:p>
                <draw:g>
                  <svg:desc>Sheet1.K2:Sheet1.K13</svg:desc>
                </draw:g>
              </table:table-cell>
              <table:table-cell office:value-type="float" office:value="0.00000630631893157">
                <text:p>0.00000630631893157</text:p>
                <draw:g>
                  <svg:desc>Sheet1.Z2:Sheet1.Z13</svg:desc>
                </draw:g>
              </table:table-cell>
              <table:table-cell office:value-type="float" office:value="0.0647988284261">
                <text:p>0.0647988284261</text:p>
                <draw:g>
                  <svg:desc>Sheet1.AA2:Sheet1.A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31846155">
                <text:p>-0.0931846155</text:p>
              </table:table-cell>
              <table:table-cell office:value-type="float" office:value="0">
                <text:p>0</text:p>
              </table:table-cell>
              <table:table-cell office:value-type="float" office:value="0.0384632514153">
                <text:p>0.0384632514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79286555">
                <text:p>-0.1079286555</text:p>
              </table:table-cell>
              <table:table-cell office:value-type="float" office:value="0.0000186261747425">
                <text:p>0.0000186261747425</text:p>
              </table:table-cell>
              <table:table-cell office:value-type="float" office:value="0.0528290055071">
                <text:p>0.0528290055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4024201">
                <text:p>-0.144024201</text:p>
              </table:table-cell>
              <table:table-cell office:value-type="float" office:value="0.0000296025189052">
                <text:p>0.0000296025189052</text:p>
              </table:table-cell>
              <table:table-cell office:value-type="float" office:value="0.0459942409645">
                <text:p>0.0459942409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24555973">
                <text:p>-0.0724555973</text:p>
              </table:table-cell>
              <table:table-cell office:value-type="float" office:value="0.0000045702920051">
                <text:p>0.0000045702920051</text:p>
              </table:table-cell>
              <table:table-cell office:value-type="float" office:value="0.117121045098">
                <text:p>0.117121045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24872695">
                <text:p>-0.0724872695</text:p>
              </table:table-cell>
              <table:table-cell office:value-type="float" office:value="0.00000244312108719">
                <text:p>0.00000244312108719</text:p>
              </table:table-cell>
              <table:table-cell office:value-type="float" office:value="0.107822262941">
                <text:p>0.10782226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58410599">
                <text:p>0.1458410599</text:p>
              </table:table-cell>
              <table:table-cell office:value-type="float" office:value="0">
                <text:p>0</text:p>
              </table:table-cell>
              <table:table-cell office:value-type="float" office:value="0.357489085866">
                <text:p>0.357489085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66003781">
                <text:p>-0.0766003781</text:p>
              </table:table-cell>
              <table:table-cell office:value-type="float" office:value="0">
                <text:p>0</text:p>
              </table:table-cell>
              <table:table-cell office:value-type="float" office:value="0.111911130799">
                <text:p>0.111911130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6209846">
                <text:p>-0.126209846</text:p>
              </table:table-cell>
              <table:table-cell office:value-type="float" office:value="0.0000133872616858">
                <text:p>0.0000133872616858</text:p>
              </table:table-cell>
              <table:table-cell office:value-type="float" office:value="0.0737487512195">
                <text:p>0.0737487512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41367732">
                <text:p>-0.1141367732</text:p>
              </table:table-cell>
              <table:table-cell office:value-type="float" office:value="0.00000786008266842">
                <text:p>0.00000786008266842</text:p>
              </table:table-cell>
              <table:table-cell office:value-type="float" office:value="0.0648859649381">
                <text:p>0.0648859649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31055779">
                <text:p>-0.0831055779</text:p>
              </table:table-cell>
              <table:table-cell office:value-type="float" office:value="0.00000828563340215">
                <text:p>0.00000828563340215</text:p>
              </table:table-cell>
              <table:table-cell office:value-type="float" office:value="0.121156674423">
                <text:p>0.121156674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10999533">
                <text:p>-0.1710999533</text:p>
              </table:table-cell>
              <table:table-cell office:value-type="float" office:value="0.0000195064859066">
                <text:p>0.0000195064859066</text:p>
              </table:table-cell>
              <table:table-cell office:value-type="float" office:value="0.0339403565971">
                <text:p>0.0339403565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10.51cm" xlink:href=".." xlink:type="simple" chart:class="chart:scatter" chart:style-name="ch1">
        <chart:legend chart:legend-position="end" svg:x="12.207cm" svg:y="4.458cm" style:legend-expansion="high" chart:style-name="ch2"/>
        <chart:plot-area chart:style-name="ch3" table:cell-range-address="Sheet1.L2:Sheet1.L13 Sheet1.AC1:Sheet1.AE13" chart:data-source-has-labels="row" svg:x="1.331cm" svg:y="0.21cm" svg:width="10.556cm" svg:height="9.109cm">
          <chartooo:coordinate-region svg:x="1.715cm" svg:y="0.409cm" svg:width="9.931cm" svg:height="8.263cm"/>
          <chart:axis chart:dimension="x" chart:name="primary-x" chart:style-name="ch4">
            <chart:title svg:x="5.295cm" svg:y="9.529cm" chart:style-name="ch5">
              <text:p>PC1_Class_level</text:p>
            </chart:title>
          </chart:axis>
          <chart:axis chart:dimension="y" chart:name="primary-y" chart:style-name="ch6">
            <chart:title svg:x="0.451cm" svg:y="6.898cm" chart:style-name="ch7">
              <text:p>Relative Abundance of Class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Sheet1.AC2:Sheet1.AC13" chart:label-cell-address="Sheet1.AC1:Sheet1.AC1" chart:class="chart:scatter">
            <chart:domain table:cell-range-address="Sheet1.L2:Sheet1.L13 Sheet1.AC2:Sheet1.AC13 Sheet1.AE2:Sheet1.AE12"/>
            <chart:data-point chart:repeated="35"/>
          </chart:series>
          <chart:series chart:attached-axis="primary-y" chart:style-name="ch12" chart:values-cell-range-address="Sheet1.AD2:Sheet1.AD13" chart:label-cell-address="Sheet1.AD1:Sheet1.AD1" chart:class="chart:scatter">
            <chart:data-point chart:repeated="35"/>
          </chart:series>
          <chart:series chart:attached-axis="primary-y" chart:style-name="ch13" chart:values-cell-range-address="Sheet1.AE2:Sheet1.AE13" chart:label-cell-address="Sheet1.AE1:Sheet1.AE1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 Column AC Column AE</text:p>
              </table:table-cell>
              <table:table-cell office:value-type="string">
                <text:p>Alphaproteobacteria</text:p>
                <draw:g>
                  <svg:desc>Sheet1.AC1:Sheet1.AC1</svg:desc>
                </draw:g>
              </table:table-cell>
              <table:table-cell office:value-type="string">
                <text:p>TK10</text:p>
                <draw:g>
                  <svg:desc>Sheet1.AD1:Sheet1.AD1</svg:desc>
                </draw:g>
              </table:table-cell>
              <table:table-cell office:value-type="string">
                <text:p>Ktedonobacteria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84902648">
                <text:p>-0.1184902648</text:p>
                <draw:g>
                  <svg:desc>Sheet1.L2:Sheet1.L13 Sheet1.AC2:Sheet1.AC13 Sheet1.AE2:Sheet1.AE12</svg:desc>
                </draw:g>
              </table:table-cell>
              <table:table-cell office:value-type="float" office:value="0.0714786215788">
                <text:p>0.0714786215788</text:p>
                <draw:g>
                  <svg:desc>Sheet1.AC2:Sheet1.AC13</svg:desc>
                </draw:g>
              </table:table-cell>
              <table:table-cell office:value-type="float" office:value="0.00149389688468">
                <text:p>0.00149389688468</text:p>
                <draw:g>
                  <svg:desc>Sheet1.AD2:Sheet1.AD13</svg:desc>
                </draw:g>
              </table:table-cell>
              <table:table-cell office:value-type="float" office:value="0.00000560561682806">
                <text:p>0.00000560561682806</text:p>
                <draw:g>
                  <svg:desc>Sheet1.AE2:Sheet1.A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0447765">
                <text:p>-0.150447765</text:p>
              </table:table-cell>
              <table:table-cell office:value-type="float" office:value="0.0924914775655">
                <text:p>0.0924914775655</text:p>
              </table:table-cell>
              <table:table-cell office:value-type="float" office:value="0.00278673108808">
                <text:p>0.00278673108808</text:p>
              </table:table-cell>
              <table:table-cell office:value-type="float" office:value="0.0000788937568316">
                <text:p>0.0000788937568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23632855">
                <text:p>-0.1623632855</text:p>
              </table:table-cell>
              <table:table-cell office:value-type="float" office:value="0.0863819897308">
                <text:p>0.0863819897308</text:p>
              </table:table-cell>
              <table:table-cell office:value-type="float" office:value="0.00271424757498">
                <text:p>0.00271424757498</text:p>
              </table:table-cell>
              <table:table-cell office:value-type="float" office:value="0.000114861410912">
                <text:p>0.000114861410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28538859">
                <text:p>-0.1728538859</text:p>
              </table:table-cell>
              <table:table-cell office:value-type="float" office:value="0.0875696331979">
                <text:p>0.0875696331979</text:p>
              </table:table-cell>
              <table:table-cell office:value-type="float" office:value="0.00201028014747">
                <text:p>0.00201028014747</text:p>
              </table:table-cell>
              <table:table-cell office:value-type="float" office:value="0.00000807341424689">
                <text:p>0.00000807341424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46149128">
                <text:p>-0.1846149128</text:p>
              </table:table-cell>
              <table:table-cell office:value-type="float" office:value="0.109373486091">
                <text:p>0.109373486091</text:p>
              </table:table-cell>
              <table:table-cell office:value-type="float" office:value="0.0019752802046">
                <text:p>0.0019752802046</text:p>
              </table:table-cell>
              <table:table-cell office:value-type="float" office:value="0.0000429607448479">
                <text:p>0.0000429607448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368112076">
                <text:p>-0.1368112076</text:p>
              </table:table-cell>
              <table:table-cell office:value-type="float" office:value="0.078418079096">
                <text:p>0.078418079096</text:p>
              </table:table-cell>
              <table:table-cell office:value-type="float" office:value="0.00200702397313">
                <text:p>0.00200702397313</text:p>
              </table:table-cell>
              <table:table-cell office:value-type="float" office:value="0.00000855092380516">
                <text:p>0.0000085509238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3873483">
                <text:p>0.0453873483</text:p>
              </table:table-cell>
              <table:table-cell office:value-type="float" office:value="0.0314621191587">
                <text:p>0.0314621191587</text:p>
              </table:table-cell>
              <table:table-cell office:value-type="float" office:value="0.000278259966897">
                <text:p>0.000278259966897</text:p>
              </table:table-cell>
              <table:table-cell office:value-type="float" office:value="0.00000576704594606">
                <text:p>0.00000576704594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85541602">
                <text:p>-0.1485541602</text:p>
              </table:table-cell>
              <table:table-cell office:value-type="float" office:value="0.0962295333345">
                <text:p>0.0962295333345</text:p>
              </table:table-cell>
              <table:table-cell office:value-type="float" office:value="0.00132554137631">
                <text:p>0.00132554137631</text:p>
              </table:table-cell>
              <table:table-cell office:value-type="float" office:value="0.0000159019531006">
                <text:p>0.0000159019531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367810965">
                <text:p>-0.1367810965</text:p>
              </table:table-cell>
              <table:table-cell office:value-type="float" office:value="0.0830813460222">
                <text:p>0.0830813460222</text:p>
              </table:table-cell>
              <table:table-cell office:value-type="float" office:value="0.00167340771073">
                <text:p>0.00167340771073</text:p>
              </table:table-cell>
              <table:table-cell office:value-type="float" office:value="0.00000167340771073">
                <text:p>0.00000167340771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57962679">
                <text:p>-0.2257962679</text:p>
              </table:table-cell>
              <table:table-cell office:value-type="float" office:value="0.120162978814">
                <text:p>0.120162978814</text:p>
              </table:table-cell>
              <table:table-cell office:value-type="float" office:value="0.00416093126259">
                <text:p>0.00416093126259</text:p>
              </table:table-cell>
              <table:table-cell office:value-type="float" office:value="0.000486342615108">
                <text:p>0.000486342615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92770975">
                <text:p>-0.1492770975</text:p>
              </table:table-cell>
              <table:table-cell office:value-type="float" office:value="0.0976240946219">
                <text:p>0.0976240946219</text:p>
              </table:table-cell>
              <table:table-cell office:value-type="float" office:value="0.00187945784339">
                <text:p>0.00187945784339</text:p>
              </table:table-cell>
              <table:table-cell office:value-type="float" office:value="0.000053856617114">
                <text:p>0.000053856617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880055969">
                <text:p>-0.1880055969</text:p>
              </table:table-cell>
              <table:table-cell office:value-type="float" office:value="0.136502672853">
                <text:p>0.136502672853</text:p>
              </table:table-cell>
              <table:table-cell office:value-type="float" office:value="0.00225996572432">
                <text:p>0.00225996572432</text:p>
              </table:table-cell>
              <table:table-cell office:value-type="float" office:value="0.000121683316846">
                <text:p>0.000121683316846</text:p>
              </table:table-cell>
            </table:table-row>
            <table:table-row>
              <table:table-cell office:value-type="string"/>
              <table:table-cell office:value-type="float" office:value="0.0714786215788">
                <text:p>0.071478621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4914775655">
                <text:p>0.092491477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3819897308">
                <text:p>0.086381989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5696331979">
                <text:p>0.08756963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9373486091">
                <text:p>0.10937348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8418079096">
                <text:p>0.07841807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4621191587">
                <text:p>0.03146211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2295333345">
                <text:p>0.096229533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30813460222">
                <text:p>0.08308134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0162978814">
                <text:p>0.12016297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6240946219">
                <text:p>0.097624094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502672853">
                <text:p>0.13650267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0560561682806">
                <text:p>0.0000056056168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88937568316">
                <text:p>0.000078893756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4861410912">
                <text:p>0.00011486141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0807341424689">
                <text:p>0.00000807341424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429607448479">
                <text:p>0.000042960744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0855092380516">
                <text:p>0.0000085509238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0576704594606">
                <text:p>0.0000057670459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159019531006">
                <text:p>0.000015901953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0167340771073">
                <text:p>0.0000016734077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486342615108">
                <text:p>0.00048634261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3856617114">
                <text:p>0.00005385661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68cm" svg:height="12.159cm" xlink:href=".." xlink:type="simple" chart:class="chart:scatter" chart:style-name="ch1">
        <chart:legend chart:legend-position="end" svg:x="10.724cm" svg:y="3.495cm" style:legend-expansion="high" chart:style-name="ch2"/>
        <chart:plot-area chart:style-name="ch3" table:cell-range-address="Sheet1.O2:Sheet1.O13 Sheet1.AV1:Sheet1.AX13" chart:data-source-has-labels="row" svg:x="1.336cm" svg:y="0.243cm" svg:width="9.063cm" svg:height="10.692cm">
          <chartooo:coordinate-region svg:x="1.72cm" svg:y="0.442cm" svg:width="8.386cm" svg:height="9.846cm"/>
          <chart:axis chart:dimension="x" chart:name="primary-x" chart:style-name="ch4">
            <chart:title svg:x="4.632cm" svg:y="11.178cm" chart:style-name="ch5">
              <text:p>PC1_OTU_level</text:p>
            </chart:title>
          </chart:axis>
          <chart:axis chart:dimension="y" chart:name="primary-y" chart:style-name="ch6">
            <chart:title svg:x="0.451cm" svg:y="6.414cm" chart:style-name="ch7">
              <text:p>OTU count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Sheet1.AV2:Sheet1.AV13" chart:label-cell-address="Sheet1.AV1:Sheet1.AV1" chart:class="chart:scatter">
            <chart:domain table:cell-range-address="Sheet1.O2:Sheet1.O13"/>
            <chart:data-point chart:repeated="12"/>
          </chart:series>
          <chart:series chart:attached-axis="primary-y" chart:style-name="ch12" chart:values-cell-range-address="Sheet1.AW2:Sheet1.AW13" chart:label-cell-address="Sheet1.AW1:Sheet1.AW1" chart:class="chart:scatter">
            <chart:data-point chart:repeated="12"/>
          </chart:series>
          <chart:series chart:attached-axis="primary-y" chart:style-name="ch13" chart:values-cell-range-address="Sheet1.AX2:Sheet1.AX13" chart:label-cell-address="Sheet1.AX1:Sheet1.AX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k__Bacteria; p__Actinobacteria; c__Acidimicrobiia; o__Acidimicrobiales; f__EB1017; g__; s__</text:p>
                <draw:g>
                  <svg:desc>Sheet1.AV1:Sheet1.AV1</svg:desc>
                </draw:g>
              </table:table-cell>
              <table:table-cell office:value-type="string">
                <text:p>k__Bacteria; p__Acidobacteria; c__Acidobacteria-6; o__iii1-15; f__; g__; s__</text:p>
                <draw:g>
                  <svg:desc>Sheet1.AW1:Sheet1.AW1</svg:desc>
                </draw:g>
              </table:table-cell>
              <table:table-cell office:value-type="string">
                <text:p>k__Bacteria; p__Acidobacteria; c__Acidobacteriia; o__Acidobacteriales; f__Koribacteraceae; g__; s__</text:p>
                <draw:g>
                  <svg:desc>Sheet1.AX1:Sheet1.A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88944987">
                <text:p>-0.1588944987</text:p>
                <draw:g>
                  <svg:desc>Sheet1.O2:Sheet1.O13</svg:desc>
                </draw:g>
              </table:table-cell>
              <table:table-cell office:value-type="float" office:value="0">
                <text:p>0</text:p>
                <draw:g>
                  <svg:desc>Sheet1.AV2:Sheet1.AV13</svg:desc>
                </draw:g>
              </table:table-cell>
              <table:table-cell office:value-type="float" office:value="0">
                <text:p>0</text:p>
                <draw:g>
                  <svg:desc>Sheet1.AW2:Sheet1.AW13</svg:desc>
                </draw:g>
              </table:table-cell>
              <table:table-cell office:value-type="float" office:value="0">
                <text:p>0</text:p>
                <draw:g>
                  <svg:desc>Sheet1.AX2:Sheet1.AX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34083502">
                <text:p>-0.17340835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8612254">
                <text:p>-0.17861225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682163966">
                <text:p>-0.16821639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3571503">
                <text:p>-0.199357150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9409743">
                <text:p>-0.18940974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62547935">
                <text:p>-0.1062547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27526326">
                <text:p>-0.182752632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29941146">
                <text:p>-0.162994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009299066">
                <text:p>-0.2009299066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52856657">
                <text:p>-0.152856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606037523">
                <text:p>-0.16060375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812cm" xlink:href=".." xlink:type="simple" chart:class="chart:scatter" chart:style-name="ch1">
        <chart:legend chart:legend-position="end" svg:x="12.049cm" svg:y="4.109cm" style:legend-expansion="high" chart:style-name="ch2"/>
        <chart:plot-area chart:style-name="ch3" table:cell-range-address="Sheet1.N2:Sheet1.N13 Sheet1.AM1:Sheet1.AM13 Sheet1.AO1:Sheet1.AO13 Sheet1.AQ1:Sheet1.AQ13" chart:data-source-has-labels="row" svg:x="1.331cm" svg:y="0.196cm" svg:width="10.398cm" svg:height="8.439cm">
          <chartooo:coordinate-region svg:x="1.622cm" svg:y="0.395cm" svg:width="10.013cm" svg:height="7.593cm"/>
          <chart:axis chart:dimension="x" chart:name="primary-x" chart:style-name="ch4">
            <chart:title svg:x="5.15cm" svg:y="8.831cm" chart:style-name="ch5">
              <text:p>PC1_Family_level</text:p>
            </chart:title>
          </chart:axis>
          <chart:axis chart:dimension="y" chart:name="primary-y" chart:style-name="ch6">
            <chart:title svg:x="0.451cm" svg:y="6.615cm" chart:style-name="ch7">
              <text:p>Relative Abundance of Famil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AM2:Sheet1.AM13" chart:label-cell-address="Sheet1.AM1:Sheet1.AM1" chart:class="chart:scatter">
            <chart:domain table:cell-range-address="Sheet1.N2:Sheet1.N13"/>
            <chart:data-point chart:repeated="12"/>
          </chart:series>
          <chart:series chart:attached-axis="primary-y" chart:style-name="ch11" chart:values-cell-range-address="Sheet1.AO2:Sheet1.AO13" chart:label-cell-address="Sheet1.AO1:Sheet1.AO1" chart:class="chart:scatter">
            <chart:data-point chart:repeated="12"/>
          </chart:series>
          <chart:series chart:attached-axis="primary-y" chart:style-name="ch12" chart:values-cell-range-address="Sheet1.AQ2:Sheet1.AQ13" chart:label-cell-address="Sheet1.AQ1:Sheet1.AQ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[Fimbriimonadaceae]</text:p>
                <draw:g>
                  <svg:desc>Sheet1.AM1:Sheet1.AM1</svg:desc>
                </draw:g>
              </table:table-cell>
              <table:table-cell office:value-type="string">
                <text:p>Xanthobacteraceae</text:p>
                <draw:g>
                  <svg:desc>Sheet1.AO1:Sheet1.AO1</svg:desc>
                </draw:g>
              </table:table-cell>
              <table:table-cell office:value-type="string">
                <text:p>Staphylococcaceae</text:p>
                <draw:g>
                  <svg:desc>Sheet1.AQ1:Sheet1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733717955">
                <text:p>-0.1733717955</text:p>
                <draw:g>
                  <svg:desc>Sheet1.N2:Sheet1.N13</svg:desc>
                </draw:g>
              </table:table-cell>
              <table:table-cell office:value-type="float" office:value="0.00010580601763">
                <text:p>0.00010580601763</text:p>
                <draw:g>
                  <svg:desc>Sheet1.AM2:Sheet1.AM13</svg:desc>
                </draw:g>
              </table:table-cell>
              <table:table-cell office:value-type="float" office:value="0.0000161161483807">
                <text:p>0.0000161161483807</text:p>
                <draw:g>
                  <svg:desc>Sheet1.AO2:Sheet1.AO13</svg:desc>
                </draw:g>
              </table:table-cell>
              <table:table-cell office:value-type="float" office:value="0.0000847849545244">
                <text:p>0.0000847849545244</text:p>
                <draw:g>
                  <svg:desc>Sheet1.AQ2:Sheet1.A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13026055">
                <text:p>-0.1813026055</text:p>
              </table:table-cell>
              <table:table-cell office:value-type="float" office:value="0.0000852561565761">
                <text:p>0.0000852561565761</text:p>
              </table:table-cell>
              <table:table-cell office:value-type="float" office:value="0.00013870031443">
                <text:p>0.00013870031443</text:p>
              </table:table-cell>
              <table:table-cell office:value-type="float" office:value="0.0000254495989779">
                <text:p>0.0000254495989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21293087">
                <text:p>-0.2021293087</text:p>
              </table:table-cell>
              <table:table-cell office:value-type="float" office:value="0.000166600785197">
                <text:p>0.000166600785197</text:p>
              </table:table-cell>
              <table:table-cell office:value-type="float" office:value="0.000121070135826">
                <text:p>0.000121070135826</text:p>
              </table:table-cell>
              <table:table-cell office:value-type="float" office:value="0.0000517393742847">
                <text:p>0.000051739374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29190491">
                <text:p>-0.2029190491</text:p>
              </table:table-cell>
              <table:table-cell office:value-type="float" office:value="0.000156086008773">
                <text:p>0.000156086008773</text:p>
              </table:table-cell>
              <table:table-cell office:value-type="float" office:value="0.0000538227616459">
                <text:p>0.0000538227616459</text:p>
              </table:table-cell>
              <table:table-cell office:value-type="float" office:value="0.0000188379665761">
                <text:p>0.0000188379665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386518152">
                <text:p>-0.2386518152</text:p>
              </table:table-cell>
              <table:table-cell office:value-type="float" office:value="0.000541122573403">
                <text:p>0.000541122573403</text:p>
              </table:table-cell>
              <table:table-cell office:value-type="float" office:value="0.000306209564341">
                <text:p>0.000306209564341</text:p>
              </table:table-cell>
              <table:table-cell office:value-type="float" office:value="0.0000164530512183">
                <text:p>0.0000164530512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084798732">
                <text:p>-0.2084798732</text:p>
              </table:table-cell>
              <table:table-cell office:value-type="float" office:value="0.00032615666514">
                <text:p>0.00032615666514</text:p>
              </table:table-cell>
              <table:table-cell office:value-type="float" office:value="0.00016979691556">
                <text:p>0.00016979691556</text:p>
              </table:table-cell>
              <table:table-cell office:value-type="float" office:value="0.00000732936326157">
                <text:p>0.00000732936326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47194901">
                <text:p>-0.0347194901</text:p>
              </table:table-cell>
              <table:table-cell office:value-type="float" office:value="0.000050461652028">
                <text:p>0.000050461652028</text:p>
              </table:table-cell>
              <table:table-cell office:value-type="float" office:value="0.0000490198905415">
                <text:p>0.0000490198905415</text:p>
              </table:table-cell>
              <table:table-cell office:value-type="float" office:value="0.0000360440371628">
                <text:p>0.0000360440371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029320255">
                <text:p>-0.2029320255</text:p>
              </table:table-cell>
              <table:table-cell office:value-type="float" office:value="0.000179464899278">
                <text:p>0.000179464899278</text:p>
              </table:table-cell>
              <table:table-cell office:value-type="float" office:value="0.000203317828929">
                <text:p>0.000203317828929</text:p>
              </table:table-cell>
              <table:table-cell office:value-type="float" office:value="0.0000022717075858">
                <text:p>0.0000022717075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86873238">
                <text:p>-0.1886873238</text:p>
              </table:table-cell>
              <table:table-cell office:value-type="float" office:value="0.000204155740709">
                <text:p>0.000204155740709</text:p>
              </table:table-cell>
              <table:table-cell office:value-type="float" office:value="0.000055222454454">
                <text:p>0.000055222454454</text:p>
              </table:table-cell>
              <table:table-cell office:value-type="float" office:value="0.0000702831238506">
                <text:p>0.0000702831238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617090825">
                <text:p>-0.2617090825</text:p>
              </table:table-cell>
              <table:table-cell office:value-type="float" office:value="0.000565925952126">
                <text:p>0.000565925952126</text:p>
              </table:table-cell>
              <table:table-cell office:value-type="float" office:value="0.000156219143035">
                <text:p>0.000156219143035</text:p>
              </table:table-cell>
              <table:table-cell office:value-type="float" office:value="0.00000589506200131">
                <text:p>0.00000589506200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880414056">
                <text:p>-0.1880414056</text:p>
              </table:table-cell>
              <table:table-cell office:value-type="float" office:value="0.000160188912442">
                <text:p>0.000160188912442</text:p>
              </table:table-cell>
              <table:table-cell office:value-type="float" office:value="0.0000276187780072">
                <text:p>0.0000276187780072</text:p>
              </table:table-cell>
              <table:table-cell office:value-type="float" office:value="0.000053856617114">
                <text:p>0.000053856617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4903403">
                <text:p>-0.224903403</text:p>
              </table:table-cell>
              <table:table-cell office:value-type="float" office:value="0.000237793352004">
                <text:p>0.000237793352004</text:p>
              </table:table-cell>
              <table:table-cell office:value-type="float" office:value="0.00013933204219">
                <text:p>0.00013933204219</text:p>
              </table:table-cell>
              <table:table-cell office:value-type="float" office:value="0.0000130043239377">
                <text:p>0.00001300432393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83cm" svg:height="11.235cm" xlink:href=".." xlink:type="simple" chart:class="chart:bar" chart:style-name="ch1">
        <chart:title svg:x="3.285cm" svg:y="0.36cm" chart:style-name="ch2">
          <text:p>Distribution of Orders in Alphaproteobactier</text:p>
        </chart:title>
        <chart:legend chart:legend-position="end" svg:x="11.618cm" svg:y="2.828cm" style:legend-expansion="high" chart:style-name="ch3"/>
        <chart:plot-area chart:style-name="ch4" table:cell-range-address="Sheet1.BA1:Sheet1.BL13" chart:data-source-has-labels="both" svg:x="0.305cm" svg:y="1.363cm" svg:width="11.008cm" svg:height="8.667cm">
          <chartooo:coordinate-region svg:x="1.667cm" svg:y="1.363cm" svg:width="9.314cm" svg:height="8.02cm"/>
          <chart:axis chart:dimension="x" chart:name="primary-x" chart:style-name="ch5" chartooo:axis-type="auto">
            <chartooo:date-scale/>
            <chart:categories table:cell-range-address="Sheet1.BA2:Sheet1.BA13"/>
          </chart:axis>
          <chart:axis chart:dimension="y" chart:name="primary-y" chart:style-name="ch6">
            <chart:title svg:x="3.701cm" svg:y="10.254cm" chart:style-name="ch7">
              <text:p>Relative abundance of order</text:p>
            </chart:title>
            <chart:grid chart:style-name="ch8" chart:class="major"/>
          </chart:axis>
          <chart:series chart:style-name="ch9" chart:values-cell-range-address="Sheet1.BB2:Sheet1.BB13" chart:label-cell-address="Sheet1.BB1:Sheet1.BB1" chart:class="chart:bar">
            <chart:data-point chart:repeated="12"/>
          </chart:series>
          <chart:series chart:style-name="ch10" chart:values-cell-range-address="Sheet1.BC2:Sheet1.BC13" chart:label-cell-address="Sheet1.BC1:Sheet1.BC1" chart:class="chart:bar">
            <chart:data-point chart:repeated="12"/>
          </chart:series>
          <chart:series chart:style-name="ch11" chart:values-cell-range-address="Sheet1.BD2:Sheet1.BD13" chart:label-cell-address="Sheet1.BD1:Sheet1.BD1" chart:class="chart:bar">
            <chart:data-point chart:repeated="12"/>
          </chart:series>
          <chart:series chart:style-name="ch12" chart:values-cell-range-address="Sheet1.BE2:Sheet1.BE13" chart:label-cell-address="Sheet1.BE1:Sheet1.BE1" chart:class="chart:bar">
            <chart:data-point chart:repeated="12"/>
          </chart:series>
          <chart:series chart:style-name="ch13" chart:values-cell-range-address="Sheet1.BF2:Sheet1.BF13" chart:label-cell-address="Sheet1.BF1:Sheet1.BF1" chart:class="chart:bar">
            <chart:data-point chart:repeated="12"/>
          </chart:series>
          <chart:series chart:style-name="ch14" chart:values-cell-range-address="Sheet1.BG2:Sheet1.BG13" chart:label-cell-address="Sheet1.BG1:Sheet1.BG1" chart:class="chart:bar">
            <chart:data-point chart:repeated="12"/>
          </chart:series>
          <chart:series chart:style-name="ch15" chart:values-cell-range-address="Sheet1.BH2:Sheet1.BH13" chart:label-cell-address="Sheet1.BH1:Sheet1.BH1" chart:class="chart:bar">
            <chart:data-point chart:repeated="12"/>
          </chart:series>
          <chart:series chart:style-name="ch16" chart:values-cell-range-address="Sheet1.BI2:Sheet1.BI13" chart:label-cell-address="Sheet1.BI1:Sheet1.BI1" chart:class="chart:bar">
            <chart:data-point chart:repeated="12"/>
          </chart:series>
          <chart:series chart:style-name="ch17" chart:values-cell-range-address="Sheet1.BJ2:Sheet1.BJ13" chart:label-cell-address="Sheet1.BJ1:Sheet1.BJ1" chart:class="chart:bar">
            <chart:data-point chart:repeated="12"/>
          </chart:series>
          <chart:series chart:style-name="ch18" chart:values-cell-range-address="Sheet1.BK2:Sheet1.BK13" chart:label-cell-address="Sheet1.BK1:Sheet1.BK1" chart:class="chart:bar">
            <chart:data-point chart:repeated="12"/>
          </chart:series>
          <chart:series chart:style-name="ch19" chart:values-cell-range-address="Sheet1.BL2:Sheet1.BL13" chart:label-cell-address="Sheet1.BL1:Sheet1.BL1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s</text:p>
                <draw:g>
                  <svg:desc>Sheet1.BB1:Sheet1.BB1</svg:desc>
                </draw:g>
              </table:table-cell>
              <table:table-cell office:value-type="string">
                <text:p>BD7-3</text:p>
                <draw:g>
                  <svg:desc>Sheet1.BC1:Sheet1.BC1</svg:desc>
                </draw:g>
              </table:table-cell>
              <table:table-cell office:value-type="string">
                <text:p>Caulobacterales</text:p>
                <draw:g>
                  <svg:desc>Sheet1.BD1:Sheet1.BD1</svg:desc>
                </draw:g>
              </table:table-cell>
              <table:table-cell office:value-type="string">
                <text:p>Ellin329</text:p>
                <draw:g>
                  <svg:desc>Sheet1.BE1:Sheet1.BE1</svg:desc>
                </draw:g>
              </table:table-cell>
              <table:table-cell office:value-type="string">
                <text:p>Kiloniellales</text:p>
                <draw:g>
                  <svg:desc>Sheet1.BF1:Sheet1.BF1</svg:desc>
                </draw:g>
              </table:table-cell>
              <table:table-cell office:value-type="string">
                <text:p>RF32</text:p>
                <draw:g>
                  <svg:desc>Sheet1.BG1:Sheet1.BG1</svg:desc>
                </draw:g>
              </table:table-cell>
              <table:table-cell office:value-type="string">
                <text:p>Rhizobiales</text:p>
                <draw:g>
                  <svg:desc>Sheet1.BH1:Sheet1.BH1</svg:desc>
                </draw:g>
              </table:table-cell>
              <table:table-cell office:value-type="string">
                <text:p>Rhodobacterales</text:p>
                <draw:g>
                  <svg:desc>Sheet1.BI1:Sheet1.BI1</svg:desc>
                </draw:g>
              </table:table-cell>
              <table:table-cell office:value-type="string">
                <text:p>Rhodospirillales</text:p>
                <draw:g>
                  <svg:desc>Sheet1.BJ1:Sheet1.BJ1</svg:desc>
                </draw:g>
              </table:table-cell>
              <table:table-cell office:value-type="string">
                <text:p>Rickettsiales</text:p>
                <draw:g>
                  <svg:desc>Sheet1.BK1:Sheet1.BK1</svg:desc>
                </draw:g>
              </table:table-cell>
              <table:table-cell office:value-type="string">
                <text:p>Sphingomonadales</text:p>
                <draw:g>
                  <svg:desc>Sheet1.BL1:Sheet1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_6</text:p>
                <draw:g>
                  <svg:desc>Sheet1.BA2:Sheet1.BA13</svg:desc>
                </draw:g>
              </table:table-cell>
              <table:table-cell office:value-type="float" office:value="0.00947631216711">
                <text:p>0.00947631216711</text:p>
                <draw:g>
                  <svg:desc>Sheet1.BB2:Sheet1.BB13</svg:desc>
                </draw:g>
              </table:table-cell>
              <table:table-cell office:value-type="float" office:value="0.000148359060366">
                <text:p>0.000148359060366</text:p>
                <draw:g>
                  <svg:desc>Sheet1.BC2:Sheet1.BC13</svg:desc>
                </draw:g>
              </table:table-cell>
              <table:table-cell office:value-type="float" office:value="0.00189722745409">
                <text:p>0.00189722745409</text:p>
                <draw:g>
                  <svg:desc>Sheet1.BD2:Sheet1.BD13</svg:desc>
                </draw:g>
              </table:table-cell>
              <table:table-cell office:value-type="float" office:value="0.00579484594729">
                <text:p>0.00579484594729</text:p>
                <draw:g>
                  <svg:desc>Sheet1.BE2:Sheet1.BE13</svg:desc>
                </draw:g>
              </table:table-cell>
              <table:table-cell office:value-type="float" office:value="0.0000019650206671">
                <text:p>0.0000019650206671</text:p>
                <draw:g>
                  <svg:desc>Sheet1.BF2:Sheet1.BF13</svg:desc>
                </draw:g>
              </table:table-cell>
              <table:table-cell office:value-type="float" office:value="0">
                <text:p>0</text:p>
                <draw:g>
                  <svg:desc>Sheet1.BG2:Sheet1.BG13</svg:desc>
                </draw:g>
              </table:table-cell>
              <table:table-cell office:value-type="float" office:value="0.074765106342">
                <text:p>0.074765106342</text:p>
                <draw:g>
                  <svg:desc>Sheet1.BH2:Sheet1.BH13</svg:desc>
                </draw:g>
              </table:table-cell>
              <table:table-cell office:value-type="float" office:value="0.00064157924781">
                <text:p>0.00064157924781</text:p>
                <draw:g>
                  <svg:desc>Sheet1.BI2:Sheet1.BI13</svg:desc>
                </draw:g>
              </table:table-cell>
              <table:table-cell office:value-type="float" office:value="0.022253859055">
                <text:p>0.022253859055</text:p>
                <draw:g>
                  <svg:desc>Sheet1.BJ2:Sheet1.BJ13</svg:desc>
                </draw:g>
              </table:table-cell>
              <table:table-cell office:value-type="float" office:value="0.001505205831">
                <text:p>0.001505205831</text:p>
                <draw:g>
                  <svg:desc>Sheet1.BK2:Sheet1.BK13</svg:desc>
                </draw:g>
              </table:table-cell>
              <table:table-cell office:value-type="float" office:value="0.00367851868882">
                <text:p>0.00367851868882</text:p>
                <draw:g>
                  <svg:desc>Sheet1.BL2:Sheet1.BL13</svg:desc>
                </draw:g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0.00292225736486">
                <text:p>0.00292225736486</text:p>
              </table:table-cell>
              <table:table-cell office:value-type="float" office:value="0.000185776056253">
                <text:p>0.000185776056253</text:p>
              </table:table-cell>
              <table:table-cell office:value-type="float" office:value="0.000566616971572">
                <text:p>0.000566616971572</text:p>
              </table:table-cell>
              <table:table-cell office:value-type="float" office:value="0.0014722752458">
                <text:p>0.0014722752458</text:p>
              </table:table-cell>
              <table:table-cell office:value-type="float" office:value="0.00000278664084379">
                <text:p>0.00000278664084379</text:p>
              </table:table-cell>
              <table:table-cell office:value-type="float" office:value="0">
                <text:p>0</text:p>
              </table:table-cell>
              <table:table-cell office:value-type="float" office:value="0.104442369945">
                <text:p>0.104442369945</text:p>
              </table:table-cell>
              <table:table-cell office:value-type="float" office:value="0.0018345385555">
                <text:p>0.0018345385555</text:p>
              </table:table-cell>
              <table:table-cell office:value-type="float" office:value="0.0180630059495">
                <text:p>0.0180630059495</text:p>
              </table:table-cell>
              <table:table-cell office:value-type="float" office:value="0.00194321754841">
                <text:p>0.00194321754841</text:p>
              </table:table-cell>
              <table:table-cell office:value-type="float" office:value="0.00506982857514">
                <text:p>0.00506982857514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0.00396518534362">
                <text:p>0.00396518534362</text:p>
              </table:table-cell>
              <table:table-cell office:value-type="float" office:value="0.000192866322615">
                <text:p>0.000192866322615</text:p>
              </table:table-cell>
              <table:table-cell office:value-type="float" office:value="0.00204749081828">
                <text:p>0.00204749081828</text:p>
              </table:table-cell>
              <table:table-cell office:value-type="float" office:value="0.00352095296073">
                <text:p>0.00352095296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6585827342">
                <text:p>0.0686585827342</text:p>
              </table:table-cell>
              <table:table-cell office:value-type="float" office:value="0.00201641283265">
                <text:p>0.00201641283265</text:p>
              </table:table-cell>
              <table:table-cell office:value-type="float" office:value="0.0134741348894">
                <text:p>0.0134741348894</text:p>
              </table:table-cell>
              <table:table-cell office:value-type="float" office:value="0.00147711837605">
                <text:p>0.00147711837605</text:p>
              </table:table-cell>
              <table:table-cell office:value-type="float" office:value="0.0140207418132">
                <text:p>0.0140207418132</text:p>
              </table:table-cell>
            </table:table-row>
            <table:table-row>
              <table:table-cell office:value-type="string">
                <text:p>2016_4</text:p>
              </table:table-cell>
              <table:table-cell office:value-type="float" office:value="0.00158508033047">
                <text:p>0.00158508033047</text:p>
              </table:table-cell>
              <table:table-cell office:value-type="float" office:value="0.000126483489868">
                <text:p>0.000126483489868</text:p>
              </table:table-cell>
              <table:table-cell office:value-type="float" office:value="0.00088000215291">
                <text:p>0.00088000215291</text:p>
              </table:table-cell>
              <table:table-cell office:value-type="float" office:value="0.00135902473156">
                <text:p>0.00135902473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142038268">
                <text:p>0.058142038268</text:p>
              </table:table-cell>
              <table:table-cell office:value-type="float" office:value="0.00126483489868">
                <text:p>0.00126483489868</text:p>
              </table:table-cell>
              <table:table-cell office:value-type="float" office:value="0.0178072606905">
                <text:p>0.0178072606905</text:p>
              </table:table-cell>
              <table:table-cell office:value-type="float" office:value="0.00163352081595">
                <text:p>0.00163352081595</text:p>
              </table:table-cell>
              <table:table-cell office:value-type="float" office:value="0.00477138781991">
                <text:p>0.00477138781991</text:p>
              </table:table-cell>
            </table:table-row>
            <table:table-row>
              <table:table-cell office:value-type="string">
                <text:p>2016_2</text:p>
              </table:table-cell>
              <table:table-cell office:value-type="float" office:value="0.00203853134682">
                <text:p>0.00203853134682</text:p>
              </table:table-cell>
              <table:table-cell office:value-type="float" office:value="0.000183157384968">
                <text:p>0.000183157384968</text:p>
              </table:table-cell>
              <table:table-cell office:value-type="float" office:value="0.000915786924839">
                <text:p>0.000915786924839</text:p>
              </table:table-cell>
              <table:table-cell office:value-type="float" office:value="0.00192160036093">
                <text:p>0.00192160036093</text:p>
              </table:table-cell>
              <table:table-cell office:value-type="float" office:value="0.00000620872491416">
                <text:p>0.00000620872491416</text:p>
              </table:table-cell>
              <table:table-cell office:value-type="float" office:value="0">
                <text:p>0</text:p>
              </table:table-cell>
              <table:table-cell office:value-type="float" office:value="0.0564362746823">
                <text:p>0.0564362746823</text:p>
              </table:table-cell>
              <table:table-cell office:value-type="float" office:value="0.000984082898895">
                <text:p>0.000984082898895</text:p>
              </table:table-cell>
              <table:table-cell office:value-type="float" office:value="0.0146163732354">
                <text:p>0.0146163732354</text:p>
              </table:table-cell>
              <table:table-cell office:value-type="float" office:value="0.00342721615262">
                <text:p>0.00342721615262</text:p>
              </table:table-cell>
              <table:table-cell office:value-type="float" office:value="0.00585275801909">
                <text:p>0.00585275801909</text:p>
              </table:table-cell>
            </table:table-row>
            <table:table-row>
              <table:table-cell office:value-type="string">
                <text:p>2016_3</text:p>
              </table:table-cell>
              <table:table-cell office:value-type="float" office:value="0.00134246634609">
                <text:p>0.00134246634609</text:p>
              </table:table-cell>
              <table:table-cell office:value-type="float" office:value="0.000165422393357">
                <text:p>0.000165422393357</text:p>
              </table:table-cell>
              <table:table-cell office:value-type="float" office:value="0.00102689131876">
                <text:p>0.00102689131876</text:p>
              </table:table-cell>
              <table:table-cell office:value-type="float" office:value="0.00118213387253">
                <text:p>0.00118213387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3805274938">
                <text:p>0.0683805274938</text:p>
              </table:table-cell>
              <table:table-cell office:value-type="float" office:value="0.000843654206119">
                <text:p>0.000843654206119</text:p>
              </table:table-cell>
              <table:table-cell office:value-type="float" office:value="0.0149376421201">
                <text:p>0.0149376421201</text:p>
              </table:table-cell>
              <table:table-cell office:value-type="float" office:value="0.000598065575982">
                <text:p>0.000598065575982</text:p>
              </table:table-cell>
              <table:table-cell office:value-type="float" office:value="0.00401467423877">
                <text:p>0.00401467423877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0.0027011164891">
                <text:p>0.0027011164891</text:p>
              </table:table-cell>
              <table:table-cell office:value-type="float" office:value="0.000215426468456">
                <text:p>0.000215426468456</text:p>
              </table:table-cell>
              <table:table-cell office:value-type="float" office:value="0.00061727968846">
                <text:p>0.00061727968846</text:p>
              </table:table-cell>
              <table:table-cell office:value-type="float" office:value="0.00227993012449">
                <text:p>0.00227993012449</text:p>
              </table:table-cell>
              <table:table-cell office:value-type="float" office:value="0.00000828563340215">
                <text:p>0.00000828563340215</text:p>
              </table:table-cell>
              <table:table-cell office:value-type="float" office:value="0">
                <text:p>0</text:p>
              </table:table-cell>
              <table:table-cell office:value-type="float" office:value="0.0675417216165">
                <text:p>0.0675417216165</text:p>
              </table:table-cell>
              <table:table-cell office:value-type="float" office:value="0.00201202797782">
                <text:p>0.00201202797782</text:p>
              </table:table-cell>
              <table:table-cell office:value-type="float" office:value="0.0150025202135">
                <text:p>0.0150025202135</text:p>
              </table:table-cell>
              <table:table-cell office:value-type="float" office:value="0.00233931049721">
                <text:p>0.00233931049721</text:p>
              </table:table-cell>
              <table:table-cell office:value-type="float" office:value="0.00490647591297">
                <text:p>0.00490647591297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0.00275330959399">
                <text:p>0.00275330959399</text:p>
              </table:table-cell>
              <table:table-cell office:value-type="float" office:value="0.0000976834261894">
                <text:p>0.0000976834261894</text:p>
              </table:table-cell>
              <table:table-cell office:value-type="float" office:value="0.00118015209082">
                <text:p>0.00118015209082</text:p>
              </table:table-cell>
              <table:table-cell office:value-type="float" office:value="0.00253863322713">
                <text:p>0.00253863322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4985603053">
                <text:p>0.0664985603053</text:p>
              </table:table-cell>
              <table:table-cell office:value-type="float" office:value="0.000853026198468">
                <text:p>0.000853026198468</text:p>
              </table:table-cell>
              <table:table-cell office:value-type="float" office:value="0.0133542330431">
                <text:p>0.0133542330431</text:p>
              </table:table-cell>
              <table:table-cell office:value-type="float" office:value="0.0012005974591">
                <text:p>0.0012005974591</text:p>
              </table:table-cell>
              <table:table-cell office:value-type="float" office:value="0.00775333799033">
                <text:p>0.00775333799033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0.00184699954191">
                <text:p>0.00184699954191</text:p>
              </table:table-cell>
              <table:table-cell office:value-type="float" office:value="0.00024797679035">
                <text:p>0.00024797679035</text:p>
              </table:table-cell>
              <table:table-cell office:value-type="float" office:value="0.00155382501145">
                <text:p>0.00155382501145</text:p>
              </table:table-cell>
              <table:table-cell office:value-type="float" office:value="0.0020119102153">
                <text:p>0.0020119102153</text:p>
              </table:table-cell>
              <table:table-cell office:value-type="float" office:value="0.00000122156054359">
                <text:p>0.00000122156054359</text:p>
              </table:table-cell>
              <table:table-cell office:value-type="float" office:value="0">
                <text:p>0</text:p>
              </table:table-cell>
              <table:table-cell office:value-type="float" office:value="0.0493388303558">
                <text:p>0.0493388303558</text:p>
              </table:table-cell>
              <table:table-cell office:value-type="float" office:value="0.000790349671706">
                <text:p>0.000790349671706</text:p>
              </table:table-cell>
              <table:table-cell office:value-type="float" office:value="0.0118760116048">
                <text:p>0.0118760116048</text:p>
              </table:table-cell>
              <table:table-cell office:value-type="float" office:value="0.00113727286609">
                <text:p>0.00113727286609</text:p>
              </table:table-cell>
              <table:table-cell office:value-type="float" office:value="0.00961368147809">
                <text:p>0.00961368147809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0.0018089537353">
                <text:p>0.0018089537353</text:p>
              </table:table-cell>
              <table:table-cell office:value-type="float" office:value="0.000143913063123">
                <text:p>0.000143913063123</text:p>
              </table:table-cell>
              <table:table-cell office:value-type="float" office:value="0.000714545092481">
                <text:p>0.000714545092481</text:p>
              </table:table-cell>
              <table:table-cell office:value-type="float" office:value="0.00208171919215">
                <text:p>0.00208171919215</text:p>
              </table:table-cell>
              <table:table-cell office:value-type="float" office:value="0.00000836703855364">
                <text:p>0.00000836703855364</text:p>
              </table:table-cell>
              <table:table-cell office:value-type="float" office:value="0">
                <text:p>0</text:p>
              </table:table-cell>
              <table:table-cell office:value-type="float" office:value="0.0564591027523">
                <text:p>0.0564591027523</text:p>
              </table:table-cell>
              <table:table-cell office:value-type="float" office:value="0.00149267967797">
                <text:p>0.00149267967797</text:p>
              </table:table-cell>
              <table:table-cell office:value-type="float" office:value="0.0108102138113">
                <text:p>0.0108102138113</text:p>
              </table:table-cell>
              <table:table-cell office:value-type="float" office:value="0.00173532379602">
                <text:p>0.00173532379602</text:p>
              </table:table-cell>
              <table:table-cell office:value-type="float" office:value="0.00782652786308">
                <text:p>0.00782652786308</text:p>
              </table:table-cell>
            </table:table-row>
            <table:table-row>
              <table:table-cell office:value-type="string">
                <text:p>2016_1</text:p>
              </table:table-cell>
              <table:table-cell office:value-type="float" office:value="0.00136917191025">
                <text:p>0.00136917191025</text:p>
              </table:table-cell>
              <table:table-cell office:value-type="float" office:value="0.0000574575724876">
                <text:p>0.0000574575724876</text:p>
              </table:table-cell>
              <table:table-cell office:value-type="float" office:value="0.00114354583292">
                <text:p>0.00114354583292</text:p>
              </table:table-cell>
              <table:table-cell office:value-type="float" office:value="0.00222823268915">
                <text:p>0.00222823268915</text:p>
              </table:table-cell>
              <table:table-cell office:value-type="float" office:value="0.0000175175525877">
                <text:p>0.0000175175525877</text:p>
              </table:table-cell>
              <table:table-cell office:value-type="float" office:value="0">
                <text:p>0</text:p>
              </table:table-cell>
              <table:table-cell office:value-type="float" office:value="0.0436670543885">
                <text:p>0.0436670543885</text:p>
              </table:table-cell>
              <table:table-cell office:value-type="float" office:value="0.00162282607172">
                <text:p>0.00162282607172</text:p>
              </table:table-cell>
              <table:table-cell office:value-type="float" office:value="0.0130281542105">
                <text:p>0.0130281542105</text:p>
              </table:table-cell>
              <table:table-cell office:value-type="float" office:value="0.000959261179702">
                <text:p>0.000959261179702</text:p>
              </table:table-cell>
              <table:table-cell office:value-type="float" office:value="0.00738540017097">
                <text:p>0.00738540017097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0.000759808303393">
                <text:p>0.000759808303393</text:p>
              </table:table-cell>
              <table:table-cell office:value-type="float" office:value="0.000162919047976">
                <text:p>0.000162919047976</text:p>
              </table:table-cell>
              <table:table-cell office:value-type="float" office:value="0.00206460244869">
                <text:p>0.00206460244869</text:p>
              </table:table-cell>
              <table:table-cell office:value-type="float" office:value="0.0015282671757">
                <text:p>0.0015282671757</text:p>
              </table:table-cell>
              <table:table-cell office:value-type="float" office:value="0.00000144176148651">
                <text:p>0.00000144176148651</text:p>
              </table:table-cell>
              <table:table-cell office:value-type="float" office:value="0.00000144176148651">
                <text:p>0.00000144176148651</text:p>
              </table:table-cell>
              <table:table-cell office:value-type="float" office:value="0.00838816832854">
                <text:p>0.00838816832854</text:p>
              </table:table-cell>
              <table:table-cell office:value-type="float" office:value="0.00166523451692">
                <text:p>0.00166523451692</text:p>
              </table:table-cell>
              <table:table-cell office:value-type="float" office:value="0.00162198167233">
                <text:p>0.00162198167233</text:p>
              </table:table-cell>
              <table:table-cell office:value-type="float" office:value="0.000945795535153">
                <text:p>0.000945795535153</text:p>
              </table:table-cell>
              <table:table-cell office:value-type="float" office:value="0.014322458607">
                <text:p>0.0143224586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6cm" svg:height="10.612cm" xlink:href=".." xlink:type="simple" chart:class="chart:bar" chart:style-name="ch1">
        <chart:title svg:x="3.301cm" svg:y="0.348cm" chart:style-name="ch2">
          <text:p>Distribution of Classes in Bacteroidetes</text:p>
        </chart:title>
        <chart:legend chart:legend-position="end" svg:x="11.305cm" svg:y="2.766cm" style:legend-expansion="high" chart:style-name="ch3"/>
        <chart:plot-area chart:style-name="ch4" table:cell-range-address="Sheet1.BN1:Sheet1.BX13" chart:data-source-has-labels="both" svg:x="0.292cm" svg:y="1.339cm" svg:width="10.721cm" svg:height="8.08cm">
          <chartooo:coordinate-region svg:x="1.654cm" svg:y="1.339cm" svg:width="9.119cm" svg:height="7.433cm"/>
          <chart:axis chart:dimension="x" chart:name="primary-x" chart:style-name="ch5" chartooo:axis-type="auto">
            <chartooo:date-scale/>
            <chart:categories table:cell-range-address="Sheet1.BN2:Sheet1.BN13"/>
          </chart:axis>
          <chart:axis chart:dimension="y" chart:name="primary-y" chart:style-name="ch6">
            <chart:title svg:x="3.518cm" svg:y="9.631cm" chart:style-name="ch7">
              <text:p>Relative abundance of Class</text:p>
            </chart:title>
            <chart:grid chart:style-name="ch8" chart:class="major"/>
          </chart:axis>
          <chart:series chart:style-name="ch9" chart:values-cell-range-address="Sheet1.BO2:Sheet1.BO13" chart:label-cell-address="Sheet1.BO1:Sheet1.BO1" chart:class="chart:bar">
            <chart:data-point chart:repeated="12"/>
          </chart:series>
          <chart:series chart:style-name="ch10" chart:values-cell-range-address="Sheet1.BP2:Sheet1.BP13" chart:label-cell-address="Sheet1.BP1:Sheet1.BP1" chart:class="chart:bar">
            <chart:data-point chart:repeated="12"/>
          </chart:series>
          <chart:series chart:style-name="ch11" chart:values-cell-range-address="Sheet1.BQ2:Sheet1.BQ13" chart:label-cell-address="Sheet1.BQ1:Sheet1.BQ1" chart:class="chart:bar">
            <chart:data-point chart:repeated="12"/>
          </chart:series>
          <chart:series chart:style-name="ch12" chart:values-cell-range-address="Sheet1.BR2:Sheet1.BR13" chart:label-cell-address="Sheet1.BR1:Sheet1.BR1" chart:class="chart:bar">
            <chart:data-point chart:repeated="12"/>
          </chart:series>
          <chart:series chart:style-name="ch13" chart:values-cell-range-address="Sheet1.BS2:Sheet1.BS13" chart:label-cell-address="Sheet1.BS1:Sheet1.BS1" chart:class="chart:bar">
            <chart:data-point chart:repeated="12"/>
          </chart:series>
          <chart:series chart:style-name="ch14" chart:values-cell-range-address="Sheet1.BT2:Sheet1.BT13" chart:label-cell-address="Sheet1.BT1:Sheet1.BT1" chart:class="chart:bar">
            <chart:data-point chart:repeated="12"/>
          </chart:series>
          <chart:series chart:style-name="ch15" chart:values-cell-range-address="Sheet1.BU2:Sheet1.BU13" chart:label-cell-address="Sheet1.BU1:Sheet1.BU1" chart:class="chart:bar">
            <chart:data-point chart:repeated="12"/>
          </chart:series>
          <chart:series chart:style-name="ch16" chart:values-cell-range-address="Sheet1.BV2:Sheet1.BV13" chart:label-cell-address="Sheet1.BV1:Sheet1.BV1" chart:class="chart:bar">
            <chart:data-point chart:repeated="12"/>
          </chart:series>
          <chart:series chart:style-name="ch17" chart:values-cell-range-address="Sheet1.BW2:Sheet1.BW13" chart:label-cell-address="Sheet1.BW1:Sheet1.BW1" chart:class="chart:bar">
            <chart:data-point chart:repeated="12"/>
          </chart:series>
          <chart:series chart:style-name="ch18" chart:values-cell-range-address="Sheet1.BX2:Sheet1.BX13" chart:label-cell-address="Sheet1.BX1:Sheet1.BX1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s</text:p>
                <draw:g>
                  <svg:desc>Sheet1.BO1:Sheet1.BO1</svg:desc>
                </draw:g>
              </table:table-cell>
              <table:table-cell office:value-type="string">
                <text:p>At12OctB3</text:p>
                <draw:g>
                  <svg:desc>Sheet1.BP1:Sheet1.BP1</svg:desc>
                </draw:g>
              </table:table-cell>
              <table:table-cell office:value-type="string">
                <text:p>BME43</text:p>
                <draw:g>
                  <svg:desc>Sheet1.BQ1:Sheet1.BQ1</svg:desc>
                </draw:g>
              </table:table-cell>
              <table:table-cell office:value-type="string">
                <text:p>Bacteroidia</text:p>
                <draw:g>
                  <svg:desc>Sheet1.BR1:Sheet1.BR1</svg:desc>
                </draw:g>
              </table:table-cell>
              <table:table-cell office:value-type="string">
                <text:p>Cytophagia</text:p>
                <draw:g>
                  <svg:desc>Sheet1.BS1:Sheet1.BS1</svg:desc>
                </draw:g>
              </table:table-cell>
              <table:table-cell office:value-type="string">
                <text:p>Flavobacteriia</text:p>
                <draw:g>
                  <svg:desc>Sheet1.BT1:Sheet1.BT1</svg:desc>
                </draw:g>
              </table:table-cell>
              <table:table-cell office:value-type="string">
                <text:p>Sphingobacteriia</text:p>
                <draw:g>
                  <svg:desc>Sheet1.BU1:Sheet1.BU1</svg:desc>
                </draw:g>
              </table:table-cell>
              <table:table-cell office:value-type="string">
                <text:p>VC2_1_Bac22</text:p>
                <draw:g>
                  <svg:desc>Sheet1.BV1:Sheet1.BV1</svg:desc>
                </draw:g>
              </table:table-cell>
              <table:table-cell office:value-type="string">
                <text:p>[Rhodothermi]</text:p>
                <draw:g>
                  <svg:desc>Sheet1.BW1:Sheet1.BW1</svg:desc>
                </draw:g>
              </table:table-cell>
              <table:table-cell office:value-type="string">
                <text:p>[Saprospirae]</text:p>
                <draw:g>
                  <svg:desc>Sheet1.BX1:Sheet1.B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_6</text:p>
                <draw:g>
                  <svg:desc>Sheet1.BN2:Sheet1.BN13</svg:desc>
                </draw:g>
              </table:table-cell>
              <table:table-cell office:value-type="float" office:value="0">
                <text:p>0</text:p>
                <draw:g>
                  <svg:desc>Sheet1.BO2:Sheet1.BO13</svg:desc>
                </draw:g>
              </table:table-cell>
              <table:table-cell office:value-type="float" office:value="0.0000019650206671">
                <text:p>0.0000019650206671</text:p>
                <draw:g>
                  <svg:desc>Sheet1.BP2:Sheet1.BP13</svg:desc>
                </draw:g>
              </table:table-cell>
              <table:table-cell office:value-type="float" office:value="0">
                <text:p>0</text:p>
                <draw:g>
                  <svg:desc>Sheet1.BQ2:Sheet1.BQ13</svg:desc>
                </draw:g>
              </table:table-cell>
              <table:table-cell office:value-type="float" office:value="0.000019650206671">
                <text:p>0.000019650206671</text:p>
                <draw:g>
                  <svg:desc>Sheet1.BR2:Sheet1.BR13</svg:desc>
                </draw:g>
              </table:table-cell>
              <table:table-cell office:value-type="float" office:value="0.00842895615155">
                <text:p>0.00842895615155</text:p>
                <draw:g>
                  <svg:desc>Sheet1.BS2:Sheet1.BS13</svg:desc>
                </draw:g>
              </table:table-cell>
              <table:table-cell office:value-type="float" office:value="0.00618490254971">
                <text:p>0.00618490254971</text:p>
                <draw:g>
                  <svg:desc>Sheet1.BT2:Sheet1.BT13</svg:desc>
                </draw:g>
              </table:table-cell>
              <table:table-cell office:value-type="float" office:value="0.0115160036196">
                <text:p>0.0115160036196</text:p>
                <draw:g>
                  <svg:desc>Sheet1.BU2:Sheet1.BU13</svg:desc>
                </draw:g>
              </table:table-cell>
              <table:table-cell office:value-type="float" office:value="0.0000137551446697">
                <text:p>0.0000137551446697</text:p>
                <draw:g>
                  <svg:desc>Sheet1.BV2:Sheet1.BV13</svg:desc>
                </draw:g>
              </table:table-cell>
              <table:table-cell office:value-type="float" office:value="0">
                <text:p>0</text:p>
                <draw:g>
                  <svg:desc>Sheet1.BW2:Sheet1.BW13</svg:desc>
                </draw:g>
              </table:table-cell>
              <table:table-cell office:value-type="float" office:value="0.0387207322453">
                <text:p>0.0387207322453</text:p>
                <draw:g>
                  <svg:desc>Sheet1.BX2:Sheet1.BX13</svg:desc>
                </draw:g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0">
                <text:p>0</text:p>
              </table:table-cell>
              <table:table-cell office:value-type="float" office:value="0.0000204353661878">
                <text:p>0.0000204353661878</text:p>
              </table:table-cell>
              <table:table-cell office:value-type="float" office:value="0">
                <text:p>0</text:p>
              </table:table-cell>
              <table:table-cell office:value-type="float" office:value="0.0000603772182822">
                <text:p>0.0000603772182822</text:p>
              </table:table-cell>
              <table:table-cell office:value-type="float" office:value="0.00852990762286">
                <text:p>0.00852990762286</text:p>
              </table:table-cell>
              <table:table-cell office:value-type="float" office:value="0.00227297004826">
                <text:p>0.00227297004826</text:p>
              </table:table-cell>
              <table:table-cell office:value-type="float" office:value="0.00393380799116">
                <text:p>0.00393380799116</text:p>
              </table:table-cell>
              <table:table-cell office:value-type="float" office:value="0.00000835992253138">
                <text:p>0.00000835992253138</text:p>
              </table:table-cell>
              <table:table-cell office:value-type="float" office:value="0">
                <text:p>0</text:p>
              </table:table-cell>
              <table:table-cell office:value-type="float" office:value="0.0191144984279">
                <text:p>0.0191144984279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0">
                <text:p>0</text:p>
              </table:table-cell>
              <table:table-cell office:value-type="float" office:value="0.000124311942539">
                <text:p>0.000124311942539</text:p>
              </table:table-cell>
              <table:table-cell office:value-type="float" office:value="0.0000246795768275">
                <text:p>0.0000246795768275</text:p>
              </table:table-cell>
              <table:table-cell office:value-type="float" office:value="0.0000191952264214">
                <text:p>0.0000191952264214</text:p>
              </table:table-cell>
              <table:table-cell office:value-type="float" office:value="0.0193277648896">
                <text:p>0.0193277648896</text:p>
              </table:table-cell>
              <table:table-cell office:value-type="float" office:value="0.0059167000298">
                <text:p>0.0059167000298</text:p>
              </table:table-cell>
              <table:table-cell office:value-type="float" office:value="0.0201686986185">
                <text:p>0.0201686986185</text:p>
              </table:table-cell>
              <table:table-cell office:value-type="float" office:value="0.000121569767336">
                <text:p>0.000121569767336</text:p>
              </table:table-cell>
              <table:table-cell office:value-type="float" office:value="0.00000182811680204">
                <text:p>0.00000182811680204</text:p>
              </table:table-cell>
              <table:table-cell office:value-type="float" office:value="0.07141629693">
                <text:p>0.07141629693</text:p>
              </table:table-cell>
            </table:table-row>
            <table:table-row>
              <table:table-cell office:value-type="string">
                <text:p>2016_4</text:p>
              </table:table-cell>
              <table:table-cell office:value-type="float" office:value="0">
                <text:p>0</text:p>
              </table:table-cell>
              <table:table-cell office:value-type="float" office:value="0.0000161468284938">
                <text:p>0.0000161468284938</text:p>
              </table:table-cell>
              <table:table-cell office:value-type="float" office:value="0.0000161468284938">
                <text:p>0.0000161468284938</text:p>
              </table:table-cell>
              <table:table-cell office:value-type="float" office:value="0.0000188379665761">
                <text:p>0.0000188379665761</text:p>
              </table:table-cell>
              <table:table-cell office:value-type="float" office:value="0.0112731774267">
                <text:p>0.0112731774267</text:p>
              </table:table-cell>
              <table:table-cell office:value-type="float" office:value="0.00362227185877">
                <text:p>0.00362227185877</text:p>
              </table:table-cell>
              <table:table-cell office:value-type="float" office:value="0.00242740655023">
                <text:p>0.00242740655023</text:p>
              </table:table-cell>
              <table:table-cell office:value-type="float" office:value="0.0000107645523292">
                <text:p>0.0000107645523292</text:p>
              </table:table-cell>
              <table:table-cell office:value-type="float" office:value="0">
                <text:p>0</text:p>
              </table:table-cell>
              <table:table-cell office:value-type="float" office:value="0.0286094889529">
                <text:p>0.0286094889529</text:p>
              </table:table-cell>
            </table:table-row>
            <table:table-row>
              <table:table-cell office:value-type="string">
                <text:p>2016_2</text:p>
              </table:table-cell>
              <table:table-cell office:value-type="float" office:value="0.00000103478748569">
                <text:p>0.00000103478748569</text:p>
              </table:table-cell>
              <table:table-cell office:value-type="float" office:value="0.00000724351239986">
                <text:p>0.00000724351239986</text:p>
              </table:table-cell>
              <table:table-cell office:value-type="float" office:value="0.00000310436245708">
                <text:p>0.00000310436245708</text:p>
              </table:table-cell>
              <table:table-cell office:value-type="float" office:value="0.0000289740495994">
                <text:p>0.0000289740495994</text:p>
              </table:table-cell>
              <table:table-cell office:value-type="float" office:value="0.0188631410767">
                <text:p>0.0188631410767</text:p>
              </table:table-cell>
              <table:table-cell office:value-type="float" office:value="0.00422193294163">
                <text:p>0.00422193294163</text:p>
              </table:table-cell>
              <table:table-cell office:value-type="float" office:value="0.00405947130638">
                <text:p>0.00405947130638</text:p>
              </table:table-cell>
              <table:table-cell office:value-type="float" office:value="0.0000300088370851">
                <text:p>0.0000300088370851</text:p>
              </table:table-cell>
              <table:table-cell office:value-type="float" office:value="0">
                <text:p>0</text:p>
              </table:table-cell>
              <table:table-cell office:value-type="float" office:value="0.0256140946334">
                <text:p>0.0256140946334</text:p>
              </table:table-cell>
            </table:table-row>
            <table:table-row>
              <table:table-cell office:value-type="string">
                <text:p>2016_3</text:p>
              </table:table-cell>
              <table:table-cell office:value-type="float" office:value="0">
                <text:p>0</text:p>
              </table:table-cell>
              <table:table-cell office:value-type="float" office:value="0.0000203596791824">
                <text:p>0.0000203596791824</text:p>
              </table:table-cell>
              <table:table-cell office:value-type="float" office:value="0.00000763487969338">
                <text:p>0.00000763487969338</text:p>
              </table:table-cell>
              <table:table-cell office:value-type="float" office:value="0.0000458092781603">
                <text:p>0.0000458092781603</text:p>
              </table:table-cell>
              <table:table-cell office:value-type="float" office:value="0.0067505061289">
                <text:p>0.0067505061289</text:p>
              </table:table-cell>
              <table:table-cell office:value-type="float" office:value="0.00341406370289">
                <text:p>0.00341406370289</text:p>
              </table:table-cell>
              <table:table-cell office:value-type="float" office:value="0.0047883420477">
                <text:p>0.0047883420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4365356988">
                <text:p>0.0234365356988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0">
                <text:p>0</text:p>
              </table:table-cell>
              <table:table-cell office:value-type="float" office:value="0.0000207140835054">
                <text:p>0.0000207140835054</text:p>
              </table:table-cell>
              <table:table-cell office:value-type="float" office:value="0.00000276187780072">
                <text:p>0.00000276187780072</text:p>
              </table:table-cell>
              <table:table-cell office:value-type="float" office:value="0.000229235857459">
                <text:p>0.000229235857459</text:p>
              </table:table-cell>
              <table:table-cell office:value-type="float" office:value="0.031113934364">
                <text:p>0.031113934364</text:p>
              </table:table-cell>
              <table:table-cell office:value-type="float" office:value="0.00860048747143">
                <text:p>0.00860048747143</text:p>
              </table:table-cell>
              <table:table-cell office:value-type="float" office:value="0.0109439407853">
                <text:p>0.0109439407853</text:p>
              </table:table-cell>
              <table:table-cell office:value-type="float" office:value="0.0000248569002065">
                <text:p>0.0000248569002065</text:p>
              </table:table-cell>
              <table:table-cell office:value-type="float" office:value="0">
                <text:p>0</text:p>
              </table:table-cell>
              <table:table-cell office:value-type="float" office:value="0.0702207430832">
                <text:p>0.0702207430832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0">
                <text:p>0</text:p>
              </table:table-cell>
              <table:table-cell office:value-type="float" office:value="0.0000034075613787">
                <text:p>0.0000034075613787</text:p>
              </table:table-cell>
              <table:table-cell office:value-type="float" office:value="0">
                <text:p>0</text:p>
              </table:table-cell>
              <table:table-cell office:value-type="float" office:value="0.0000408907365444">
                <text:p>0.0000408907365444</text:p>
              </table:table-cell>
              <table:table-cell office:value-type="float" office:value="0.0271616717496">
                <text:p>0.0271616717496</text:p>
              </table:table-cell>
              <table:table-cell office:value-type="float" office:value="0.00618813146372">
                <text:p>0.00618813146372</text:p>
              </table:table-cell>
              <table:table-cell office:value-type="float" office:value="0.0167424849073">
                <text:p>0.0167424849073</text:p>
              </table:table-cell>
              <table:table-cell office:value-type="float" office:value="0.0000261246372367">
                <text:p>0.0000261246372367</text:p>
              </table:table-cell>
              <table:table-cell office:value-type="float" office:value="0.0000011358537929">
                <text:p>0.0000011358537929</text:p>
              </table:table-cell>
              <table:table-cell office:value-type="float" office:value="0.0617472838896">
                <text:p>0.0617472838896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0">
                <text:p>0</text:p>
              </table:table-cell>
              <table:table-cell office:value-type="float" office:value="0.0000549702244617">
                <text:p>0.0000549702244617</text:p>
              </table:table-cell>
              <table:table-cell office:value-type="float" office:value="0.00000122156054359">
                <text:p>0.00000122156054359</text:p>
              </table:table-cell>
              <table:table-cell office:value-type="float" office:value="0.0000232096503283">
                <text:p>0.0000232096503283</text:p>
              </table:table-cell>
              <table:table-cell office:value-type="float" office:value="0.0287323255459">
                <text:p>0.0287323255459</text:p>
              </table:table-cell>
              <table:table-cell office:value-type="float" office:value="0.00666605588639">
                <text:p>0.00666605588639</text:p>
              </table:table-cell>
              <table:table-cell office:value-type="float" office:value="0.0106116964422">
                <text:p>0.0106116964422</text:p>
              </table:table-cell>
              <table:table-cell office:value-type="float" office:value="0.0000940601618568">
                <text:p>0.0000940601618568</text:p>
              </table:table-cell>
              <table:table-cell office:value-type="float" office:value="0">
                <text:p>0</text:p>
              </table:table-cell>
              <table:table-cell office:value-type="float" office:value="0.0616387234692">
                <text:p>0.0616387234692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0">
                <text:p>0</text:p>
              </table:table-cell>
              <table:table-cell office:value-type="float" office:value="0.0000117138539751">
                <text:p>0.0000117138539751</text:p>
              </table:table-cell>
              <table:table-cell office:value-type="float" office:value="0.00000502022313218">
                <text:p>0.00000502022313218</text:p>
              </table:table-cell>
              <table:table-cell office:value-type="float" office:value="0.0000117138539751">
                <text:p>0.0000117138539751</text:p>
              </table:table-cell>
              <table:table-cell office:value-type="float" office:value="0.024609133794">
                <text:p>0.024609133794</text:p>
              </table:table-cell>
              <table:table-cell office:value-type="float" office:value="0.00436592071729">
                <text:p>0.00436592071729</text:p>
              </table:table-cell>
              <table:table-cell office:value-type="float" office:value="0.00819969778257">
                <text:p>0.00819969778257</text:p>
              </table:table-cell>
              <table:table-cell office:value-type="float" office:value="0.000036814969636">
                <text:p>0.000036814969636</text:p>
              </table:table-cell>
              <table:table-cell office:value-type="float" office:value="0.00000167340771073">
                <text:p>0.00000167340771073</text:p>
              </table:table-cell>
              <table:table-cell office:value-type="float" office:value="0.0365070626172">
                <text:p>0.0365070626172</text:p>
              </table:table-cell>
            </table:table-row>
            <table:table-row>
              <table:table-cell office:value-type="string">
                <text:p>2016_1</text:p>
              </table:table-cell>
              <table:table-cell office:value-type="float" office:value="0.00000280280841403">
                <text:p>0.00000280280841403</text:p>
              </table:table-cell>
              <table:table-cell office:value-type="float" office:value="0.0000147147441737">
                <text:p>0.0000147147441737</text:p>
              </table:table-cell>
              <table:table-cell office:value-type="float" office:value="0.00000210210631052">
                <text:p>0.00000210210631052</text:p>
              </table:table-cell>
              <table:table-cell office:value-type="float" office:value="0.0000252252757263">
                <text:p>0.0000252252757263</text:p>
              </table:table-cell>
              <table:table-cell office:value-type="float" office:value="0.0256050562664">
                <text:p>0.0256050562664</text:p>
              </table:table-cell>
              <table:table-cell office:value-type="float" office:value="0.00627548803902">
                <text:p>0.00627548803902</text:p>
              </table:table-cell>
              <table:table-cell office:value-type="float" office:value="0.00937679554914">
                <text:p>0.00937679554914</text:p>
              </table:table-cell>
              <table:table-cell office:value-type="float" office:value="0.000041341424107">
                <text:p>0.000041341424107</text:p>
              </table:table-cell>
              <table:table-cell office:value-type="float" office:value="0">
                <text:p>0</text:p>
              </table:table-cell>
              <table:table-cell office:value-type="float" office:value="0.0234553022128">
                <text:p>0.0234553022128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0">
                <text:p>0</text:p>
              </table:table-cell>
              <table:table-cell office:value-type="float" office:value="0.00112889924394">
                <text:p>0.00112889924394</text:p>
              </table:table-cell>
              <table:table-cell office:value-type="float" office:value="0">
                <text:p>0</text:p>
              </table:table-cell>
              <table:table-cell office:value-type="float" office:value="0.00218859393653">
                <text:p>0.00218859393653</text:p>
              </table:table-cell>
              <table:table-cell office:value-type="float" office:value="0.00922294822923">
                <text:p>0.00922294822923</text:p>
              </table:table-cell>
              <table:table-cell office:value-type="float" office:value="0.0271555775985">
                <text:p>0.0271555775985</text:p>
              </table:table-cell>
              <table:table-cell office:value-type="float" office:value="0.0297622823661">
                <text:p>0.0297622823661</text:p>
              </table:table-cell>
              <table:table-cell office:value-type="float" office:value="0.00000576704594606">
                <text:p>0.00000576704594606</text:p>
              </table:table-cell>
              <table:table-cell office:value-type="float" office:value="0.0000591122209471">
                <text:p>0.0000591122209471</text:p>
              </table:table-cell>
              <table:table-cell office:value-type="float" office:value="0.287965905224">
                <text:p>0.2879659052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68cm" svg:height="12.159cm" xlink:href=".." xlink:type="simple" chart:class="chart:scatter" chart:style-name="ch1">
        <chart:legend chart:legend-position="end" svg:x="10.724cm" svg:y="3.495cm" style:legend-expansion="high" chart:style-name="ch2"/>
        <chart:plot-area chart:style-name="ch3" table:cell-range-address="Sheet1.O2:Sheet1.O13 Sheet1.AV1:Sheet1.AX13" chart:data-source-has-labels="row" svg:x="1.336cm" svg:y="0.243cm" svg:width="9.063cm" svg:height="10.692cm">
          <chartooo:coordinate-region svg:x="1.72cm" svg:y="0.442cm" svg:width="8.386cm" svg:height="9.846cm"/>
          <chart:axis chart:dimension="x" chart:name="primary-x" chart:style-name="ch4">
            <chart:title svg:x="4.632cm" svg:y="11.178cm" chart:style-name="ch5">
              <text:p>PC1_OTU_level</text:p>
            </chart:title>
          </chart:axis>
          <chart:axis chart:dimension="y" chart:name="primary-y" chart:style-name="ch6">
            <chart:title svg:x="0.451cm" svg:y="6.414cm" chart:style-name="ch7">
              <text:p>OTU count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Sheet1.AV2:Sheet1.AV13" chart:label-cell-address="Sheet1.AV1:Sheet1.AV1" chart:class="chart:scatter">
            <chart:domain table:cell-range-address="Sheet1.O2:Sheet1.O13"/>
            <chart:data-point chart:repeated="12"/>
          </chart:series>
          <chart:series chart:attached-axis="primary-y" chart:style-name="ch12" chart:values-cell-range-address="Sheet1.AW2:Sheet1.AW13" chart:label-cell-address="Sheet1.AW1:Sheet1.AW1" chart:class="chart:scatter">
            <chart:data-point chart:repeated="12"/>
          </chart:series>
          <chart:series chart:attached-axis="primary-y" chart:style-name="ch13" chart:values-cell-range-address="Sheet1.AX2:Sheet1.AX13" chart:label-cell-address="Sheet1.AX1:Sheet1.AX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k__Bacteria; p__Actinobacteria; c__Acidimicrobiia; o__Acidimicrobiales; f__EB1017; g__; s__</text:p>
                <draw:g>
                  <svg:desc>Sheet1.AV1:Sheet1.AV1</svg:desc>
                </draw:g>
              </table:table-cell>
              <table:table-cell office:value-type="string">
                <text:p>k__Bacteria; p__Acidobacteria; c__Acidobacteria-6; o__iii1-15; f__; g__; s__</text:p>
                <draw:g>
                  <svg:desc>Sheet1.AW1:Sheet1.AW1</svg:desc>
                </draw:g>
              </table:table-cell>
              <table:table-cell office:value-type="string">
                <text:p>k__Bacteria; p__Acidobacteria; c__Acidobacteriia; o__Acidobacteriales; f__Koribacteraceae; g__; s__</text:p>
                <draw:g>
                  <svg:desc>Sheet1.AX1:Sheet1.A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88944987">
                <text:p>-0.1588944987</text:p>
                <draw:g>
                  <svg:desc>Sheet1.O2:Sheet1.O13</svg:desc>
                </draw:g>
              </table:table-cell>
              <table:table-cell office:value-type="float" office:value="0">
                <text:p>0</text:p>
                <draw:g>
                  <svg:desc>Sheet1.AV2:Sheet1.AV13</svg:desc>
                </draw:g>
              </table:table-cell>
              <table:table-cell office:value-type="float" office:value="0">
                <text:p>0</text:p>
                <draw:g>
                  <svg:desc>Sheet1.AW2:Sheet1.AW13</svg:desc>
                </draw:g>
              </table:table-cell>
              <table:table-cell office:value-type="float" office:value="0">
                <text:p>0</text:p>
                <draw:g>
                  <svg:desc>Sheet1.AX2:Sheet1.AX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34083502">
                <text:p>-0.17340835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8612254">
                <text:p>-0.17861225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682163966">
                <text:p>-0.16821639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3571503">
                <text:p>-0.199357150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9409743">
                <text:p>-0.18940974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62547935">
                <text:p>-0.1062547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27526326">
                <text:p>-0.182752632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29941146">
                <text:p>-0.162994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009299066">
                <text:p>-0.2009299066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52856657">
                <text:p>-0.152856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606037523">
                <text:p>-0.16060375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